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3pt"/>
    </style:style>
    <style:style style:name="co3" style:family="table-column">
      <style:table-column-properties fo:break-before="auto" style:column-width="50.94pt"/>
    </style:style>
    <style:style style:name="co4" style:family="table-column">
      <style:table-column-properties fo:break-before="auto" style:column-width="57.86pt"/>
    </style:style>
    <style:style style:name="co5" style:family="table-column">
      <style:table-column-properties fo:break-before="auto" style:column-width="39.6pt"/>
    </style:style>
    <style:style style:name="co6" style:family="table-column">
      <style:table-column-properties fo:break-before="auto" style:column-width="66.36pt"/>
    </style:style>
    <style:style style:name="co7" style:family="table-column">
      <style:table-column-properties fo:break-before="auto" style:column-width="71.74pt"/>
    </style:style>
    <style:style style:name="co8" style:family="table-column">
      <style:table-column-properties fo:break-before="auto" style:column-width="100.6pt"/>
    </style:style>
    <style:style style:name="co9" style:family="table-column">
      <style:table-column-properties fo:break-before="auto" style:column-width="53.29pt"/>
    </style:style>
    <style:style style:name="co10" style:family="table-column">
      <style:table-column-properties fo:break-before="auto" style:column-width="64.06pt"/>
    </style:style>
    <style:style style:name="co11" style:family="table-column">
      <style:table-column-properties fo:break-before="auto" style:column-width="81.04pt"/>
    </style:style>
    <style:style style:name="co12" style:family="table-column">
      <style:table-column-properties fo:break-before="auto" style:column-width="86.46pt"/>
    </style:style>
    <style:style style:name="co13" style:family="table-column">
      <style:table-column-properties fo:break-before="auto" style:column-width="75.06pt"/>
    </style:style>
    <style:style style:name="co14" style:family="table-column">
      <style:table-column-properties fo:break-before="auto" style:column-width="87.45pt"/>
    </style:style>
    <style:style style:name="co15" style:family="table-column">
      <style:table-column-properties fo:break-before="auto" style:column-width="76.65pt"/>
    </style:style>
    <style:style style:name="co16" style:family="table-column">
      <style:table-column-properties fo:break-before="auto" style:column-width="75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61"/>
    <style:style style:name="ce1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cc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 fo:border="0.06pt solid #000000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ffcc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6"/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2"/>
        <table:table-column table:style-name="co1" table:number-columns-repeated="2" table:default-cell-style-name="ce6"/>
        <table:table-column table:style-name="co10" table:default-cell-style-name="ce6"/>
        <table:table-column table:style-name="co1" table:default-cell-style-name="ce6"/>
        <table:table-column table:style-name="co11" table:default-cell-style-name="ce16"/>
        <table:table-column table:style-name="co12" table:number-columns-repeated="2" table:default-cell-style-name="ce16"/>
        <table:table-column table:style-name="co13" table:number-columns-repeated="2" table:default-cell-style-name="Default"/>
        <table:table-row table:style-name="ro1">
          <table:table-cell/>
          <table:table-cell table:style-name="Default" table:number-columns-repeated="9"/>
          <table:table-cell table:style-name="ce9" office:value-type="float" office:value="0.00005138888955116" calcext:value-type="float">
            <text:p>5.14E-05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 table:number-columns-repeated="17"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z lens</text:p>
          </table:table-cell>
          <table:table-cell table:style-name="ce5" office:value-type="string" calcext:value-type="string">
            <text:p>Ds (Mpc)</text:p>
          </table:table-cell>
          <table:table-cell table:style-name="ce5" office:value-type="string" calcext:value-type="string">
            <text:p>Dd (Mpc)</text:p>
          </table:table-cell>
          <table:table-cell table:style-name="ce5" office:value-type="string" calcext:value-type="string">
            <text:p>Dds (Mpc)</text:p>
          </table:table-cell>
          <table:table-cell table:style-name="ce5" office:value-type="string" calcext:value-type="string">
            <text:p>Sigma</text:p>
          </table:table-cell>
          <table:table-cell table:style-name="ce5" office:value-type="string" calcext:value-type="string">
            <text:p>Ring (Rad)</text:p>
          </table:table-cell>
          <table:table-cell table:style-name="ce5" office:value-type="string" calcext:value-type="string">
            <text:p>Ring (arcsec)</text:p>
          </table:table-cell>
          <table:table-cell table:style-name="ce5" office:value-type="string" calcext:value-type="string">
            <text:p>CD_2(rad/px)</text:p>
          </table:table-cell>
          <table:table-cell table:style-name="ce5" office:value-type="string" calcext:value-type="string">
            <text:p>CD2_2(degree/pix)</text:p>
          </table:table-cell>
          <table:table-cell table:style-name="ce5" office:value-type="string" calcext:value-type="string">
            <text:p>arcsec/pixel</text:p>
          </table:table-cell>
          <table:table-cell table:style-name="ce5" office:value-type="string" calcext:value-type="string">
            <text:p>Ring(pixels)</text:p>
          </table:table-cell>
          <table:table-cell table:style-name="ce5" office:value-type="string" calcext:value-type="string">
            <text:p>Diameter</text:p>
          </table:table-cell>
          <table:table-cell/>
          <table:table-cell table:style-name="ce15" office:value-type="string" calcext:value-type="string">
            <text:p>Scale(kpc/pix)</text:p>
          </table:table-cell>
          <table:table-cell table:style-name="ce15" office:value-type="string" calcext:value-type="string">
            <text:p>Pix per 10kpc</text:p>
          </table:table-cell>
          <table:table-cell table:style-name="ce15" office:value-type="string" calcext:value-type="string">
            <text:p>Ring(kpc)</text:p>
          </table:table-cell>
          <table:table-cell office:value-type="string" calcext:value-type="string">
            <text:p>Rad in color im</text:p>
          </table:table-cell>
          <table:table-cell office:value-type="string" calcext:value-type="string">
            <text:p>line in color im</text:p>
          </table:table-cell>
        </table:table-row>
        <table:table-row table:style-name="ro1">
          <table:table-cell table:number-columns-repeated="10"/>
          <table:table-cell table:style-name="ce6"/>
          <table:table-cell table:style-name="ce14"/>
          <table:table-cell table:number-columns-repeated="8"/>
        </table:table-row>
        <table:table-row table:style-name="ro1">
          <table:table-cell/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]*300000/70" office:value-type="float" office:value="540" calcext:value-type="float">
            <text:p>540</text:p>
          </table:table-cell>
          <table:table-cell table:formula="of:=[.D5]-[.E5]" office:value-type="float" office:value="3745.71428571428" calcext:value-type="float">
            <text:p>3745.7142857143</text:p>
          </table:table-cell>
          <table:table-cell office:value-type="float" office:value="762" calcext:value-type="float">
            <text:p>762</text:p>
          </table:table-cell>
          <table:table-cell table:formula="of:=4*3.141592*([.G5]/300000)^2*([.F5]/[.D5])" office:value-type="float" office:value="0.0000708579591354112" calcext:value-type="float">
            <text:p>0.000070858</text:p>
          </table:table-cell>
          <table:table-cell table:formula="of:=[.H5]*180/(3.141592)*3600" office:value-type="float" office:value="14.6155062528" calcext:value-type="float">
            <text:p>14.6155062528</text:p>
          </table:table-cell>
          <table:table-cell table:formula="of:=[.K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]*3600" office:value-type="float" office:value="0.185000002384176" calcext:value-type="float">
            <text:p>0.1850000024</text:p>
          </table:table-cell>
          <table:table-cell table:formula="of:=[.I5]/[.L5]" office:value-type="float" office:value="79.0027354834788" calcext:value-type="float">
            <text:p>79.0027354835</text:p>
          </table:table-cell>
          <table:table-cell table:formula="of:=[.M5]*2" office:value-type="float" office:value="158.005470966958" calcext:value-type="float">
            <text:p>158.005470967</text:p>
          </table:table-cell>
          <table:table-cell office:value-type="string" calcext:value-type="string">
            <text:p>A1033</text:p>
          </table:table-cell>
          <table:table-cell table:formula="of:=[.E5]*1000*[.J5]" office:value-type="float" office:value="0.484328772908424" calcext:value-type="float">
            <text:p>0.4843287729</text:p>
          </table:table-cell>
          <table:table-cell table:formula="of:=1/[.P5]*10" office:value-type="float" office:value="20.6471317818873" calcext:value-type="float">
            <text:p>20.6471317819</text:p>
          </table:table-cell>
          <table:table-cell table:formula="of:=[.M5]*[.P5]" office:value-type="float" office:value="38.2632979331221" calcext:value-type="float">
            <text:p>38.2632979331</text:p>
          </table:table-cell>
          <table:table-cell table:formula="of:=[.N5]*0.581" office:value-type="float" office:value="91.8011786318023" calcext:value-type="float">
            <text:p>91.8011786318</text:p>
          </table:table-cell>
          <table:table-cell table:formula="of:=[.Q5]*0.581" office:value-type="float" office:value="11.9959835652765" calcext:value-type="float">
            <text:p>11.9959835653</text:p>
          </table:table-cell>
        </table:table-row>
        <table:table-row table:style-name="ro1">
          <table:table-cell/>
          <table:table-cell table:style-name="ce7" office:value-type="string" calcext:value-type="string">
            <text:p>A1068</text:p>
          </table:table-cell>
          <table:table-cell table:style-name="ce7" office:value-type="float" office:value="0.138" calcext:value-type="float">
            <text:p>0.138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C6]*300000/70" office:value-type="float" office:value="591.428571428571" calcext:value-type="float">
            <text:p>591.4285714286</text:p>
          </table:table-cell>
          <table:table-cell table:style-name="ce7" table:formula="of:=[.D6]-[.E6]" office:value-type="float" office:value="3694.28571428571" calcext:value-type="float">
            <text:p>3694.2857142857</text:p>
          </table:table-cell>
          <table:table-cell table:style-name="ce7" office:value-type="float" office:value="740" calcext:value-type="float">
            <text:p>740</text:p>
          </table:table-cell>
          <table:table-cell table:style-name="ce7" table:formula="of:=4*3.141592*([.G6]/300000)^2*([.F6]/[.D6])" office:value-type="float" office:value="0.0000659079751853511" calcext:value-type="float">
            <text:p>0.000065908</text:p>
          </table:table-cell>
          <table:table-cell table:style-name="ce7" table:formula="of:=[.H6]*180/(3.141592)*3600" office:value-type="float" office:value="13.59449856" calcext:value-type="float">
            <text:p>13.59449856</text:p>
          </table:table-cell>
          <table:table-cell table:style-name="ce7" table:formula="of:=[.K6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K6]*3600" office:value-type="float" office:value="0.185000002384176" calcext:value-type="float">
            <text:p>0.1850000024</text:p>
          </table:table-cell>
          <table:table-cell table:style-name="ce7" table:formula="of:=[.I6]/[.L6]" office:value-type="float" office:value="73.4837750529824" calcext:value-type="float">
            <text:p>73.483775053</text:p>
          </table:table-cell>
          <table:table-cell table:style-name="ce7" table:formula="of:=[.M6]*2" office:value-type="float" office:value="146.967550105965" calcext:value-type="float">
            <text:p>146.967550106</text:p>
          </table:table-cell>
          <table:table-cell table:style-name="ce7" office:value-type="string" calcext:value-type="string">
            <text:p>A1068</text:p>
          </table:table-cell>
          <table:table-cell table:style-name="ce7" table:formula="of:=[.E6]*1000*[.J6]" office:value-type="float" office:value="0.530455322709226" calcext:value-type="float">
            <text:p>0.5304553227</text:p>
          </table:table-cell>
          <table:table-cell table:formula="of:=1/[.P6]*10" office:value-type="float" office:value="18.8517290182449" calcext:value-type="float">
            <text:p>18.8517290182</text:p>
          </table:table-cell>
          <table:table-cell table:formula="of:=[.M6]*[.P6]" office:value-type="float" office:value="38.9798596096219" calcext:value-type="float">
            <text:p>38.9798596096</text:p>
          </table:table-cell>
          <table:table-cell table:formula="of:=[.N6]*0.581" office:value-type="float" office:value="85.3881466115657" calcext:value-type="float">
            <text:p>85.3881466116</text:p>
          </table:table-cell>
          <table:table-cell table:formula="of:=[.Q6]*0.581" office:value-type="float" office:value="10.9528545596003" calcext:value-type="float">
            <text:p>10.9528545596</text:p>
          </table:table-cell>
        </table:table-row>
        <table:table-row table:style-name="ro1">
          <table:table-cell/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7]*300000/70" office:value-type="float" office:value="582.857142857143" calcext:value-type="float">
            <text:p>582.8571428571</text:p>
          </table:table-cell>
          <table:table-cell table:formula="of:=[.D7]-[.E7]" office:value-type="float" office:value="3702.85714285714" calcext:value-type="float">
            <text:p>3702.8571428572</text:p>
          </table:table-cell>
          <table:table-cell office:value-type="float" office:value="727" calcext:value-type="float">
            <text:p>727</text:p>
          </table:table-cell>
          <table:table-cell table:formula="of:=4*3.141592*([.G7]/300000)^2*([.F7]/[.D7])" office:value-type="float" office:value="0.0000637602231616512" calcext:value-type="float">
            <text:p>6.37602231616512E-05</text:p>
          </table:table-cell>
          <table:table-cell table:formula="of:=[.H7]*180/(3.141592)*3600" office:value-type="float" office:value="13.1514928128" calcext:value-type="float">
            <text:p>13.1514928128</text:p>
          </table:table-cell>
          <table:table-cell table:formula="of:=[.K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7]*3600" office:value-type="float" office:value="0.185000002384176" calcext:value-type="float">
            <text:p>0.1850000024</text:p>
          </table:table-cell>
          <table:table-cell table:formula="of:=[.I7]/[.L7]" office:value-type="float" office:value="71.0891494233025" calcext:value-type="float">
            <text:p>71.0891494233</text:p>
          </table:table-cell>
          <table:table-cell table:formula="of:=[.M7]*2" office:value-type="float" office:value="142.178298846605" calcext:value-type="float">
            <text:p>142.1782988466</text:p>
          </table:table-cell>
          <table:table-cell office:value-type="string" calcext:value-type="string">
            <text:p>A1132</text:p>
          </table:table-cell>
          <table:table-cell table:formula="of:=[.E7]*1000*[.J7]" office:value-type="float" office:value="0.522767564409092" calcext:value-type="float">
            <text:p>0.5227675644</text:p>
          </table:table-cell>
          <table:table-cell table:formula="of:=1/[.P7]*10" office:value-type="float" office:value="19.1289603273368" calcext:value-type="float">
            <text:p>19.1289603273</text:p>
          </table:table-cell>
          <table:table-cell table:formula="of:=[.M7]*[.P7]" office:value-type="float" office:value="37.1631014999338" calcext:value-type="float">
            <text:p>37.1631014999</text:p>
          </table:table-cell>
          <table:table-cell table:formula="of:=[.N7]*0.581" office:value-type="float" office:value="82.6055916298775" calcext:value-type="float">
            <text:p>82.6055916299</text:p>
          </table:table-cell>
          <table:table-cell table:formula="of:=[.Q7]*0.581" office:value-type="float" office:value="11.1139259501827" calcext:value-type="float">
            <text:p>11.1139259502</text:p>
          </table:table-cell>
        </table:table-row>
        <table:table-row table:style-name="ro1">
          <table:table-cell/>
          <table:table-cell table:style-name="ce7" office:value-type="string" calcext:value-type="string">
            <text:p>A119</text:p>
          </table:table-cell>
          <table:table-cell table:style-name="ce7" office:value-type="float" office:value="0.044" calcext:value-type="float">
            <text:p>0.044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C8]*300000/70" office:value-type="float" office:value="188.571428571429" calcext:value-type="float">
            <text:p>188.5714285714</text:p>
          </table:table-cell>
          <table:table-cell table:style-name="ce7" table:formula="of:=[.D8]-[.E8]" office:value-type="float" office:value="4097.14285714286" calcext:value-type="float">
            <text:p>4097.1428571429</text:p>
          </table:table-cell>
          <table:table-cell table:style-name="ce7" office:value-type="float" office:value="875" calcext:value-type="float">
            <text:p>875</text:p>
          </table:table-cell>
          <table:table-cell table:style-name="ce7" table:formula="of:=4*3.141592*([.G8]/300000)^2*([.F8]/[.D8])" office:value-type="float" office:value="0.000102197733088889" calcext:value-type="float">
            <text:p>0.0001021977</text:p>
          </table:table-cell>
          <table:table-cell table:style-name="ce7" table:formula="of:=[.H8]*180/(3.141592)*3600" office:value-type="float" office:value="21.0798" calcext:value-type="float">
            <text:p>21.0798</text:p>
          </table:table-cell>
          <table:table-cell table:style-name="ce7" table:formula="of:=[.K8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K8]*3600" office:value-type="float" office:value="0.185000002384176" calcext:value-type="float">
            <text:p>0.1850000024</text:p>
          </table:table-cell>
          <table:table-cell table:style-name="ce7" table:formula="of:=[.I8]/[.L8]" office:value-type="float" office:value="113.944863396407" calcext:value-type="float">
            <text:p>113.9448633964</text:p>
          </table:table-cell>
          <table:table-cell table:style-name="ce7" table:formula="of:=[.M8]*2" office:value-type="float" office:value="227.889726792815" calcext:value-type="float">
            <text:p>227.8897267928</text:p>
          </table:table-cell>
          <table:table-cell table:style-name="ce7" office:value-type="string" calcext:value-type="string">
            <text:p>A119</text:p>
          </table:table-cell>
          <table:table-cell table:style-name="ce7" table:formula="of:=[.E8]*1000*[.J8]" office:value-type="float" office:value="0.169130682602942" calcext:value-type="float">
            <text:p>0.1691306826</text:p>
          </table:table-cell>
          <table:table-cell table:formula="of:=1/[.P8]*10" office:value-type="float" office:value="59.1258773754045" calcext:value-type="float">
            <text:p>59.1258773754</text:p>
          </table:table-cell>
          <table:table-cell table:formula="of:=[.M8]*[.P8]" office:value-type="float" office:value="19.2715725253333" calcext:value-type="float">
            <text:p>19.2715725253</text:p>
          </table:table-cell>
          <table:table-cell table:formula="of:=[.N8]*0.581" office:value-type="float" office:value="132.403931266626" calcext:value-type="float">
            <text:p>132.4039312666</text:p>
          </table:table-cell>
          <table:table-cell table:formula="of:=[.Q8]*0.581" office:value-type="float" office:value="34.35213475511" calcext:value-type="float">
            <text:p>34.3521347551</text:p>
          </table:table-cell>
        </table:table-row>
        <table:table-row table:style-name="ro1">
          <table:table-cell/>
          <table:table-cell office:value-type="string" calcext:value-type="string">
            <text:p>A1285</text:p>
          </table:table-cell>
          <table:table-cell office:value-type="float" office:value="0.106" calcext:value-type="float">
            <text:p>0.10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9]*300000/70" office:value-type="float" office:value="454.285714285714" calcext:value-type="float">
            <text:p>454.2857142857</text:p>
          </table:table-cell>
          <table:table-cell table:formula="of:=[.D9]-[.E9]" office:value-type="float" office:value="3831.42857142857" calcext:value-type="float">
            <text:p>3831.4285714286</text:p>
          </table:table-cell>
          <table:table-cell office:value-type="float" office:value="800" calcext:value-type="float">
            <text:p>800</text:p>
          </table:table-cell>
          <table:table-cell table:formula="of:=4*3.141592*([.G9]/300000)^2*([.F9]/[.D9])" office:value-type="float" office:value="0.0000798885901653333" calcext:value-type="float">
            <text:p>7.98885901653333E-05</text:p>
          </table:table-cell>
          <table:table-cell table:formula="of:=[.H9]*180/(3.141592)*3600" office:value-type="float" office:value="16.478208" calcext:value-type="float">
            <text:p>16.478208</text:p>
          </table:table-cell>
          <table:table-cell table:formula="of:=[.K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9]*3600" office:value-type="float" office:value="0.185000002384176" calcext:value-type="float">
            <text:p>0.1850000024</text:p>
          </table:table-cell>
          <table:table-cell table:formula="of:=[.I9]/[.L9]" office:value-type="float" office:value="89.0713934466926" calcext:value-type="float">
            <text:p>89.0713934467</text:p>
          </table:table-cell>
          <table:table-cell table:formula="of:=[.M9]*2" office:value-type="float" office:value="178.142786893385" calcext:value-type="float">
            <text:p>178.1427868934</text:p>
          </table:table-cell>
          <table:table-cell office:value-type="string" calcext:value-type="string">
            <text:p>A1285</text:p>
          </table:table-cell>
          <table:table-cell table:formula="of:=[.E9]*1000*[.J9]" office:value-type="float" office:value="0.407451189907087" calcext:value-type="float">
            <text:p>0.4074511899</text:p>
          </table:table-cell>
          <table:table-cell table:formula="of:=1/[.P9]*10" office:value-type="float" office:value="24.5428170237529" calcext:value-type="float">
            <text:p>24.5428170238</text:p>
          </table:table-cell>
          <table:table-cell table:formula="of:=[.M9]*[.P9]" office:value-type="float" office:value="36.2922452465371" calcext:value-type="float">
            <text:p>36.2922452465</text:p>
          </table:table-cell>
          <table:table-cell table:formula="of:=[.N9]*0.581" office:value-type="float" office:value="103.500959185057" calcext:value-type="float">
            <text:p>103.5009591851</text:p>
          </table:table-cell>
          <table:table-cell table:formula="of:=[.Q9]*0.581" office:value-type="float" office:value="14.2593766908004" calcext:value-type="float">
            <text:p>14.2593766908</text:p>
          </table:table-cell>
        </table:table-row>
        <table:table-row table:style-name="ro1">
          <table:table-cell/>
          <table:table-cell office:value-type="string" calcext:value-type="string">
            <text:p>A1348</text:p>
          </table:table-cell>
          <table:table-cell office:value-type="float" office:value="0.119" calcext:value-type="float">
            <text:p>0.119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0]*300000/70" office:value-type="float" office:value="510" calcext:value-type="float">
            <text:p>510</text:p>
          </table:table-cell>
          <table:table-cell table:formula="of:=[.D10]-[.E10]" office:value-type="float" office:value="3775.71428571429" calcext:value-type="float">
            <text:p>3775.7142857143</text:p>
          </table:table-cell>
          <table:table-cell office:value-type="float" office:value="800" calcext:value-type="float">
            <text:p>800</text:p>
          </table:table-cell>
          <table:table-cell table:formula="of:=4*3.141592*([.G10]/300000)^2*([.F10]/[.D10])" office:value-type="float" office:value="0.0000787268992568889" calcext:value-type="float">
            <text:p>7.87268992568889E-05</text:p>
          </table:table-cell>
          <table:table-cell table:formula="of:=[.H10]*180/(3.141592)*3600" office:value-type="float" office:value="16.238592" calcext:value-type="float">
            <text:p>16.238592</text:p>
          </table:table-cell>
          <table:table-cell table:formula="of:=[.K1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0]*3600" office:value-type="float" office:value="0.185000002384176" calcext:value-type="float">
            <text:p>0.1850000024</text:p>
          </table:table-cell>
          <table:table-cell table:formula="of:=[.I10]/[.L10]" office:value-type="float" office:value="87.776171841763" calcext:value-type="float">
            <text:p>87.7761718418</text:p>
          </table:table-cell>
          <table:table-cell table:formula="of:=[.M10]*2" office:value-type="float" office:value="175.552343683526" calcext:value-type="float">
            <text:p>175.5523436835</text:p>
          </table:table-cell>
          <table:table-cell office:value-type="string" calcext:value-type="string">
            <text:p>A1348</text:p>
          </table:table-cell>
          <table:table-cell table:formula="of:=[.E10]*1000*[.J10]" office:value-type="float" office:value="0.457421618857956" calcext:value-type="float">
            <text:p>0.4574216189</text:p>
          </table:table-cell>
          <table:table-cell table:formula="of:=1/[.P10]*10" office:value-type="float" office:value="21.8616689455277" calcext:value-type="float">
            <text:p>21.8616689455</text:p>
          </table:table-cell>
          <table:table-cell table:formula="of:=[.M10]*[.P10]" office:value-type="float" office:value="40.1507186210133" calcext:value-type="float">
            <text:p>40.150718621</text:p>
          </table:table-cell>
          <table:table-cell table:formula="of:=[.N10]*0.581" office:value-type="float" office:value="101.995911680129" calcext:value-type="float">
            <text:p>101.9959116801</text:p>
          </table:table-cell>
          <table:table-cell table:formula="of:=[.Q10]*0.581" office:value-type="float" office:value="12.7016296573516" calcext:value-type="float">
            <text:p>12.7016296574</text:p>
          </table:table-cell>
        </table:table-row>
        <table:table-row table:style-name="ro1">
          <table:table-cell/>
          <table:table-cell office:value-type="string" calcext:value-type="string">
            <text:p>A1361</text:p>
          </table:table-cell>
          <table:table-cell office:value-type="float" office:value="0.117" calcext:value-type="float">
            <text:p>0.117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1]*300000/70" office:value-type="float" office:value="501.428571428571" calcext:value-type="float">
            <text:p>501.4285714286</text:p>
          </table:table-cell>
          <table:table-cell table:formula="of:=[.D11]-[.E11]" office:value-type="float" office:value="3784.28571428571" calcext:value-type="float">
            <text:p>3784.2857142857</text:p>
          </table:table-cell>
          <table:table-cell office:value-type="float" office:value="587" calcext:value-type="float">
            <text:p>587</text:p>
          </table:table-cell>
          <table:table-cell table:formula="of:=4*3.141592*([.G11]/300000)^2*([.F11]/[.D11])" office:value-type="float" office:value="0.0000424819232812348" calcext:value-type="float">
            <text:p>4.24819232812348E-05</text:p>
          </table:table-cell>
          <table:table-cell table:formula="of:=[.H11]*180/(3.141592)*3600" office:value-type="float" office:value="8.7625274976" calcext:value-type="float">
            <text:p>8.7625274976</text:p>
          </table:table-cell>
          <table:table-cell table:formula="of:=[.K1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1]*3600" office:value-type="float" office:value="0.185000002384176" calcext:value-type="float">
            <text:p>0.1850000024</text:p>
          </table:table-cell>
          <table:table-cell table:formula="of:=[.I11]/[.L11]" office:value-type="float" office:value="47.3650128901269" calcext:value-type="float">
            <text:p>47.3650128901</text:p>
          </table:table-cell>
          <table:table-cell table:formula="of:=[.M11]*2" office:value-type="float" office:value="94.7300257802537" calcext:value-type="float">
            <text:p>94.7300257803</text:p>
          </table:table-cell>
          <table:table-cell office:value-type="string" calcext:value-type="string">
            <text:p>A1361</text:p>
          </table:table-cell>
          <table:table-cell table:formula="of:=[.E11]*1000*[.J11]" office:value-type="float" office:value="0.449733860557822" calcext:value-type="float">
            <text:p>0.4497338606</text:p>
          </table:table-cell>
          <table:table-cell table:formula="of:=1/[.P11]*10" office:value-type="float" office:value="22.2353726881863" calcext:value-type="float">
            <text:p>22.2353726882</text:p>
          </table:table-cell>
          <table:table-cell table:formula="of:=[.M11]*[.P11]" office:value-type="float" office:value="21.3016501024478" calcext:value-type="float">
            <text:p>21.3016501024</text:p>
          </table:table-cell>
          <table:table-cell table:formula="of:=[.N11]*0.581" office:value-type="float" office:value="55.0381449783274" calcext:value-type="float">
            <text:p>55.0381449783</text:p>
          </table:table-cell>
          <table:table-cell table:formula="of:=[.Q11]*0.581" office:value-type="float" office:value="12.9187515318363" calcext:value-type="float">
            <text:p>12.9187515318</text:p>
          </table:table-cell>
        </table:table-row>
        <table:table-row table:style-name="ro1">
          <table:table-cell/>
          <table:table-cell table:style-name="ce7" office:value-type="string" calcext:value-type="string">
            <text:p>A1413</text:p>
          </table:table-cell>
          <table:table-cell table:style-name="ce7" office:value-type="float" office:value="0.143" calcext:value-type="float">
            <text:p>0.143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C12]*300000/70" office:value-type="float" office:value="612.857142857143" calcext:value-type="float">
            <text:p>612.8571428571</text:p>
          </table:table-cell>
          <table:table-cell table:style-name="ce7" table:formula="of:=[.D12]-[.E12]" office:value-type="float" office:value="3672.85714285714" calcext:value-type="float">
            <text:p>3672.8571428571</text:p>
          </table:table-cell>
          <table:table-cell table:style-name="ce7" office:value-type="float" office:value="881" calcext:value-type="float">
            <text:p>881</text:p>
          </table:table-cell>
          <table:table-cell table:style-name="ce7" table:formula="of:=4*3.141592*([.G12]/300000)^2*([.F12]/[.D12])" office:value-type="float" office:value="0.0000928752301503726" calcext:value-type="float">
            <text:p>9.28752301503726E-05</text:p>
          </table:table-cell>
          <table:table-cell table:style-name="ce7" table:formula="of:=[.H12]*180/(3.141592)*3600" office:value-type="float" office:value="19.1568953376" calcext:value-type="float">
            <text:p>19.1568953376</text:p>
          </table:table-cell>
          <table:table-cell table:style-name="ce7" table:formula="of:=[.K12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K12]*3600" office:value-type="float" office:value="0.185000002384176" calcext:value-type="float">
            <text:p>0.1850000024</text:p>
          </table:table-cell>
          <table:table-cell table:style-name="ce7" table:formula="of:=[.I12]/[.L12]" office:value-type="float" office:value="103.550784274144" calcext:value-type="float">
            <text:p>103.5507842741</text:p>
          </table:table-cell>
          <table:table-cell table:style-name="ce7" table:formula="of:=[.M12]*2" office:value-type="float" office:value="207.101568548289" calcext:value-type="float">
            <text:p>207.1015685483</text:p>
          </table:table-cell>
          <table:table-cell table:style-name="ce7" office:value-type="string" calcext:value-type="string">
            <text:p>A1413</text:p>
          </table:table-cell>
          <table:table-cell table:style-name="ce7" table:formula="of:=[.E12]*1000*[.J12]" office:value-type="float" office:value="0.54967471845956" calcext:value-type="float">
            <text:p>0.5496747185</text:p>
          </table:table-cell>
          <table:table-cell table:formula="of:=1/[.P12]*10" office:value-type="float" office:value="18.1925776539707" calcext:value-type="float">
            <text:p>18.192577654</text:p>
          </table:table-cell>
          <table:table-cell table:formula="of:=[.M12]*[.P12]" office:value-type="float" office:value="56.9192481921567" calcext:value-type="float">
            <text:p>56.9192481922</text:p>
          </table:table-cell>
          <table:table-cell table:formula="of:=[.N12]*0.581" office:value-type="float" office:value="120.326011326556" calcext:value-type="float">
            <text:p>120.3260113266</text:p>
          </table:table-cell>
          <table:table-cell table:formula="of:=[.Q12]*0.581" office:value-type="float" office:value="10.5698876169569" calcext:value-type="float">
            <text:p>10.569887617</text:p>
          </table:table-cell>
        </table:table-row>
        <table:table-row table:style-name="ro1">
          <table:table-cell/>
          <table:table-cell office:value-type="string" calcext:value-type="string">
            <text:p>A1650</text:p>
          </table:table-cell>
          <table:table-cell office:value-type="float" office:value="0.084" calcext:value-type="float">
            <text:p>0.08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3]*300000/70" office:value-type="float" office:value="360" calcext:value-type="float">
            <text:p>360</text:p>
          </table:table-cell>
          <table:table-cell table:formula="of:=[.D13]-[.E13]" office:value-type="float" office:value="3925.71428571429" calcext:value-type="float">
            <text:p>3925.7142857143</text:p>
          </table:table-cell>
          <table:table-cell office:value-type="float" office:value="720" calcext:value-type="float">
            <text:p>720</text:p>
          </table:table-cell>
          <table:table-cell table:formula="of:=4*3.141592*([.G13]/300000)^2*([.F13]/[.D13])" office:value-type="float" office:value="0.00006630216818688" calcext:value-type="float">
            <text:p>6.630216818688E-05</text:p>
          </table:table-cell>
          <table:table-cell table:formula="of:=[.H13]*180/(3.141592)*3600" office:value-type="float" office:value="13.67580672" calcext:value-type="float">
            <text:p>13.67580672</text:p>
          </table:table-cell>
          <table:table-cell table:formula="of:=[.K1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3]*3600" office:value-type="float" office:value="0.185000002384176" calcext:value-type="float">
            <text:p>0.1850000024</text:p>
          </table:table-cell>
          <table:table-cell table:formula="of:=[.I13]/[.L13]" office:value-type="float" office:value="73.9232786148859" calcext:value-type="float">
            <text:p>73.9232786149</text:p>
          </table:table-cell>
          <table:table-cell table:formula="of:=[.M13]*2" office:value-type="float" office:value="147.846557229772" calcext:value-type="float">
            <text:p>147.8465572298</text:p>
          </table:table-cell>
          <table:table-cell office:value-type="string" calcext:value-type="string">
            <text:p>A1650</text:p>
          </table:table-cell>
          <table:table-cell table:formula="of:=[.E13]*1000*[.J13]" office:value-type="float" office:value="0.322885848605616" calcext:value-type="float">
            <text:p>0.3228858486</text:p>
          </table:table-cell>
          <table:table-cell table:formula="of:=1/[.P13]*10" office:value-type="float" office:value="30.970697672831" calcext:value-type="float">
            <text:p>30.9706976728</text:p>
          </table:table-cell>
          <table:table-cell table:formula="of:=[.M13]*[.P13]" office:value-type="float" office:value="23.8687805472768" calcext:value-type="float">
            <text:p>23.8687805473</text:p>
          </table:table-cell>
          <table:table-cell table:formula="of:=[.N13]*0.581" office:value-type="float" office:value="85.8988497504974" calcext:value-type="float">
            <text:p>85.8988497505</text:p>
          </table:table-cell>
          <table:table-cell table:formula="of:=[.Q13]*0.581" office:value-type="float" office:value="17.9939753479148" calcext:value-type="float">
            <text:p>17.9939753479</text:p>
          </table:table-cell>
        </table:table-row>
        <table:table-row table:style-name="ro1">
          <table:table-cell/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4]*300000/70" office:value-type="float" office:value="364.285714285714" calcext:value-type="float">
            <text:p>364.2857142857</text:p>
          </table:table-cell>
          <table:table-cell table:formula="of:=[.D14]-[.E14]" office:value-type="float" office:value="3921.42857142857" calcext:value-type="float">
            <text:p>3921.4285714286</text:p>
          </table:table-cell>
          <table:table-cell office:value-type="float" office:value="903" calcext:value-type="float">
            <text:p>903</text:p>
          </table:table-cell>
          <table:table-cell table:formula="of:=4*3.141592*([.G14]/300000)^2*([.F14]/[.D14])" office:value-type="float" office:value="0.000104175083905872" calcext:value-type="float">
            <text:p>0.0001041751</text:p>
          </table:table-cell>
          <table:table-cell table:formula="of:=[.H14]*180/(3.141592)*3600" office:value-type="float" office:value="21.487657968" calcext:value-type="float">
            <text:p>21.487657968</text:p>
          </table:table-cell>
          <table:table-cell table:formula="of:=[.K1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4]*3600" office:value-type="float" office:value="0.185000002384176" calcext:value-type="float">
            <text:p>0.1850000024</text:p>
          </table:table-cell>
          <table:table-cell table:formula="of:=[.I14]/[.L14]" office:value-type="float" office:value="116.14950103286" calcext:value-type="float">
            <text:p>116.1495010329</text:p>
          </table:table-cell>
          <table:table-cell table:formula="of:=[.M14]*2" office:value-type="float" office:value="232.29900206572" calcext:value-type="float">
            <text:p>232.2990020657</text:p>
          </table:table-cell>
          <table:table-cell office:value-type="string" calcext:value-type="string">
            <text:p>A1651</text:p>
          </table:table-cell>
          <table:table-cell table:formula="of:=[.E14]*1000*[.J14]" office:value-type="float" office:value="0.326729727755683" calcext:value-type="float">
            <text:p>0.3267297278</text:p>
          </table:table-cell>
          <table:table-cell table:formula="of:=1/[.P14]*10" office:value-type="float" office:value="30.6063365237388" calcext:value-type="float">
            <text:p>30.6063365237</text:p>
          </table:table-cell>
          <table:table-cell table:formula="of:=[.M14]*[.P14]" office:value-type="float" office:value="37.9494948514248" calcext:value-type="float">
            <text:p>37.9494948514</text:p>
          </table:table-cell>
          <table:table-cell table:formula="of:=[.N14]*0.581" office:value-type="float" office:value="134.965720200184" calcext:value-type="float">
            <text:p>134.9657202002</text:p>
          </table:table-cell>
          <table:table-cell table:formula="of:=[.Q14]*0.581" office:value-type="float" office:value="17.7822815202923" calcext:value-type="float">
            <text:p>17.7822815203</text:p>
          </table:table-cell>
        </table:table-row>
        <table:table-row table:style-name="ro1">
          <table:table-cell/>
          <table:table-cell office:value-type="string" calcext:value-type="string">
            <text:p>A1795</text:p>
          </table:table-cell>
          <table:table-cell office:value-type="float" office:value="0.062" calcext:value-type="float">
            <text:p>0.06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5]*300000/70" office:value-type="float" office:value="265.714285714286" calcext:value-type="float">
            <text:p>265.7142857143</text:p>
          </table:table-cell>
          <table:table-cell table:formula="of:=[.D15]-[.E15]" office:value-type="float" office:value="4020" calcext:value-type="float">
            <text:p>4020</text:p>
          </table:table-cell>
          <table:table-cell office:value-type="float" office:value="778" calcext:value-type="float">
            <text:p>778</text:p>
          </table:table-cell>
          <table:table-cell table:formula="of:=4*3.141592*([.G15]/300000)^2*([.F15]/[.D15])" office:value-type="float" office:value="0.000079273730624714" calcext:value-type="float">
            <text:p>7.9273730624714E-05</text:p>
          </table:table-cell>
          <table:table-cell table:formula="of:=[.H15]*180/(3.141592)*3600" office:value-type="float" office:value="16.3513840896" calcext:value-type="float">
            <text:p>16.3513840896</text:p>
          </table:table-cell>
          <table:table-cell table:formula="of:=[.K1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5]*3600" office:value-type="float" office:value="0.185000002384176" calcext:value-type="float">
            <text:p>0.1850000024</text:p>
          </table:table-cell>
          <table:table-cell table:formula="of:=[.I15]/[.L15]" office:value-type="float" office:value="88.3858588047165" calcext:value-type="float">
            <text:p>88.3858588047</text:p>
          </table:table-cell>
          <table:table-cell table:formula="of:=[.M15]*2" office:value-type="float" office:value="176.771717609433" calcext:value-type="float">
            <text:p>176.7717176094</text:p>
          </table:table-cell>
          <table:table-cell office:value-type="string" calcext:value-type="string">
            <text:p>A1795</text:p>
          </table:table-cell>
          <table:table-cell table:formula="of:=[.E15]*1000*[.J15]" office:value-type="float" office:value="0.238320507304145" calcext:value-type="float">
            <text:p>0.2383205073</text:p>
          </table:table-cell>
          <table:table-cell table:formula="of:=1/[.P15]*10" office:value-type="float" office:value="41.9603000728678" calcext:value-type="float">
            <text:p>41.9603000729</text:p>
          </table:table-cell>
          <table:table-cell table:formula="of:=[.M15]*[.P15]" office:value-type="float" office:value="21.0641627088526" calcext:value-type="float">
            <text:p>21.0641627089</text:p>
          </table:table-cell>
          <table:table-cell table:formula="of:=[.N15]*0.581" office:value-type="float" office:value="102.704367931081" calcext:value-type="float">
            <text:p>102.7043679311</text:p>
          </table:table-cell>
          <table:table-cell table:formula="of:=[.Q15]*0.581" office:value-type="float" office:value="24.3789343423362" calcext:value-type="float">
            <text:p>24.3789343423</text:p>
          </table:table-cell>
        </table:table-row>
        <table:table-row table:style-name="ro1">
          <table:table-cell/>
          <table:table-cell office:value-type="string" calcext:value-type="string">
            <text:p>A1927</text:p>
          </table:table-cell>
          <table:table-cell office:value-type="float" office:value="0.095" calcext:value-type="float">
            <text:p>0.09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6]*300000/70" office:value-type="float" office:value="407.142857142857" calcext:value-type="float">
            <text:p>407.1428571429</text:p>
          </table:table-cell>
          <table:table-cell table:formula="of:=[.D16]-[.E16]" office:value-type="float" office:value="3878.57142857143" calcext:value-type="float">
            <text:p>3878.5714285714</text:p>
          </table:table-cell>
          <table:table-cell office:value-type="float" office:value="725" calcext:value-type="float">
            <text:p>725</text:p>
          </table:table-cell>
          <table:table-cell table:formula="of:=4*3.141592*([.G16]/300000)^2*([.F16]/[.D16])" office:value-type="float" office:value="0.0000664189271988889" calcext:value-type="float">
            <text:p>6.64189271988889E-05</text:p>
          </table:table-cell>
          <table:table-cell table:formula="of:=[.H16]*180/(3.141592)*3600" office:value-type="float" office:value="13.69989" calcext:value-type="float">
            <text:p>13.69989</text:p>
          </table:table-cell>
          <table:table-cell table:formula="of:=[.K1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6]*3600" office:value-type="float" office:value="0.185000002384176" calcext:value-type="float">
            <text:p>0.1850000024</text:p>
          </table:table-cell>
          <table:table-cell table:formula="of:=[.I16]/[.L16]" office:value-type="float" office:value="74.0534585051001" calcext:value-type="float">
            <text:p>74.0534585051</text:p>
          </table:table-cell>
          <table:table-cell table:formula="of:=[.M16]*2" office:value-type="float" office:value="148.1069170102" calcext:value-type="float">
            <text:p>148.1069170102</text:p>
          </table:table-cell>
          <table:table-cell office:value-type="string" calcext:value-type="string">
            <text:p>A1927</text:p>
          </table:table-cell>
          <table:table-cell table:formula="of:=[.E16]*1000*[.J16]" office:value-type="float" office:value="0.365168519256351" calcext:value-type="float">
            <text:p>0.3651685193</text:p>
          </table:table-cell>
          <table:table-cell table:formula="of:=1/[.P16]*10" office:value-type="float" office:value="27.3846168896611" calcext:value-type="float">
            <text:p>27.3846168897</text:p>
          </table:table-cell>
          <table:table-cell table:formula="of:=[.M16]*[.P16]" office:value-type="float" office:value="27.0419917881191" calcext:value-type="float">
            <text:p>27.0419917881</text:p>
          </table:table-cell>
          <table:table-cell table:formula="of:=[.N16]*0.581" office:value-type="float" office:value="86.0501187829263" calcext:value-type="float">
            <text:p>86.0501187829</text:p>
          </table:table-cell>
          <table:table-cell table:formula="of:=[.Q16]*0.581" office:value-type="float" office:value="15.9104624128931" calcext:value-type="float">
            <text:p>15.9104624129</text:p>
          </table:table-cell>
        </table:table-row>
        <table:table-row table:style-name="ro1">
          <table:table-cell/>
          <table:table-cell office:value-type="string" calcext:value-type="string">
            <text:p>A1991</text:p>
          </table:table-cell>
          <table:table-cell office:value-type="float" office:value="0.059" calcext:value-type="float">
            <text:p>0.059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7]*300000/70" office:value-type="float" office:value="252.857142857143" calcext:value-type="float">
            <text:p>252.8571428571</text:p>
          </table:table-cell>
          <table:table-cell table:formula="of:=[.D17]-[.E17]" office:value-type="float" office:value="4032.85714285714" calcext:value-type="float">
            <text:p>4032.8571428572</text:p>
          </table:table-cell>
          <table:table-cell office:value-type="float" office:value="553" calcext:value-type="float">
            <text:p>553</text:p>
          </table:table-cell>
          <table:table-cell table:formula="of:=4*3.141592*([.G17]/300000)^2*([.F17]/[.D17])" office:value-type="float" office:value="0.0000401797426026777" calcext:value-type="float">
            <text:p>4.01797426026777E-05</text:p>
          </table:table-cell>
          <table:table-cell table:formula="of:=[.H17]*180/(3.141592)*3600" office:value-type="float" office:value="8.2876685472" calcext:value-type="float">
            <text:p>8.2876685472</text:p>
          </table:table-cell>
          <table:table-cell table:formula="of:=[.K1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7]*3600" office:value-type="float" office:value="0.185000002384176" calcext:value-type="float">
            <text:p>0.1850000024</text:p>
          </table:table-cell>
          <table:table-cell table:formula="of:=[.I17]/[.L17]" office:value-type="float" office:value="44.7982077859091" calcext:value-type="float">
            <text:p>44.7982077859</text:p>
          </table:table-cell>
          <table:table-cell table:formula="of:=[.M17]*2" office:value-type="float" office:value="89.5964155718183" calcext:value-type="float">
            <text:p>89.5964155718</text:p>
          </table:table-cell>
          <table:table-cell office:value-type="string" calcext:value-type="string">
            <text:p>A1991</text:p>
          </table:table-cell>
          <table:table-cell table:formula="of:=[.E17]*1000*[.J17]" office:value-type="float" office:value="0.226788869853944" calcext:value-type="float">
            <text:p>0.2267888699</text:p>
          </table:table-cell>
          <table:table-cell table:formula="of:=1/[.P17]*10" office:value-type="float" office:value="44.0938746528441" calcext:value-type="float">
            <text:p>44.0938746528</text:p>
          </table:table-cell>
          <table:table-cell table:formula="of:=[.M17]*[.P17]" office:value-type="float" office:value="10.1597349152485" calcext:value-type="float">
            <text:p>10.1597349152</text:p>
          </table:table-cell>
          <table:table-cell table:formula="of:=[.N17]*0.581" office:value-type="float" office:value="52.0555174472264" calcext:value-type="float">
            <text:p>52.0555174472</text:p>
          </table:table-cell>
          <table:table-cell table:formula="of:=[.Q17]*0.581" office:value-type="float" office:value="25.6185411733024" calcext:value-type="float">
            <text:p>25.6185411733</text:p>
          </table:table-cell>
        </table:table-row>
        <table:table-row table:style-name="ro1">
          <table:table-cell/>
          <table:table-cell table:style-name="ce7" office:value-type="string" calcext:value-type="string">
            <text:p>A2029</text:p>
          </table:table-cell>
          <table:table-cell table:style-name="ce7" office:value-type="float" office:value="0.077" calcext:value-type="float">
            <text:p>0.077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C18]*300000/70" office:value-type="float" office:value="330" calcext:value-type="float">
            <text:p>330</text:p>
          </table:table-cell>
          <table:table-cell table:style-name="ce7" table:formula="of:=[.D18]-[.E18]" office:value-type="float" office:value="3955.71428571429" calcext:value-type="float">
            <text:p>3955.7142857143</text:p>
          </table:table-cell>
          <table:table-cell table:style-name="ce7" office:value-type="float" office:value="1152" calcext:value-type="float">
            <text:p>1152</text:p>
          </table:table-cell>
          <table:table-cell table:style-name="ce7" table:formula="of:=4*3.141592*([.G18]/300000)^2*([.F18]/[.D18])" office:value-type="float" office:value="0.000171030641010278" calcext:value-type="float">
            <text:p>0.0001710306</text:p>
          </table:table-cell>
          <table:table-cell table:style-name="ce7" table:formula="of:=[.H18]*180/(3.141592)*3600" office:value-type="float" office:value="35.2776093696" calcext:value-type="float">
            <text:p>35.2776093696</text:p>
          </table:table-cell>
          <table:table-cell table:style-name="ce7" table:formula="of:=[.K18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K18]*3600" office:value-type="float" office:value="0.185000002384176" calcext:value-type="float">
            <text:p>0.1850000024</text:p>
          </table:table-cell>
          <table:table-cell table:style-name="ce7" table:formula="of:=[.I18]/[.L18]" office:value-type="float" office:value="190.689777918714" calcext:value-type="float">
            <text:p>190.6897779187</text:p>
          </table:table-cell>
          <table:table-cell table:style-name="ce7" table:formula="of:=[.M18]*2" office:value-type="float" office:value="381.379555837427" calcext:value-type="float">
            <text:p>381.3795558374</text:p>
          </table:table-cell>
          <table:table-cell table:style-name="ce7" office:value-type="string" calcext:value-type="string">
            <text:p>A2029</text:p>
          </table:table-cell>
          <table:table-cell table:style-name="ce7" table:formula="of:=[.E18]*1000*[.J18]" office:value-type="float" office:value="0.295978694555148" calcext:value-type="float">
            <text:p>0.2959786946</text:p>
          </table:table-cell>
          <table:table-cell table:formula="of:=1/[.P18]*10" office:value-type="float" office:value="33.7862156430883" calcext:value-type="float">
            <text:p>33.7862156431</text:p>
          </table:table-cell>
          <table:table-cell table:formula="of:=[.M18]*[.P18]" office:value-type="float" office:value="56.4401115333921" calcext:value-type="float">
            <text:p>56.4401115334</text:p>
          </table:table-cell>
          <table:table-cell table:formula="of:=[.N18]*0.581" office:value-type="float" office:value="221.581521941545" calcext:value-type="float">
            <text:p>221.5815219415</text:p>
          </table:table-cell>
          <table:table-cell table:formula="of:=[.Q18]*0.581" office:value-type="float" office:value="19.6297912886343" calcext:value-type="float">
            <text:p>19.6297912886</text:p>
          </table:table-cell>
        </table:table-row>
        <table:table-row table:style-name="ro1">
          <table:table-cell/>
          <table:table-cell office:value-type="string" calcext:value-type="string">
            <text:p>A2033</text:p>
          </table:table-cell>
          <table:table-cell office:value-type="float" office:value="0.082" calcext:value-type="float">
            <text:p>0.08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19]*300000/70" office:value-type="float" office:value="351.428571428571" calcext:value-type="float">
            <text:p>351.4285714286</text:p>
          </table:table-cell>
          <table:table-cell table:formula="of:=[.D19]-[.E19]" office:value-type="float" office:value="3934.28571428571" calcext:value-type="float">
            <text:p>3934.2857142857</text:p>
          </table:table-cell>
          <table:table-cell office:value-type="float" office:value="911" calcext:value-type="float">
            <text:p>911</text:p>
          </table:table-cell>
          <table:table-cell table:formula="of:=4*3.141592*([.G19]/300000)^2*([.F19]/[.D19])" office:value-type="float" office:value="0.000106376745508666" calcext:value-type="float">
            <text:p>0.0001063767</text:p>
          </table:table-cell>
          <table:table-cell table:formula="of:=[.H19]*180/(3.141592)*3600" office:value-type="float" office:value="21.9417833664" calcext:value-type="float">
            <text:p>21.9417833664</text:p>
          </table:table-cell>
          <table:table-cell table:formula="of:=[.K1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19]*3600" office:value-type="float" office:value="0.185000002384176" calcext:value-type="float">
            <text:p>0.1850000024</text:p>
          </table:table-cell>
          <table:table-cell table:formula="of:=[.I19]/[.L19]" office:value-type="float" office:value="118.604232884468" calcext:value-type="float">
            <text:p>118.6042328845</text:p>
          </table:table-cell>
          <table:table-cell table:formula="of:=[.M19]*2" office:value-type="float" office:value="237.208465768937" calcext:value-type="float">
            <text:p>237.2084657689</text:p>
          </table:table-cell>
          <table:table-cell office:value-type="string" calcext:value-type="string">
            <text:p>A2033</text:p>
          </table:table-cell>
          <table:table-cell table:formula="of:=[.E19]*1000*[.J19]" office:value-type="float" office:value="0.315198090305482" calcext:value-type="float">
            <text:p>0.3151980903</text:p>
          </table:table-cell>
          <table:table-cell table:formula="of:=1/[.P19]*10" office:value-type="float" office:value="31.7260805429" calcext:value-type="float">
            <text:p>31.7260805429</text:p>
          </table:table-cell>
          <table:table-cell table:formula="of:=[.M19]*[.P19]" office:value-type="float" office:value="37.383827707331" calcext:value-type="float">
            <text:p>37.3838277073</text:p>
          </table:table-cell>
          <table:table-cell table:formula="of:=[.N19]*0.581" office:value-type="float" office:value="137.818118611752" calcext:value-type="float">
            <text:p>137.8181186118</text:p>
          </table:table-cell>
          <table:table-cell table:formula="of:=[.Q19]*0.581" office:value-type="float" office:value="18.4328527954249" calcext:value-type="float">
            <text:p>18.4328527954</text:p>
          </table:table-cell>
        </table:table-row>
        <table:table-row table:style-name="ro1">
          <table:table-cell/>
          <table:table-cell office:value-type="string" calcext:value-type="string">
            <text:p>A2050</text:p>
          </table:table-cell>
          <table:table-cell office:value-type="float" office:value="0.118" calcext:value-type="float">
            <text:p>0.11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0]*300000/70" office:value-type="float" office:value="505.714285714286" calcext:value-type="float">
            <text:p>505.7142857143</text:p>
          </table:table-cell>
          <table:table-cell table:formula="of:=[.D20]-[.E20]" office:value-type="float" office:value="3780" calcext:value-type="float">
            <text:p>3780</text:p>
          </table:table-cell>
          <table:table-cell office:value-type="float" office:value="854" calcext:value-type="float">
            <text:p>854</text:p>
          </table:table-cell>
          <table:table-cell table:formula="of:=4*3.141592*([.G20]/300000)^2*([.F20]/[.D20])" office:value-type="float" office:value="0.0000898155617940224" calcext:value-type="float">
            <text:p>8.98155617940224E-05</text:p>
          </table:table-cell>
          <table:table-cell table:formula="of:=[.H20]*180/(3.141592)*3600" office:value-type="float" office:value="18.5257933056" calcext:value-type="float">
            <text:p>18.5257933056</text:p>
          </table:table-cell>
          <table:table-cell table:formula="of:=[.K2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0]*3600" office:value-type="float" office:value="0.185000002384176" calcext:value-type="float">
            <text:p>0.1850000024</text:p>
          </table:table-cell>
          <table:table-cell table:formula="of:=[.I20]/[.L20]" office:value-type="float" office:value="100.139421982973" calcext:value-type="float">
            <text:p>100.139421983</text:p>
          </table:table-cell>
          <table:table-cell table:formula="of:=[.M20]*2" office:value-type="float" office:value="200.278843965946" calcext:value-type="float">
            <text:p>200.2788439659</text:p>
          </table:table-cell>
          <table:table-cell office:value-type="string" calcext:value-type="string">
            <text:p>A2050</text:p>
          </table:table-cell>
          <table:table-cell table:formula="of:=[.E20]*1000*[.J20]" office:value-type="float" office:value="0.453577739707889" calcext:value-type="float">
            <text:p>0.4535777397</text:p>
          </table:table-cell>
          <table:table-cell table:formula="of:=1/[.P20]*10" office:value-type="float" office:value="22.0469373264221" calcext:value-type="float">
            <text:p>22.0469373264</text:p>
          </table:table-cell>
          <table:table-cell table:formula="of:=[.M20]*[.P20]" office:value-type="float" office:value="45.4210126786913" calcext:value-type="float">
            <text:p>45.4210126787</text:p>
          </table:table-cell>
          <table:table-cell table:formula="of:=[.N20]*0.581" office:value-type="float" office:value="116.362008344215" calcext:value-type="float">
            <text:p>116.3620083442</text:p>
          </table:table-cell>
          <table:table-cell table:formula="of:=[.Q20]*0.581" office:value-type="float" office:value="12.8092705866512" calcext:value-type="float">
            <text:p>12.8092705867</text:p>
          </table:table-cell>
        </table:table-row>
        <table:table-row table:style-name="ro1">
          <table:table-cell/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1]*300000/70" office:value-type="float" office:value="437.142857142857" calcext:value-type="float">
            <text:p>437.1428571429</text:p>
          </table:table-cell>
          <table:table-cell table:formula="of:=[.D21]-[.E21]" office:value-type="float" office:value="3848.57142857143" calcext:value-type="float">
            <text:p>3848.5714285714</text:p>
          </table:table-cell>
          <table:table-cell office:value-type="float" office:value="697" calcext:value-type="float">
            <text:p>697</text:p>
          </table:table-cell>
          <table:table-cell table:formula="of:=4*3.141592*([.G21]/300000)^2*([.F21]/[.D21])" office:value-type="float" office:value="0.0000609128832799708" calcext:value-type="float">
            <text:p>6.09128832799708E-05</text:p>
          </table:table-cell>
          <table:table-cell table:formula="of:=[.H21]*180/(3.141592)*3600" office:value-type="float" office:value="12.5641866816" calcext:value-type="float">
            <text:p>12.5641866816</text:p>
          </table:table-cell>
          <table:table-cell table:formula="of:=[.K2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1]*3600" office:value-type="float" office:value="0.185000002384176" calcext:value-type="float">
            <text:p>0.1850000024</text:p>
          </table:table-cell>
          <table:table-cell table:formula="of:=[.I21]/[.L21]" office:value-type="float" office:value="67.9145217279991" calcext:value-type="float">
            <text:p>67.914521728</text:p>
          </table:table-cell>
          <table:table-cell table:formula="of:=[.M21]*2" office:value-type="float" office:value="135.829043455998" calcext:value-type="float">
            <text:p>135.829043456</text:p>
          </table:table-cell>
          <table:table-cell office:value-type="string" calcext:value-type="string">
            <text:p>A2055</text:p>
          </table:table-cell>
          <table:table-cell table:formula="of:=[.E21]*1000*[.J21]" office:value-type="float" office:value="0.392075673306819" calcext:value-type="float">
            <text:p>0.3920756733</text:p>
          </table:table-cell>
          <table:table-cell table:formula="of:=1/[.P21]*10" office:value-type="float" office:value="25.505280436449" calcext:value-type="float">
            <text:p>25.5052804364</text:p>
          </table:table-cell>
          <table:table-cell table:formula="of:=[.M21]*[.P21]" office:value-type="float" office:value="26.6276318338158" calcext:value-type="float">
            <text:p>26.6276318338</text:p>
          </table:table-cell>
          <table:table-cell table:formula="of:=[.N21]*0.581" office:value-type="float" office:value="78.9166742479349" calcext:value-type="float">
            <text:p>78.9166742479</text:p>
          </table:table-cell>
          <table:table-cell table:formula="of:=[.Q21]*0.581" office:value-type="float" office:value="14.8185679335769" calcext:value-type="float">
            <text:p>14.8185679336</text:p>
          </table:table-cell>
        </table:table-row>
        <table:table-row table:style-name="ro1">
          <table:table-cell/>
          <table:table-cell office:value-type="string" calcext:value-type="string">
            <text:p>A2064</text:p>
          </table:table-cell>
          <table:table-cell office:value-type="float" office:value="0.108" calcext:value-type="float">
            <text:p>0.10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2]*300000/70" office:value-type="float" office:value="462.857142857143" calcext:value-type="float">
            <text:p>462.8571428571</text:p>
          </table:table-cell>
          <table:table-cell table:formula="of:=[.D22]-[.E22]" office:value-type="float" office:value="3822.85714285714" calcext:value-type="float">
            <text:p>3822.8571428572</text:p>
          </table:table-cell>
          <table:table-cell office:value-type="float" office:value="675" calcext:value-type="float">
            <text:p>675</text:p>
          </table:table-cell>
          <table:table-cell table:formula="of:=4*3.141592*([.G22]/300000)^2*([.F22]/[.D22])" office:value-type="float" office:value="0.000056746576296" calcext:value-type="float">
            <text:p>5.6746576296E-05</text:p>
          </table:table-cell>
          <table:table-cell table:formula="of:=[.H22]*180/(3.141592)*3600" office:value-type="float" office:value="11.704824" calcext:value-type="float">
            <text:p>11.704824</text:p>
          </table:table-cell>
          <table:table-cell table:formula="of:=[.K2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2]*3600" office:value-type="float" office:value="0.185000002384176" calcext:value-type="float">
            <text:p>0.1850000024</text:p>
          </table:table-cell>
          <table:table-cell table:formula="of:=[.I22]/[.L22]" office:value-type="float" office:value="63.2693181035395" calcext:value-type="float">
            <text:p>63.2693181035</text:p>
          </table:table-cell>
          <table:table-cell table:formula="of:=[.M22]*2" office:value-type="float" office:value="126.538636207079" calcext:value-type="float">
            <text:p>126.5386362071</text:p>
          </table:table-cell>
          <table:table-cell office:value-type="string" calcext:value-type="string">
            <text:p>A2064</text:p>
          </table:table-cell>
          <table:table-cell table:formula="of:=[.E22]*1000*[.J22]" office:value-type="float" office:value="0.41513894820722" calcext:value-type="float">
            <text:p>0.4151389482</text:p>
          </table:table-cell>
          <table:table-cell table:formula="of:=1/[.P22]*10" office:value-type="float" office:value="24.0883204122019" calcext:value-type="float">
            <text:p>24.0883204122</text:p>
          </table:table-cell>
          <table:table-cell table:formula="of:=[.M22]*[.P22]" office:value-type="float" office:value="26.2655581712914" calcext:value-type="float">
            <text:p>26.2655581713</text:p>
          </table:table-cell>
          <table:table-cell table:formula="of:=[.N22]*0.581" office:value-type="float" office:value="73.5189476363129" calcext:value-type="float">
            <text:p>73.5189476363</text:p>
          </table:table-cell>
          <table:table-cell table:formula="of:=[.Q22]*0.581" office:value-type="float" office:value="13.9953141594893" calcext:value-type="float">
            <text:p>13.9953141595</text:p>
          </table:table-cell>
        </table:table-row>
        <table:table-row table:style-name="ro1">
          <table:table-cell/>
          <table:table-cell table:style-name="ce7" office:value-type="string" calcext:value-type="string">
            <text:p>A2065</text:p>
          </table:table-cell>
          <table:table-cell table:style-name="ce7" office:value-type="float" office:value="0.073" calcext:value-type="float">
            <text:p>0.073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C23]*300000/70" office:value-type="float" office:value="312.857142857143" calcext:value-type="float">
            <text:p>312.8571428571</text:p>
          </table:table-cell>
          <table:table-cell table:style-name="ce7" table:formula="of:=[.D23]-[.E23]" office:value-type="float" office:value="3972.85714285714" calcext:value-type="float">
            <text:p>3972.8571428571</text:p>
          </table:table-cell>
          <table:table-cell table:style-name="ce7" office:value-type="float" office:value="1095" calcext:value-type="float">
            <text:p>1095</text:p>
          </table:table-cell>
          <table:table-cell table:style-name="ce7" table:formula="of:=4*3.141592*([.G23]/300000)^2*([.F23]/[.D23])" office:value-type="float" office:value="0.00015519411072936" calcext:value-type="float">
            <text:p>0.0001551941</text:p>
          </table:table-cell>
          <table:table-cell table:style-name="ce7" table:formula="of:=[.H23]*180/(3.141592)*3600" office:value-type="float" office:value="32.01108984" calcext:value-type="float">
            <text:p>32.01108984</text:p>
          </table:table-cell>
          <table:table-cell table:style-name="ce7" table:formula="of:=[.K23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K23]*3600" office:value-type="float" office:value="0.185000002384176" calcext:value-type="float">
            <text:p>0.1850000024</text:p>
          </table:table-cell>
          <table:table-cell table:style-name="ce7" table:formula="of:=[.I23]/[.L23]" office:value-type="float" office:value="173.032915824103" calcext:value-type="float">
            <text:p>173.0329158241</text:p>
          </table:table-cell>
          <table:table-cell table:style-name="ce7" table:formula="of:=[.M23]*2" office:value-type="float" office:value="346.065831648206" calcext:value-type="float">
            <text:p>346.0658316482</text:p>
          </table:table-cell>
          <table:table-cell table:style-name="ce7" office:value-type="string" calcext:value-type="string">
            <text:p>A2065</text:p>
          </table:table-cell>
          <table:table-cell table:style-name="ce7" table:formula="of:=[.E23]*1000*[.J23]" office:value-type="float" office:value="0.28060317795488" calcext:value-type="float">
            <text:p>0.280603178</text:p>
          </table:table-cell>
          <table:table-cell table:formula="of:=1/[.P23]*10" office:value-type="float" office:value="35.6375151303809" calcext:value-type="float">
            <text:p>35.6375151304</text:p>
          </table:table-cell>
          <table:table-cell table:formula="of:=[.M23]*[.P23]" office:value-type="float" office:value="48.5535860710425" calcext:value-type="float">
            <text:p>48.553586071</text:p>
          </table:table-cell>
          <table:table-cell table:formula="of:=[.N23]*0.581" office:value-type="float" office:value="201.064248187608" calcext:value-type="float">
            <text:p>201.0642481876</text:p>
          </table:table-cell>
          <table:table-cell table:formula="of:=[.Q23]*0.581" office:value-type="float" office:value="20.7053962907513" calcext:value-type="float">
            <text:p>20.7053962908</text:p>
          </table:table-cell>
        </table:table-row>
        <table:table-row table:style-name="ro1">
          <table:table-cell/>
          <table:table-cell office:value-type="string" calcext:value-type="string">
            <text:p>A2069</text:p>
          </table:table-cell>
          <table:table-cell office:value-type="float" office:value="0.116" calcext:value-type="float">
            <text:p>0.11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4]*300000/70" office:value-type="float" office:value="497.142857142857" calcext:value-type="float">
            <text:p>497.1428571429</text:p>
          </table:table-cell>
          <table:table-cell table:formula="of:=[.D24]-[.E24]" office:value-type="float" office:value="3788.57142857143" calcext:value-type="float">
            <text:p>3788.5714285714</text:p>
          </table:table-cell>
          <table:table-cell office:value-type="float" office:value="966" calcext:value-type="float">
            <text:p>966</text:p>
          </table:table-cell>
          <table:table-cell table:formula="of:=4*3.141592*([.G24]/300000)^2*([.F24]/[.D24])" office:value-type="float" office:value="0.000115179126894541" calcext:value-type="float">
            <text:p>0.0001151791</text:p>
          </table:table-cell>
          <table:table-cell table:formula="of:=[.H24]*180/(3.141592)*3600" office:value-type="float" office:value="23.7574052352" calcext:value-type="float">
            <text:p>23.7574052352</text:p>
          </table:table-cell>
          <table:table-cell table:formula="of:=[.K2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4]*3600" office:value-type="float" office:value="0.185000002384176" calcext:value-type="float">
            <text:p>0.1850000024</text:p>
          </table:table-cell>
          <table:table-cell table:formula="of:=[.I24]/[.L24]" office:value-type="float" office:value="128.418405021773" calcext:value-type="float">
            <text:p>128.4184050218</text:p>
          </table:table-cell>
          <table:table-cell table:formula="of:=[.M24]*2" office:value-type="float" office:value="256.836810043545" calcext:value-type="float">
            <text:p>256.8368100435</text:p>
          </table:table-cell>
          <table:table-cell office:value-type="string" calcext:value-type="string">
            <text:p>A2069</text:p>
          </table:table-cell>
          <table:table-cell table:formula="of:=[.E24]*1000*[.J24]" office:value-type="float" office:value="0.445889981407755" calcext:value-type="float">
            <text:p>0.4458899814</text:p>
          </table:table-cell>
          <table:table-cell table:formula="of:=1/[.P24]*10" office:value-type="float" office:value="22.4270569354983" calcext:value-type="float">
            <text:p>22.4270569355</text:p>
          </table:table-cell>
          <table:table-cell table:formula="of:=[.M24]*[.P24]" office:value-type="float" office:value="57.2604802275717" calcext:value-type="float">
            <text:p>57.2604802276</text:p>
          </table:table-cell>
          <table:table-cell table:formula="of:=[.N24]*0.581" office:value-type="float" office:value="149.2221866353" calcext:value-type="float">
            <text:p>149.2221866353</text:p>
          </table:table-cell>
          <table:table-cell table:formula="of:=[.Q24]*0.581" office:value-type="float" office:value="13.0301200795245" calcext:value-type="float">
            <text:p>13.0301200795</text:p>
          </table:table-cell>
        </table:table-row>
        <table:table-row table:style-name="ro1">
          <table:table-cell/>
          <table:table-cell table:style-name="ce7" office:value-type="string" calcext:value-type="string">
            <text:p>A2142</text:p>
          </table:table-cell>
          <table:table-cell table:style-name="ce7" office:value-type="float" office:value="0.091" calcext:value-type="float">
            <text:p>0.091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C25]*300000/70" office:value-type="float" office:value="390" calcext:value-type="float">
            <text:p>390</text:p>
          </table:table-cell>
          <table:table-cell table:style-name="ce7" table:formula="of:=[.D25]-[.E25]" office:value-type="float" office:value="3895.71428571429" calcext:value-type="float">
            <text:p>3895.7142857143</text:p>
          </table:table-cell>
          <table:table-cell table:style-name="ce7" office:value-type="float" office:value="1086" calcext:value-type="float">
            <text:p>1086</text:p>
          </table:table-cell>
          <table:table-cell table:style-name="ce7" table:formula="of:=4*3.141592*([.G25]/300000)^2*([.F25]/[.D25])" office:value-type="float" office:value="0.000149689313952653" calcext:value-type="float">
            <text:p>0.0001496893</text:p>
          </table:table-cell>
          <table:table-cell table:style-name="ce7" table:formula="of:=[.H25]*180/(3.141592)*3600" office:value-type="float" office:value="30.8756437632" calcext:value-type="float">
            <text:p>30.8756437632</text:p>
          </table:table-cell>
          <table:table-cell table:style-name="ce7" table:formula="of:=[.K25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K25]*3600" office:value-type="float" office:value="0.185000002384176" calcext:value-type="float">
            <text:p>0.1850000024</text:p>
          </table:table-cell>
          <table:table-cell table:style-name="ce7" table:formula="of:=[.I25]/[.L25]" office:value-type="float" office:value="166.895369542119" calcext:value-type="float">
            <text:p>166.8953695421</text:p>
          </table:table-cell>
          <table:table-cell table:style-name="ce7" table:formula="of:=[.M25]*2" office:value-type="float" office:value="333.790739084238" calcext:value-type="float">
            <text:p>333.7907390842</text:p>
          </table:table-cell>
          <table:table-cell table:style-name="ce7" office:value-type="string" calcext:value-type="string">
            <text:p>A2142</text:p>
          </table:table-cell>
          <table:table-cell table:style-name="ce7" table:formula="of:=[.E25]*1000*[.J25]" office:value-type="float" office:value="0.349793002656084" calcext:value-type="float">
            <text:p>0.3497930027</text:p>
          </table:table-cell>
          <table:table-cell table:formula="of:=1/[.P25]*10" office:value-type="float" office:value="28.5883363133824" calcext:value-type="float">
            <text:p>28.5883363134</text:p>
          </table:table-cell>
          <table:table-cell table:formula="of:=[.M25]*[.P25]" office:value-type="float" office:value="58.3788324415346" calcext:value-type="float">
            <text:p>58.3788324415</text:p>
          </table:table-cell>
          <table:table-cell table:formula="of:=[.N25]*0.581" office:value-type="float" office:value="193.932419407942" calcext:value-type="float">
            <text:p>193.9324194079</text:p>
          </table:table-cell>
          <table:table-cell table:formula="of:=[.Q25]*0.581" office:value-type="float" office:value="16.6098233980752" calcext:value-type="float">
            <text:p>16.6098233981</text:p>
          </table:table-cell>
        </table:table-row>
        <table:table-row table:style-name="ro1">
          <table:table-cell/>
          <table:table-cell table:style-name="ce7" office:value-type="string" calcext:value-type="string">
            <text:p>A2319</text:p>
          </table:table-cell>
          <table:table-cell table:style-name="ce7" office:value-type="float" office:value="0.056" calcext:value-type="float">
            <text:p>0.056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C26]*300000/70" office:value-type="float" office:value="240" calcext:value-type="float">
            <text:p>240</text:p>
          </table:table-cell>
          <table:table-cell table:style-name="ce7" table:formula="of:=[.D26]-[.E26]" office:value-type="float" office:value="4045.71428571429" calcext:value-type="float">
            <text:p>4045.7142857143</text:p>
          </table:table-cell>
          <table:table-cell table:style-name="ce7" office:value-type="float" office:value="1101" calcext:value-type="float">
            <text:p>1101</text:p>
          </table:table-cell>
          <table:table-cell table:style-name="ce7" table:formula="of:=4*3.141592*([.G26]/300000)^2*([.F26]/[.D26])" office:value-type="float" office:value="0.000159776865333709" calcext:value-type="float">
            <text:p>0.0001597769</text:p>
          </table:table-cell>
          <table:table-cell table:style-name="ce7" table:formula="of:=[.H26]*180/(3.141592)*3600" office:value-type="float" office:value="32.9563510272" calcext:value-type="float">
            <text:p>32.9563510272</text:p>
          </table:table-cell>
          <table:table-cell table:style-name="ce7" table:formula="of:=[.K26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K26]*3600" office:value-type="float" office:value="0.185000002384176" calcext:value-type="float">
            <text:p>0.1850000024</text:p>
          </table:table-cell>
          <table:table-cell table:style-name="ce7" table:formula="of:=[.I26]/[.L26]" office:value-type="float" office:value="178.142435689065" calcext:value-type="float">
            <text:p>178.1424356891</text:p>
          </table:table-cell>
          <table:table-cell table:style-name="ce7" table:formula="of:=[.M26]*2" office:value-type="float" office:value="356.284871378131" calcext:value-type="float">
            <text:p>356.2848713781</text:p>
          </table:table-cell>
          <table:table-cell table:style-name="ce7" office:value-type="string" calcext:value-type="string">
            <text:p>A2319</text:p>
          </table:table-cell>
          <table:table-cell table:style-name="ce7" table:formula="of:=[.E26]*1000*[.J26]" office:value-type="float" office:value="0.215257232403744" calcext:value-type="float">
            <text:p>0.2152572324</text:p>
          </table:table-cell>
          <table:table-cell table:formula="of:=1/[.P26]*10" office:value-type="float" office:value="46.4560465092464" calcext:value-type="float">
            <text:p>46.4560465092</text:p>
          </table:table-cell>
          <table:table-cell table:formula="of:=[.M26]*[.P26]" office:value-type="float" office:value="38.3464476800901" calcext:value-type="float">
            <text:p>38.3464476801</text:p>
          </table:table-cell>
          <table:table-cell table:formula="of:=[.N26]*0.581" office:value-type="float" office:value="207.001510270694" calcext:value-type="float">
            <text:p>207.0015102707</text:p>
          </table:table-cell>
          <table:table-cell table:formula="of:=[.Q26]*0.581" office:value-type="float" office:value="26.9909630218722" calcext:value-type="float">
            <text:p>26.9909630219</text:p>
          </table:table-cell>
        </table:table-row>
        <table:table-row table:style-name="ro1">
          <table:table-cell/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7]*300000/70" office:value-type="float" office:value="364.285714285714" calcext:value-type="float">
            <text:p>364.2857142857</text:p>
          </table:table-cell>
          <table:table-cell table:formula="of:=[.D27]-[.E27]" office:value-type="float" office:value="3921.42857142857" calcext:value-type="float">
            <text:p>3921.4285714286</text:p>
          </table:table-cell>
          <table:table-cell office:value-type="float" office:value="800" calcext:value-type="float">
            <text:p>800</text:p>
          </table:table-cell>
          <table:table-cell table:formula="of:=4*3.141592*([.G27]/300000)^2*([.F27]/[.D27])" office:value-type="float" office:value="0.0000817651677866667" calcext:value-type="float">
            <text:p>8.17651677866667E-05</text:p>
          </table:table-cell>
          <table:table-cell table:formula="of:=[.H27]*180/(3.141592)*3600" office:value-type="float" office:value="16.86528" calcext:value-type="float">
            <text:p>16.86528</text:p>
          </table:table-cell>
          <table:table-cell table:formula="of:=[.K2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7]*3600" office:value-type="float" office:value="0.185000002384176" calcext:value-type="float">
            <text:p>0.1850000024</text:p>
          </table:table-cell>
          <table:table-cell table:formula="of:=[.I27]/[.L27]" office:value-type="float" office:value="91.1636745008095" calcext:value-type="float">
            <text:p>91.1636745008</text:p>
          </table:table-cell>
          <table:table-cell table:formula="of:=[.M27]*2" office:value-type="float" office:value="182.327349001619" calcext:value-type="float">
            <text:p>182.3273490016</text:p>
          </table:table-cell>
          <table:table-cell office:value-type="string" calcext:value-type="string">
            <text:p>A2420</text:p>
          </table:table-cell>
          <table:table-cell table:formula="of:=[.E27]*1000*[.J27]" office:value-type="float" office:value="0.326729727755683" calcext:value-type="float">
            <text:p>0.3267297278</text:p>
          </table:table-cell>
          <table:table-cell table:formula="of:=1/[.P27]*10" office:value-type="float" office:value="30.6063365237388" calcext:value-type="float">
            <text:p>30.6063365237</text:p>
          </table:table-cell>
          <table:table-cell table:formula="of:=[.M27]*[.P27]" office:value-type="float" office:value="29.7858825508572" calcext:value-type="float">
            <text:p>29.7858825509</text:p>
          </table:table-cell>
          <table:table-cell table:formula="of:=[.N27]*0.581" office:value-type="float" office:value="105.932189769941" calcext:value-type="float">
            <text:p>105.9321897699</text:p>
          </table:table-cell>
          <table:table-cell table:formula="of:=[.Q27]*0.581" office:value-type="float" office:value="17.7822815202923" calcext:value-type="float">
            <text:p>17.7822815203</text:p>
          </table:table-cell>
        </table:table-row>
        <table:table-row table:style-name="ro1">
          <table:table-cell/>
          <table:table-cell office:value-type="string" calcext:value-type="string">
            <text:p>A2426</text:p>
          </table:table-cell>
          <table:table-cell office:value-type="float" office:value="0.098" calcext:value-type="float">
            <text:p>0.09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8]*300000/70" office:value-type="float" office:value="420" calcext:value-type="float">
            <text:p>420</text:p>
          </table:table-cell>
          <table:table-cell table:formula="of:=[.D28]-[.E28]" office:value-type="float" office:value="3865.71428571429" calcext:value-type="float">
            <text:p>3865.7142857143</text:p>
          </table:table-cell>
          <table:table-cell office:value-type="float" office:value="800" calcext:value-type="float">
            <text:p>800</text:p>
          </table:table-cell>
          <table:table-cell table:formula="of:=4*3.141592*([.G28]/300000)^2*([.F28]/[.D28])" office:value-type="float" office:value="0.0000806034768782222" calcext:value-type="float">
            <text:p>8.06034768782222E-05</text:p>
          </table:table-cell>
          <table:table-cell table:formula="of:=[.H28]*180/(3.141592)*3600" office:value-type="float" office:value="16.625664" calcext:value-type="float">
            <text:p>16.625664</text:p>
          </table:table-cell>
          <table:table-cell table:formula="of:=[.K2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8]*3600" office:value-type="float" office:value="0.185000002384176" calcext:value-type="float">
            <text:p>0.1850000024</text:p>
          </table:table-cell>
          <table:table-cell table:formula="of:=[.I28]/[.L28]" office:value-type="float" office:value="89.8684528958799" calcext:value-type="float">
            <text:p>89.8684528959</text:p>
          </table:table-cell>
          <table:table-cell table:formula="of:=[.M28]*2" office:value-type="float" office:value="179.73690579176" calcext:value-type="float">
            <text:p>179.7369057918</text:p>
          </table:table-cell>
          <table:table-cell office:value-type="string" calcext:value-type="string">
            <text:p>A2426</text:p>
          </table:table-cell>
          <table:table-cell table:formula="of:=[.E28]*1000*[.J28]" office:value-type="float" office:value="0.376700156706552" calcext:value-type="float">
            <text:p>0.3767001567</text:p>
          </table:table-cell>
          <table:table-cell table:formula="of:=1/[.P28]*10" office:value-type="float" office:value="26.546312290998" calcext:value-type="float">
            <text:p>26.546312291</text:p>
          </table:table-cell>
          <table:table-cell table:formula="of:=[.M28]*[.P28]" office:value-type="float" office:value="33.8534602888533" calcext:value-type="float">
            <text:p>33.8534602889</text:p>
          </table:table-cell>
          <table:table-cell table:formula="of:=[.N28]*0.581" office:value-type="float" office:value="104.427142265012" calcext:value-type="float">
            <text:p>104.427142265</text:p>
          </table:table-cell>
          <table:table-cell table:formula="of:=[.Q28]*0.581" office:value-type="float" office:value="15.4234074410698" calcext:value-type="float">
            <text:p>15.4234074411</text:p>
          </table:table-cell>
        </table:table-row>
        <table:table-row table:style-name="ro1">
          <table:table-cell/>
          <table:table-cell office:value-type="string" calcext:value-type="string">
            <text:p>A2440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29]*300000/70" office:value-type="float" office:value="390" calcext:value-type="float">
            <text:p>390</text:p>
          </table:table-cell>
          <table:table-cell table:formula="of:=[.D29]-[.E29]" office:value-type="float" office:value="3895.71428571429" calcext:value-type="float">
            <text:p>3895.7142857143</text:p>
          </table:table-cell>
          <table:table-cell office:value-type="float" office:value="766" calcext:value-type="float">
            <text:p>766</text:p>
          </table:table-cell>
          <table:table-cell table:formula="of:=4*3.141592*([.G29]/300000)^2*([.F29]/[.D29])" office:value-type="float" office:value="0.0000744712574043008" calcext:value-type="float">
            <text:p>7.44712574043008E-05</text:p>
          </table:table-cell>
          <table:table-cell table:formula="of:=[.H29]*180/(3.141592)*3600" office:value-type="float" office:value="15.3608026752" calcext:value-type="float">
            <text:p>15.3608026752</text:p>
          </table:table-cell>
          <table:table-cell table:formula="of:=[.K2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29]*3600" office:value-type="float" office:value="0.185000002384176" calcext:value-type="float">
            <text:p>0.1850000024</text:p>
          </table:table-cell>
          <table:table-cell table:formula="of:=[.I29]/[.L29]" office:value-type="float" office:value="83.0313647418303" calcext:value-type="float">
            <text:p>83.0313647418</text:p>
          </table:table-cell>
          <table:table-cell table:formula="of:=[.M29]*2" office:value-type="float" office:value="166.062729483661" calcext:value-type="float">
            <text:p>166.0627294837</text:p>
          </table:table-cell>
          <table:table-cell office:value-type="string" calcext:value-type="string">
            <text:p>A2440</text:p>
          </table:table-cell>
          <table:table-cell table:formula="of:=[.E29]*1000*[.J29]" office:value-type="float" office:value="0.349793002656084" calcext:value-type="float">
            <text:p>0.3497930027</text:p>
          </table:table-cell>
          <table:table-cell table:formula="of:=1/[.P29]*10" office:value-type="float" office:value="28.5883363133824" calcext:value-type="float">
            <text:p>28.5883363134</text:p>
          </table:table-cell>
          <table:table-cell table:formula="of:=[.M29]*[.P29]" office:value-type="float" office:value="29.0437903876773" calcext:value-type="float">
            <text:p>29.0437903877</text:p>
          </table:table-cell>
          <table:table-cell table:formula="of:=[.N29]*0.581" office:value-type="float" office:value="96.4824458300068" calcext:value-type="float">
            <text:p>96.48244583</text:p>
          </table:table-cell>
          <table:table-cell table:formula="of:=[.Q29]*0.581" office:value-type="float" office:value="16.6098233980752" calcext:value-type="float">
            <text:p>16.6098233981</text:p>
          </table:table-cell>
        </table:table-row>
        <table:table-row table:style-name="ro1">
          <table:table-cell/>
          <table:table-cell office:value-type="string" calcext:value-type="string">
            <text:p>A2443</text:p>
          </table:table-cell>
          <table:table-cell office:value-type="float" office:value="0.108" calcext:value-type="float">
            <text:p>0.10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0]*300000/70" office:value-type="float" office:value="462.857142857143" calcext:value-type="float">
            <text:p>462.8571428571</text:p>
          </table:table-cell>
          <table:table-cell table:formula="of:=[.D30]-[.E30]" office:value-type="float" office:value="3822.85714285714" calcext:value-type="float">
            <text:p>3822.8571428572</text:p>
          </table:table-cell>
          <table:table-cell office:value-type="float" office:value="800" calcext:value-type="float">
            <text:p>800</text:p>
          </table:table-cell>
          <table:table-cell table:formula="of:=4*3.141592*([.G30]/300000)^2*([.F30]/[.D30])" office:value-type="float" office:value="0.0000797098684871111" calcext:value-type="float">
            <text:p>7.97098684871111E-05</text:p>
          </table:table-cell>
          <table:table-cell table:formula="of:=[.H30]*180/(3.141592)*3600" office:value-type="float" office:value="16.441344" calcext:value-type="float">
            <text:p>16.441344</text:p>
          </table:table-cell>
          <table:table-cell table:formula="of:=[.K3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0]*3600" office:value-type="float" office:value="0.185000002384176" calcext:value-type="float">
            <text:p>0.1850000024</text:p>
          </table:table-cell>
          <table:table-cell table:formula="of:=[.I30]/[.L30]" office:value-type="float" office:value="88.8721285843957" calcext:value-type="float">
            <text:p>88.8721285844</text:p>
          </table:table-cell>
          <table:table-cell table:formula="of:=[.M30]*2" office:value-type="float" office:value="177.744257168791" calcext:value-type="float">
            <text:p>177.7442571688</text:p>
          </table:table-cell>
          <table:table-cell office:value-type="string" calcext:value-type="string">
            <text:p>A2443</text:p>
          </table:table-cell>
          <table:table-cell table:formula="of:=[.E30]*1000*[.J30]" office:value-type="float" office:value="0.41513894820722" calcext:value-type="float">
            <text:p>0.4151389482</text:p>
          </table:table-cell>
          <table:table-cell table:formula="of:=1/[.P30]*10" office:value-type="float" office:value="24.0883204122019" calcext:value-type="float">
            <text:p>24.0883204122</text:p>
          </table:table-cell>
          <table:table-cell table:formula="of:=[.M30]*[.P30]" office:value-type="float" office:value="36.8942819854629" calcext:value-type="float">
            <text:p>36.8942819855</text:p>
          </table:table-cell>
          <table:table-cell table:formula="of:=[.N30]*0.581" office:value-type="float" office:value="103.269413415068" calcext:value-type="float">
            <text:p>103.2694134151</text:p>
          </table:table-cell>
          <table:table-cell table:formula="of:=[.Q30]*0.581" office:value-type="float" office:value="13.9953141594893" calcext:value-type="float">
            <text:p>13.9953141595</text:p>
          </table:table-cell>
        </table:table-row>
        <table:table-row table:style-name="ro1">
          <table:table-cell/>
          <table:table-cell office:value-type="string" calcext:value-type="string">
            <text:p>A2495</text:p>
          </table:table-cell>
          <table:table-cell office:value-type="float" office:value="0.078" calcext:value-type="float">
            <text:p>0.07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1]*300000/70" office:value-type="float" office:value="334.285714285714" calcext:value-type="float">
            <text:p>334.2857142857</text:p>
          </table:table-cell>
          <table:table-cell table:formula="of:=[.D31]-[.E31]" office:value-type="float" office:value="3951.42857142857" calcext:value-type="float">
            <text:p>3951.4285714286</text:p>
          </table:table-cell>
          <table:table-cell office:value-type="float" office:value="631" calcext:value-type="float">
            <text:p>631</text:p>
          </table:table-cell>
          <table:table-cell table:formula="of:=4*3.141592*([.G31]/300000)^2*([.F31]/[.D31])" office:value-type="float" office:value="0.0000512574390289628" calcext:value-type="float">
            <text:p>5.12574390289628E-05</text:p>
          </table:table-cell>
          <table:table-cell table:formula="of:=[.H31]*180/(3.141592)*3600" office:value-type="float" office:value="10.5726079296" calcext:value-type="float">
            <text:p>10.5726079296</text:p>
          </table:table-cell>
          <table:table-cell table:formula="of:=[.K3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1]*3600" office:value-type="float" office:value="0.185000002384176" calcext:value-type="float">
            <text:p>0.1850000024</text:p>
          </table:table-cell>
          <table:table-cell table:formula="of:=[.I31]/[.L31]" office:value-type="float" office:value="57.1492313153847" calcext:value-type="float">
            <text:p>57.1492313154</text:p>
          </table:table-cell>
          <table:table-cell table:formula="of:=[.M31]*2" office:value-type="float" office:value="114.298462630769" calcext:value-type="float">
            <text:p>114.2984626308</text:p>
          </table:table-cell>
          <table:table-cell office:value-type="string" calcext:value-type="string">
            <text:p>A2495</text:p>
          </table:table-cell>
          <table:table-cell table:formula="of:=[.E31]*1000*[.J31]" office:value-type="float" office:value="0.299822573705215" calcext:value-type="float">
            <text:p>0.2998225737</text:p>
          </table:table-cell>
          <table:table-cell table:formula="of:=1/[.P31]*10" office:value-type="float" office:value="33.3530590322795" calcext:value-type="float">
            <text:p>33.3530590323</text:p>
          </table:table-cell>
          <table:table-cell table:formula="of:=[.M31]*[.P31]" office:value-type="float" office:value="17.1346296182533" calcext:value-type="float">
            <text:p>17.1346296183</text:p>
          </table:table-cell>
          <table:table-cell table:formula="of:=[.N31]*0.581" office:value-type="float" office:value="66.407406788477" calcext:value-type="float">
            <text:p>66.4074067885</text:p>
          </table:table-cell>
          <table:table-cell table:formula="of:=[.Q31]*0.581" office:value-type="float" office:value="19.3781272977544" calcext:value-type="float">
            <text:p>19.3781272978</text:p>
          </table:table-cell>
        </table:table-row>
        <table:table-row table:style-name="ro1">
          <table:table-cell/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2]*300000/70" office:value-type="float" office:value="364.285714285714" calcext:value-type="float">
            <text:p>364.2857142857</text:p>
          </table:table-cell>
          <table:table-cell table:formula="of:=[.D32]-[.E32]" office:value-type="float" office:value="3921.42857142857" calcext:value-type="float">
            <text:p>3921.4285714286</text:p>
          </table:table-cell>
          <table:table-cell office:value-type="float" office:value="682" calcext:value-type="float">
            <text:p>682</text:p>
          </table:table-cell>
          <table:table-cell table:formula="of:=4*3.141592*([.G32]/300000)^2*([.F32]/[.D32])" office:value-type="float" office:value="0.0000594233467212587" calcext:value-type="float">
            <text:p>5.94233467212587E-05</text:p>
          </table:table-cell>
          <table:table-cell table:formula="of:=[.H32]*180/(3.141592)*3600" office:value-type="float" office:value="12.256947648" calcext:value-type="float">
            <text:p>12.256947648</text:p>
          </table:table-cell>
          <table:table-cell table:formula="of:=[.K3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2]*3600" office:value-type="float" office:value="0.185000002384176" calcext:value-type="float">
            <text:p>0.1850000024</text:p>
          </table:table-cell>
          <table:table-cell table:formula="of:=[.I32]/[.L32]" office:value-type="float" office:value="66.2537702164289" calcext:value-type="float">
            <text:p>66.2537702164</text:p>
          </table:table-cell>
          <table:table-cell table:formula="of:=[.M32]*2" office:value-type="float" office:value="132.507540432858" calcext:value-type="float">
            <text:p>132.5075404329</text:p>
          </table:table-cell>
          <table:table-cell office:value-type="string" calcext:value-type="string">
            <text:p>A2597</text:p>
          </table:table-cell>
          <table:table-cell table:formula="of:=[.E32]*1000*[.J32]" office:value-type="float" office:value="0.326729727755683" calcext:value-type="float">
            <text:p>0.3267297278</text:p>
          </table:table-cell>
          <table:table-cell table:formula="of:=1/[.P32]*10" office:value-type="float" office:value="30.6063365237388" calcext:value-type="float">
            <text:p>30.6063365237</text:p>
          </table:table-cell>
          <table:table-cell table:formula="of:=[.M32]*[.P32]" office:value-type="float" office:value="21.6470763056014" calcext:value-type="float">
            <text:p>21.6470763056</text:p>
          </table:table-cell>
          <table:table-cell table:formula="of:=[.N32]*0.581" office:value-type="float" office:value="76.9868809914904" calcext:value-type="float">
            <text:p>76.9868809915</text:p>
          </table:table-cell>
          <table:table-cell table:formula="of:=[.Q32]*0.581" office:value-type="float" office:value="17.7822815202923" calcext:value-type="float">
            <text:p>17.7822815203</text:p>
          </table:table-cell>
        </table:table-row>
        <table:table-row table:style-name="ro1">
          <table:table-cell/>
          <table:table-cell office:value-type="string" calcext:value-type="string">
            <text:p>A2627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3]*300000/70" office:value-type="float" office:value="540" calcext:value-type="float">
            <text:p>540</text:p>
          </table:table-cell>
          <table:table-cell table:formula="of:=[.D33]-[.E33]" office:value-type="float" office:value="3745.71428571428" calcext:value-type="float">
            <text:p>3745.7142857143</text:p>
          </table:table-cell>
          <table:table-cell office:value-type="float" office:value="800" calcext:value-type="float">
            <text:p>800</text:p>
          </table:table-cell>
          <table:table-cell table:formula="of:=4*3.141592*([.G33]/300000)^2*([.F33]/[.D33])" office:value-type="float" office:value="0.0000781013733831111" calcext:value-type="float">
            <text:p>7.81013733831111E-05</text:p>
          </table:table-cell>
          <table:table-cell table:formula="of:=[.H33]*180/(3.141592)*3600" office:value-type="float" office:value="16.109568" calcext:value-type="float">
            <text:p>16.109568</text:p>
          </table:table-cell>
          <table:table-cell table:formula="of:=[.K3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3]*3600" office:value-type="float" office:value="0.185000002384176" calcext:value-type="float">
            <text:p>0.1850000024</text:p>
          </table:table-cell>
          <table:table-cell table:formula="of:=[.I33]/[.L33]" office:value-type="float" office:value="87.078744823724" calcext:value-type="float">
            <text:p>87.0787448237</text:p>
          </table:table-cell>
          <table:table-cell table:formula="of:=[.M33]*2" office:value-type="float" office:value="174.157489647448" calcext:value-type="float">
            <text:p>174.1574896474</text:p>
          </table:table-cell>
          <table:table-cell office:value-type="string" calcext:value-type="string">
            <text:p>A2627</text:p>
          </table:table-cell>
          <table:table-cell table:formula="of:=[.E33]*1000*[.J33]" office:value-type="float" office:value="0.484328772908424" calcext:value-type="float">
            <text:p>0.4843287729</text:p>
          </table:table-cell>
          <table:table-cell table:formula="of:=1/[.P33]*10" office:value-type="float" office:value="20.6471317818873" calcext:value-type="float">
            <text:p>20.6471317819</text:p>
          </table:table-cell>
          <table:table-cell table:formula="of:=[.M33]*[.P33]" office:value-type="float" office:value="42.17474162688" calcext:value-type="float">
            <text:p>42.1747416269</text:p>
          </table:table-cell>
          <table:table-cell table:formula="of:=[.N33]*0.581" office:value-type="float" office:value="101.185501485167" calcext:value-type="float">
            <text:p>101.1855014852</text:p>
          </table:table-cell>
          <table:table-cell table:formula="of:=[.Q33]*0.581" office:value-type="float" office:value="11.9959835652765" calcext:value-type="float">
            <text:p>11.9959835653</text:p>
          </table:table-cell>
        </table:table-row>
        <table:table-row table:style-name="ro1">
          <table:table-cell/>
          <table:table-cell office:value-type="string" calcext:value-type="string">
            <text:p>A2670</text:p>
          </table:table-cell>
          <table:table-cell office:value-type="float" office:value="0.076" calcext:value-type="float">
            <text:p>0.07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4]*300000/70" office:value-type="float" office:value="325.714285714286" calcext:value-type="float">
            <text:p>325.7142857143</text:p>
          </table:table-cell>
          <table:table-cell table:formula="of:=[.D34]-[.E34]" office:value-type="float" office:value="3960" calcext:value-type="float">
            <text:p>3960</text:p>
          </table:table-cell>
          <table:table-cell office:value-type="float" office:value="800" calcext:value-type="float">
            <text:p>800</text:p>
          </table:table-cell>
          <table:table-cell table:formula="of:=4*3.141592*([.G34]/300000)^2*([.F34]/[.D34])" office:value-type="float" office:value="0.0000825694153386667" calcext:value-type="float">
            <text:p>8.25694153386667E-05</text:p>
          </table:table-cell>
          <table:table-cell table:formula="of:=[.H34]*180/(3.141592)*3600" office:value-type="float" office:value="17.031168" calcext:value-type="float">
            <text:p>17.031168</text:p>
          </table:table-cell>
          <table:table-cell table:formula="of:=[.K3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4]*3600" office:value-type="float" office:value="0.185000002384176" calcext:value-type="float">
            <text:p>0.1850000024</text:p>
          </table:table-cell>
          <table:table-cell table:formula="of:=[.I34]/[.L34]" office:value-type="float" office:value="92.0603663811453" calcext:value-type="float">
            <text:p>92.0603663811</text:p>
          </table:table-cell>
          <table:table-cell table:formula="of:=[.M34]*2" office:value-type="float" office:value="184.120732762291" calcext:value-type="float">
            <text:p>184.1207327623</text:p>
          </table:table-cell>
          <table:table-cell office:value-type="string" calcext:value-type="string">
            <text:p>A2670</text:p>
          </table:table-cell>
          <table:table-cell table:formula="of:=[.E34]*1000*[.J34]" office:value-type="float" office:value="0.292134815405081" calcext:value-type="float">
            <text:p>0.2921348154</text:p>
          </table:table-cell>
          <table:table-cell table:formula="of:=1/[.P34]*10" office:value-type="float" office:value="34.2307711120763" calcext:value-type="float">
            <text:p>34.2307711121</text:p>
          </table:table-cell>
          <table:table-cell table:formula="of:=[.M34]*[.P34]" office:value-type="float" office:value="26.89403813888" calcext:value-type="float">
            <text:p>26.8940381389</text:p>
          </table:table-cell>
          <table:table-cell table:formula="of:=[.N34]*0.581" office:value-type="float" office:value="106.974145734891" calcext:value-type="float">
            <text:p>106.9741457349</text:p>
          </table:table-cell>
          <table:table-cell table:formula="of:=[.Q34]*0.581" office:value-type="float" office:value="19.8880780161164" calcext:value-type="float">
            <text:p>19.8880780161</text:p>
          </table:table-cell>
        </table:table-row>
        <table:table-row table:style-name="ro1">
          <table:table-cell/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5]*300000/70" office:value-type="float" office:value="488.571428571429" calcext:value-type="float">
            <text:p>488.5714285714</text:p>
          </table:table-cell>
          <table:table-cell table:formula="of:=[.D35]-[.E35]" office:value-type="float" office:value="3797.14285714286" calcext:value-type="float">
            <text:p>3797.1428571429</text:p>
          </table:table-cell>
          <table:table-cell office:value-type="float" office:value="800" calcext:value-type="float">
            <text:p>800</text:p>
          </table:table-cell>
          <table:table-cell table:formula="of:=4*3.141592*([.G35]/300000)^2*([.F35]/[.D35])" office:value-type="float" office:value="0.0000791737034524444" calcext:value-type="float">
            <text:p>7.91737034524444E-05</text:p>
          </table:table-cell>
          <table:table-cell table:formula="of:=[.H35]*180/(3.141592)*3600" office:value-type="float" office:value="16.330752" calcext:value-type="float">
            <text:p>16.330752</text:p>
          </table:table-cell>
          <table:table-cell table:formula="of:=[.K3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5]*3600" office:value-type="float" office:value="0.185000002384176" calcext:value-type="float">
            <text:p>0.1850000024</text:p>
          </table:table-cell>
          <table:table-cell table:formula="of:=[.I35]/[.L35]" office:value-type="float" office:value="88.2743339975051" calcext:value-type="float">
            <text:p>88.2743339975</text:p>
          </table:table-cell>
          <table:table-cell table:formula="of:=[.M35]*2" office:value-type="float" office:value="176.54866799501" calcext:value-type="float">
            <text:p>176.548667995</text:p>
          </table:table-cell>
          <table:table-cell office:value-type="string" calcext:value-type="string">
            <text:p>A2703</text:p>
          </table:table-cell>
          <table:table-cell table:formula="of:=[.E35]*1000*[.J35]" office:value-type="float" office:value="0.438202223107621" calcext:value-type="float">
            <text:p>0.4382022231</text:p>
          </table:table-cell>
          <table:table-cell table:formula="of:=1/[.P35]*10" office:value-type="float" office:value="22.8205140747176" calcext:value-type="float">
            <text:p>22.8205140747</text:p>
          </table:table-cell>
          <table:table-cell table:formula="of:=[.M35]*[.P35]" office:value-type="float" office:value="38.6820094010514" calcext:value-type="float">
            <text:p>38.6820094011</text:p>
          </table:table-cell>
          <table:table-cell table:formula="of:=[.N35]*0.581" office:value-type="float" office:value="102.574776105101" calcext:value-type="float">
            <text:p>102.5747761051</text:p>
          </table:table-cell>
          <table:table-cell table:formula="of:=[.Q35]*0.581" office:value-type="float" office:value="13.2587186774109" calcext:value-type="float">
            <text:p>13.2587186774</text:p>
          </table:table-cell>
        </table:table-row>
        <table:table-row table:style-name="ro1">
          <table:table-cell/>
          <table:table-cell office:value-type="string" calcext:value-type="string">
            <text:p>A399</text:p>
          </table:table-cell>
          <table:table-cell office:value-type="float" office:value="0.072" calcext:value-type="float">
            <text:p>0.07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6]*300000/70" office:value-type="float" office:value="308.571428571429" calcext:value-type="float">
            <text:p>308.5714285714</text:p>
          </table:table-cell>
          <table:table-cell table:formula="of:=[.D36]-[.E36]" office:value-type="float" office:value="3977.14285714286" calcext:value-type="float">
            <text:p>3977.1428571429</text:p>
          </table:table-cell>
          <table:table-cell office:value-type="float" office:value="800" calcext:value-type="float">
            <text:p>800</text:p>
          </table:table-cell>
          <table:table-cell table:formula="of:=4*3.141592*([.G36]/300000)^2*([.F36]/[.D36])" office:value-type="float" office:value="0.0000829268586951111" calcext:value-type="float">
            <text:p>8.29268586951111E-05</text:p>
          </table:table-cell>
          <table:table-cell table:formula="of:=[.H36]*180/(3.141592)*3600" office:value-type="float" office:value="17.104896" calcext:value-type="float">
            <text:p>17.104896</text:p>
          </table:table-cell>
          <table:table-cell table:formula="of:=[.K3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6]*3600" office:value-type="float" office:value="0.185000002384176" calcext:value-type="float">
            <text:p>0.1850000024</text:p>
          </table:table-cell>
          <table:table-cell table:formula="of:=[.I36]/[.L36]" office:value-type="float" office:value="92.458896105739" calcext:value-type="float">
            <text:p>92.4588961057</text:p>
          </table:table-cell>
          <table:table-cell table:formula="of:=[.M36]*2" office:value-type="float" office:value="184.917792211478" calcext:value-type="float">
            <text:p>184.9177922115</text:p>
          </table:table-cell>
          <table:table-cell office:value-type="string" calcext:value-type="string">
            <text:p>A399</text:p>
          </table:table-cell>
          <table:table-cell table:formula="of:=[.E36]*1000*[.J36]" office:value-type="float" office:value="0.276759298804814" calcext:value-type="float">
            <text:p>0.2767592988</text:p>
          </table:table-cell>
          <table:table-cell table:formula="of:=1/[.P36]*10" office:value-type="float" office:value="36.1324806183028" calcext:value-type="float">
            <text:p>36.1324806183</text:p>
          </table:table-cell>
          <table:table-cell table:formula="of:=[.M36]*[.P36]" office:value-type="float" office:value="25.5888592544914" calcext:value-type="float">
            <text:p>25.5888592545</text:p>
          </table:table-cell>
          <table:table-cell table:formula="of:=[.N36]*0.581" office:value-type="float" office:value="107.437237274869" calcext:value-type="float">
            <text:p>107.4372372749</text:p>
          </table:table-cell>
          <table:table-cell table:formula="of:=[.Q36]*0.581" office:value-type="float" office:value="20.9929712392339" calcext:value-type="float">
            <text:p>20.9929712392</text:p>
          </table:table-cell>
        </table:table-row>
        <table:table-row table:style-name="ro1">
          <table:table-cell/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7]*300000/70" office:value-type="float" office:value="282.857142857143" calcext:value-type="float">
            <text:p>282.8571428571</text:p>
          </table:table-cell>
          <table:table-cell table:formula="of:=[.D37]-[.E37]" office:value-type="float" office:value="4002.85714285714" calcext:value-type="float">
            <text:p>4002.8571428572</text:p>
          </table:table-cell>
          <table:table-cell office:value-type="float" office:value="800" calcext:value-type="float">
            <text:p>800</text:p>
          </table:table-cell>
          <table:table-cell table:formula="of:=4*3.141592*([.G37]/300000)^2*([.F37]/[.D37])" office:value-type="float" office:value="0.0000834630237297778" calcext:value-type="float">
            <text:p>0.000083463</text:p>
          </table:table-cell>
          <table:table-cell table:formula="of:=[.H37]*180/(3.141592)*3600" office:value-type="float" office:value="17.215488" calcext:value-type="float">
            <text:p>17.215488</text:p>
          </table:table-cell>
          <table:table-cell table:formula="of:=[.K3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7]*3600" office:value-type="float" office:value="0.185000002384176" calcext:value-type="float">
            <text:p>0.1850000024</text:p>
          </table:table-cell>
          <table:table-cell table:formula="of:=[.I37]/[.L37]" office:value-type="float" office:value="93.0566906926296" calcext:value-type="float">
            <text:p>93.0566906926</text:p>
          </table:table-cell>
          <table:table-cell table:formula="of:=[.M37]*2" office:value-type="float" office:value="186.113381385259" calcext:value-type="float">
            <text:p>186.1133813853</text:p>
          </table:table-cell>
          <table:table-cell office:value-type="string" calcext:value-type="string">
            <text:p>A553</text:p>
          </table:table-cell>
          <table:table-cell table:formula="of:=[.E37]*1000*[.J37]" office:value-type="float" office:value="0.253696023904412" calcext:value-type="float">
            <text:p>0.2536960239</text:p>
          </table:table-cell>
          <table:table-cell table:formula="of:=1/[.P37]*10" office:value-type="float" office:value="39.4172515836031" calcext:value-type="float">
            <text:p>39.4172515836</text:p>
          </table:table-cell>
          <table:table-cell table:formula="of:=[.M37]*[.P37]" office:value-type="float" office:value="23.6081124264229" calcext:value-type="float">
            <text:p>23.6081124264</text:p>
          </table:table-cell>
          <table:table-cell table:formula="of:=[.N37]*0.581" office:value-type="float" office:value="108.131874584836" calcext:value-type="float">
            <text:p>108.1318745848</text:p>
          </table:table-cell>
          <table:table-cell table:formula="of:=[.Q37]*0.581" office:value-type="float" office:value="22.9014231700734" calcext:value-type="float">
            <text:p>22.9014231701</text:p>
          </table:table-cell>
        </table:table-row>
        <table:table-row table:style-name="ro1">
          <table:table-cell/>
          <table:table-cell office:value-type="string" calcext:value-type="string">
            <text:p>A644</text:p>
          </table:table-cell>
          <table:table-cell office:value-type="float" office:value="0.07" calcext:value-type="float">
            <text:p>0.07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8]*300000/70" office:value-type="float" office:value="300" calcext:value-type="float">
            <text:p>300</text:p>
          </table:table-cell>
          <table:table-cell table:formula="of:=[.D38]-[.E38]" office:value-type="float" office:value="3985.71428571429" calcext:value-type="float">
            <text:p>3985.7142857143</text:p>
          </table:table-cell>
          <table:table-cell office:value-type="float" office:value="800" calcext:value-type="float">
            <text:p>800</text:p>
          </table:table-cell>
          <table:table-cell table:formula="of:=4*3.141592*([.G38]/300000)^2*([.F38]/[.D38])" office:value-type="float" office:value="0.0000831055803733333" calcext:value-type="float">
            <text:p>8.31055803733333E-05</text:p>
          </table:table-cell>
          <table:table-cell table:formula="of:=[.H38]*180/(3.141592)*3600" office:value-type="float" office:value="17.14176" calcext:value-type="float">
            <text:p>17.14176</text:p>
          </table:table-cell>
          <table:table-cell table:formula="of:=[.K3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8]*3600" office:value-type="float" office:value="0.185000002384176" calcext:value-type="float">
            <text:p>0.1850000024</text:p>
          </table:table-cell>
          <table:table-cell table:formula="of:=[.I38]/[.L38]" office:value-type="float" office:value="92.6581609680359" calcext:value-type="float">
            <text:p>92.658160968</text:p>
          </table:table-cell>
          <table:table-cell table:formula="of:=[.M38]*2" office:value-type="float" office:value="185.316321936072" calcext:value-type="float">
            <text:p>185.3163219361</text:p>
          </table:table-cell>
          <table:table-cell office:value-type="string" calcext:value-type="string">
            <text:p>A644</text:p>
          </table:table-cell>
          <table:table-cell table:formula="of:=[.E38]*1000*[.J38]" office:value-type="float" office:value="0.26907154050468" calcext:value-type="float">
            <text:p>0.2690715405</text:p>
          </table:table-cell>
          <table:table-cell table:formula="of:=1/[.P38]*10" office:value-type="float" office:value="37.1648372073972" calcext:value-type="float">
            <text:p>37.1648372074</text:p>
          </table:table-cell>
          <table:table-cell table:formula="of:=[.M38]*[.P38]" office:value-type="float" office:value="24.931674112" calcext:value-type="float">
            <text:p>24.931674112</text:p>
          </table:table-cell>
          <table:table-cell table:formula="of:=[.N38]*0.581" office:value-type="float" office:value="107.668783044858" calcext:value-type="float">
            <text:p>107.6687830449</text:p>
          </table:table-cell>
          <table:table-cell table:formula="of:=[.Q38]*0.581" office:value-type="float" office:value="21.5927704174978" calcext:value-type="float">
            <text:p>21.5927704175</text:p>
          </table:table-cell>
        </table:table-row>
        <table:table-row table:style-name="ro1">
          <table:table-cell/>
          <table:table-cell table:style-name="ce7" office:value-type="string" calcext:value-type="string">
            <text:p>A655</text:p>
          </table:table-cell>
          <table:table-cell table:style-name="ce7" office:value-type="float" office:value="0.127" calcext:value-type="float">
            <text:p>0.127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C39]*300000/70" office:value-type="float" office:value="544.285714285714" calcext:value-type="float">
            <text:p>544.2857142857</text:p>
          </table:table-cell>
          <table:table-cell table:style-name="ce7" table:formula="of:=[.D39]-[.E39]" office:value-type="float" office:value="3741.42857142857" calcext:value-type="float">
            <text:p>3741.4285714286</text:p>
          </table:table-cell>
          <table:table-cell table:style-name="ce7" office:value-type="float" office:value="800" calcext:value-type="float">
            <text:p>800</text:p>
          </table:table-cell>
          <table:table-cell table:style-name="ce7" table:formula="of:=4*3.141592*([.G39]/300000)^2*([.F39]/[.D39])" office:value-type="float" office:value="0.000078012012544" calcext:value-type="float">
            <text:p>0.000078012</text:p>
          </table:table-cell>
          <table:table-cell table:style-name="ce7" table:formula="of:=[.H39]*180/(3.141592)*3600" office:value-type="float" office:value="16.091136" calcext:value-type="float">
            <text:p>16.091136</text:p>
          </table:table-cell>
          <table:table-cell table:style-name="ce7" table:formula="of:=[.K39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K39]*3600" office:value-type="float" office:value="0.185000002384176" calcext:value-type="float">
            <text:p>0.1850000024</text:p>
          </table:table-cell>
          <table:table-cell table:style-name="ce7" table:formula="of:=[.I39]/[.L39]" office:value-type="float" office:value="86.9791123925756" calcext:value-type="float">
            <text:p>86.9791123926</text:p>
          </table:table-cell>
          <table:table-cell table:style-name="ce7" table:formula="of:=[.M39]*2" office:value-type="float" office:value="173.958224785151" calcext:value-type="float">
            <text:p>173.9582247852</text:p>
          </table:table-cell>
          <table:table-cell table:style-name="ce7" office:value-type="string" calcext:value-type="string">
            <text:p>A655</text:p>
          </table:table-cell>
          <table:table-cell table:style-name="ce7" table:formula="of:=[.E39]*1000*[.J39]" office:value-type="float" office:value="0.488172652058491" calcext:value-type="float">
            <text:p>0.4881726521</text:p>
          </table:table-cell>
          <table:table-cell table:formula="of:=1/[.P39]*10" office:value-type="float" office:value="20.484555941085" calcext:value-type="float">
            <text:p>20.4845559411</text:p>
          </table:table-cell>
          <table:table-cell table:formula="of:=[.M39]*[.P39]" office:value-type="float" office:value="42.4608239703772" calcext:value-type="float">
            <text:p>42.4608239704</text:p>
          </table:table-cell>
          <table:table-cell table:formula="of:=[.N39]*0.581" office:value-type="float" office:value="101.069728600173" calcext:value-type="float">
            <text:p>101.0697286002</text:p>
          </table:table-cell>
          <table:table-cell table:formula="of:=[.Q39]*0.581" office:value-type="float" office:value="11.9015270017704" calcext:value-type="float">
            <text:p>11.9015270018</text:p>
          </table:table-cell>
        </table:table-row>
        <table:table-row table:style-name="ro1">
          <table:table-cell/>
          <table:table-cell office:value-type="string" calcext:value-type="string">
            <text:p>A7</text:p>
          </table:table-cell>
          <table:table-cell office:value-type="float" office:value="0.106" calcext:value-type="float">
            <text:p>0.10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0]*300000/70" office:value-type="float" office:value="454.285714285714" calcext:value-type="float">
            <text:p>454.2857142857</text:p>
          </table:table-cell>
          <table:table-cell table:formula="of:=[.D40]-[.E40]" office:value-type="float" office:value="3831.42857142857" calcext:value-type="float">
            <text:p>3831.4285714286</text:p>
          </table:table-cell>
          <table:table-cell office:value-type="float" office:value="800" calcext:value-type="float">
            <text:p>800</text:p>
          </table:table-cell>
          <table:table-cell table:formula="of:=4*3.141592*([.G40]/300000)^2*([.F40]/[.D40])" office:value-type="float" office:value="0.0000798885901653333" calcext:value-type="float">
            <text:p>7.98885901653333E-05</text:p>
          </table:table-cell>
          <table:table-cell table:formula="of:=[.H40]*180/(3.141592)*3600" office:value-type="float" office:value="16.478208" calcext:value-type="float">
            <text:p>16.478208</text:p>
          </table:table-cell>
          <table:table-cell table:formula="of:=[.K4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0]*3600" office:value-type="float" office:value="0.185000002384176" calcext:value-type="float">
            <text:p>0.1850000024</text:p>
          </table:table-cell>
          <table:table-cell table:formula="of:=[.I40]/[.L40]" office:value-type="float" office:value="89.0713934466926" calcext:value-type="float">
            <text:p>89.0713934467</text:p>
          </table:table-cell>
          <table:table-cell table:formula="of:=[.M40]*2" office:value-type="float" office:value="178.142786893385" calcext:value-type="float">
            <text:p>178.1427868934</text:p>
          </table:table-cell>
          <table:table-cell office:value-type="string" calcext:value-type="string">
            <text:p>A7</text:p>
          </table:table-cell>
          <table:table-cell table:formula="of:=[.E40]*1000*[.J40]" office:value-type="float" office:value="0.407451189907087" calcext:value-type="float">
            <text:p>0.4074511899</text:p>
          </table:table-cell>
          <table:table-cell table:formula="of:=1/[.P40]*10" office:value-type="float" office:value="24.5428170237529" calcext:value-type="float">
            <text:p>24.5428170238</text:p>
          </table:table-cell>
          <table:table-cell table:formula="of:=[.M40]*[.P40]" office:value-type="float" office:value="36.2922452465371" calcext:value-type="float">
            <text:p>36.2922452465</text:p>
          </table:table-cell>
          <table:table-cell table:formula="of:=[.N40]*0.581" office:value-type="float" office:value="103.500959185057" calcext:value-type="float">
            <text:p>103.5009591851</text:p>
          </table:table-cell>
          <table:table-cell table:formula="of:=[.Q40]*0.581" office:value-type="float" office:value="14.2593766908004" calcext:value-type="float">
            <text:p>14.2593766908</text:p>
          </table:table-cell>
        </table:table-row>
        <table:table-row table:style-name="ro1">
          <table:table-cell/>
          <table:table-cell table:style-name="ce7" office:value-type="string" calcext:value-type="string">
            <text:p>A754</text:p>
          </table:table-cell>
          <table:table-cell table:style-name="ce7" office:value-type="float" office:value="0.054" calcext:value-type="float">
            <text:p>0.054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C41]*300000/70" office:value-type="float" office:value="231.428571428571" calcext:value-type="float">
            <text:p>231.4285714286</text:p>
          </table:table-cell>
          <table:table-cell table:style-name="ce7" table:formula="of:=[.D41]-[.E41]" office:value-type="float" office:value="4054.28571428571" calcext:value-type="float">
            <text:p>4054.2857142857</text:p>
          </table:table-cell>
          <table:table-cell table:style-name="ce7" office:value-type="float" office:value="800" calcext:value-type="float">
            <text:p>800</text:p>
          </table:table-cell>
          <table:table-cell table:style-name="ce7" table:formula="of:=4*3.141592*([.G41]/300000)^2*([.F41]/[.D41])" office:value-type="float" office:value="0.0000845353537991111" calcext:value-type="float">
            <text:p>8.45353537991111E-05</text:p>
          </table:table-cell>
          <table:table-cell table:style-name="ce7" table:formula="of:=[.H41]*180/(3.141592)*3600" office:value-type="float" office:value="17.436672" calcext:value-type="float">
            <text:p>17.436672</text:p>
          </table:table-cell>
          <table:table-cell table:style-name="ce7" table:formula="of:=[.K41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K41]*3600" office:value-type="float" office:value="0.185000002384176" calcext:value-type="float">
            <text:p>0.1850000024</text:p>
          </table:table-cell>
          <table:table-cell table:style-name="ce7" table:formula="of:=[.I41]/[.L41]" office:value-type="float" office:value="94.2522798664107" calcext:value-type="float">
            <text:p>94.2522798664</text:p>
          </table:table-cell>
          <table:table-cell table:style-name="ce7" table:formula="of:=[.M41]*2" office:value-type="float" office:value="188.504559732821" calcext:value-type="float">
            <text:p>188.5045597328</text:p>
          </table:table-cell>
          <table:table-cell table:style-name="ce7" office:value-type="string" calcext:value-type="string">
            <text:p>A754</text:p>
          </table:table-cell>
          <table:table-cell table:style-name="ce7" table:formula="of:=[.E41]*1000*[.J41]" office:value-type="float" office:value="0.20756947410361" calcext:value-type="float">
            <text:p>0.2075694741</text:p>
          </table:table-cell>
          <table:table-cell table:formula="of:=1/[.P41]*10" office:value-type="float" office:value="48.1766408244038" calcext:value-type="float">
            <text:p>48.1766408244</text:p>
          </table:table-cell>
          <table:table-cell table:formula="of:=[.M41]*[.P41]" office:value-type="float" office:value="19.5638961649371" calcext:value-type="float">
            <text:p>19.5638961649</text:p>
          </table:table-cell>
          <table:table-cell table:formula="of:=[.N41]*0.581" office:value-type="float" office:value="109.521149204769" calcext:value-type="float">
            <text:p>109.5211492048</text:p>
          </table:table-cell>
          <table:table-cell table:formula="of:=[.Q41]*0.581" office:value-type="float" office:value="27.9906283189786" calcext:value-type="float">
            <text:p>27.990628319</text:p>
          </table:table-cell>
        </table:table-row>
        <table:table-row table:style-name="ro1">
          <table:table-cell/>
          <table:table-cell office:value-type="string" calcext:value-type="string">
            <text:p>A763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2]*300000/70" office:value-type="float" office:value="364.285714285714" calcext:value-type="float">
            <text:p>364.2857142857</text:p>
          </table:table-cell>
          <table:table-cell table:formula="of:=[.D42]-[.E42]" office:value-type="float" office:value="3921.42857142857" calcext:value-type="float">
            <text:p>3921.4285714286</text:p>
          </table:table-cell>
          <table:table-cell office:value-type="float" office:value="800" calcext:value-type="float">
            <text:p>800</text:p>
          </table:table-cell>
          <table:table-cell table:formula="of:=4*3.141592*([.G42]/300000)^2*([.F42]/[.D42])" office:value-type="float" office:value="0.0000817651677866667" calcext:value-type="float">
            <text:p>8.17651677866667E-05</text:p>
          </table:table-cell>
          <table:table-cell table:formula="of:=[.H42]*180/(3.141592)*3600" office:value-type="float" office:value="16.86528" calcext:value-type="float">
            <text:p>16.86528</text:p>
          </table:table-cell>
          <table:table-cell table:formula="of:=[.K4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2]*3600" office:value-type="float" office:value="0.185000002384176" calcext:value-type="float">
            <text:p>0.1850000024</text:p>
          </table:table-cell>
          <table:table-cell table:formula="of:=[.I42]/[.L42]" office:value-type="float" office:value="91.1636745008095" calcext:value-type="float">
            <text:p>91.1636745008</text:p>
          </table:table-cell>
          <table:table-cell table:formula="of:=[.M42]*2" office:value-type="float" office:value="182.327349001619" calcext:value-type="float">
            <text:p>182.3273490016</text:p>
          </table:table-cell>
          <table:table-cell office:value-type="string" calcext:value-type="string">
            <text:p>A763</text:p>
          </table:table-cell>
          <table:table-cell table:formula="of:=[.E42]*1000*[.J42]" office:value-type="float" office:value="0.326729727755683" calcext:value-type="float">
            <text:p>0.3267297278</text:p>
          </table:table-cell>
          <table:table-cell table:formula="of:=1/[.P42]*10" office:value-type="float" office:value="30.6063365237388" calcext:value-type="float">
            <text:p>30.6063365237</text:p>
          </table:table-cell>
          <table:table-cell table:formula="of:=[.M42]*[.P42]" office:value-type="float" office:value="29.7858825508572" calcext:value-type="float">
            <text:p>29.7858825509</text:p>
          </table:table-cell>
          <table:table-cell table:formula="of:=[.N42]*0.581" office:value-type="float" office:value="105.932189769941" calcext:value-type="float">
            <text:p>105.9321897699</text:p>
          </table:table-cell>
          <table:table-cell table:formula="of:=[.Q42]*0.581" office:value-type="float" office:value="17.7822815202923" calcext:value-type="float">
            <text:p>17.7822815203</text:p>
          </table:table-cell>
        </table:table-row>
        <table:table-row table:style-name="ro1">
          <table:table-cell/>
          <table:table-cell office:value-type="string" calcext:value-type="string">
            <text:p>A780</text:p>
          </table:table-cell>
          <table:table-cell office:value-type="float" office:value="0.054" calcext:value-type="float">
            <text:p>0.05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3]*300000/70" office:value-type="float" office:value="231.428571428571" calcext:value-type="float">
            <text:p>231.4285714286</text:p>
          </table:table-cell>
          <table:table-cell table:formula="of:=[.D43]-[.E43]" office:value-type="float" office:value="4054.28571428571" calcext:value-type="float">
            <text:p>4054.2857142857</text:p>
          </table:table-cell>
          <table:table-cell office:value-type="float" office:value="800" calcext:value-type="float">
            <text:p>800</text:p>
          </table:table-cell>
          <table:table-cell table:formula="of:=4*3.141592*([.G43]/300000)^2*([.F43]/[.D43])" office:value-type="float" office:value="0.0000845353537991111" calcext:value-type="float">
            <text:p>8.45353537991111E-05</text:p>
          </table:table-cell>
          <table:table-cell table:formula="of:=[.H43]*180/(3.141592)*3600" office:value-type="float" office:value="17.436672" calcext:value-type="float">
            <text:p>17.436672</text:p>
          </table:table-cell>
          <table:table-cell table:formula="of:=[.K4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3]*3600" office:value-type="float" office:value="0.185000002384176" calcext:value-type="float">
            <text:p>0.1850000024</text:p>
          </table:table-cell>
          <table:table-cell table:formula="of:=[.I43]/[.L43]" office:value-type="float" office:value="94.2522798664107" calcext:value-type="float">
            <text:p>94.2522798664</text:p>
          </table:table-cell>
          <table:table-cell table:formula="of:=[.M43]*2" office:value-type="float" office:value="188.504559732821" calcext:value-type="float">
            <text:p>188.5045597328</text:p>
          </table:table-cell>
          <table:table-cell office:value-type="string" calcext:value-type="string">
            <text:p>A780</text:p>
          </table:table-cell>
          <table:table-cell table:formula="of:=[.E43]*1000*[.J43]" office:value-type="float" office:value="0.20756947410361" calcext:value-type="float">
            <text:p>0.2075694741</text:p>
          </table:table-cell>
          <table:table-cell table:formula="of:=1/[.P43]*10" office:value-type="float" office:value="48.1766408244038" calcext:value-type="float">
            <text:p>48.1766408244</text:p>
          </table:table-cell>
          <table:table-cell table:formula="of:=[.M43]*[.P43]" office:value-type="float" office:value="19.5638961649371" calcext:value-type="float">
            <text:p>19.5638961649</text:p>
          </table:table-cell>
          <table:table-cell table:formula="of:=[.N43]*0.581" office:value-type="float" office:value="109.521149204769" calcext:value-type="float">
            <text:p>109.5211492048</text:p>
          </table:table-cell>
          <table:table-cell table:formula="of:=[.Q43]*0.581" office:value-type="float" office:value="27.9906283189786" calcext:value-type="float">
            <text:p>27.990628319</text:p>
          </table:table-cell>
        </table:table-row>
        <table:table-row table:style-name="ro1">
          <table:table-cell/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4]*300000/70" office:value-type="float" office:value="582.857142857143" calcext:value-type="float">
            <text:p>582.8571428571</text:p>
          </table:table-cell>
          <table:table-cell table:formula="of:=[.D44]-[.E44]" office:value-type="float" office:value="3702.85714285714" calcext:value-type="float">
            <text:p>3702.8571428572</text:p>
          </table:table-cell>
          <table:table-cell office:value-type="float" office:value="800" calcext:value-type="float">
            <text:p>800</text:p>
          </table:table-cell>
          <table:table-cell table:formula="of:=4*3.141592*([.G44]/300000)^2*([.F44]/[.D44])" office:value-type="float" office:value="0.000077207764992" calcext:value-type="float">
            <text:p>7.7207764992E-05</text:p>
          </table:table-cell>
          <table:table-cell table:formula="of:=[.H44]*180/(3.141592)*3600" office:value-type="float" office:value="15.925248" calcext:value-type="float">
            <text:p>15.925248</text:p>
          </table:table-cell>
          <table:table-cell table:formula="of:=[.K4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4]*3600" office:value-type="float" office:value="0.185000002384176" calcext:value-type="float">
            <text:p>0.1850000024</text:p>
          </table:table-cell>
          <table:table-cell table:formula="of:=[.I44]/[.L44]" office:value-type="float" office:value="86.0824205122398" calcext:value-type="float">
            <text:p>86.0824205122</text:p>
          </table:table-cell>
          <table:table-cell table:formula="of:=[.M44]*2" office:value-type="float" office:value="172.16484102448" calcext:value-type="float">
            <text:p>172.1648410245</text:p>
          </table:table-cell>
          <table:table-cell office:value-type="string" calcext:value-type="string">
            <text:p>A795</text:p>
          </table:table-cell>
          <table:table-cell table:formula="of:=[.E44]*1000*[.J44]" office:value-type="float" office:value="0.522767564409092" calcext:value-type="float">
            <text:p>0.5227675644</text:p>
          </table:table-cell>
          <table:table-cell table:formula="of:=1/[.P44]*10" office:value-type="float" office:value="19.1289603273368" calcext:value-type="float">
            <text:p>19.1289603273</text:p>
          </table:table-cell>
          <table:table-cell table:formula="of:=[.M44]*[.P44]" office:value-type="float" office:value="45.0010973096228" calcext:value-type="float">
            <text:p>45.0010973096</text:p>
          </table:table-cell>
          <table:table-cell table:formula="of:=[.N44]*0.581" office:value-type="float" office:value="100.027772635223" calcext:value-type="float">
            <text:p>100.0277726352</text:p>
          </table:table-cell>
          <table:table-cell table:formula="of:=[.Q44]*0.581" office:value-type="float" office:value="11.1139259501827" calcext:value-type="float">
            <text:p>11.1139259502</text:p>
          </table:table-cell>
        </table:table-row>
        <table:table-row table:style-name="ro1">
          <table:table-cell/>
          <table:table-cell table:style-name="ce7" office:value-type="string" calcext:value-type="string">
            <text:p>A85</text:p>
          </table:table-cell>
          <table:table-cell table:style-name="ce7" office:value-type="float" office:value="0.055" calcext:value-type="float">
            <text:p>0.055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C45]*300000/70" office:value-type="float" office:value="235.714285714286" calcext:value-type="float">
            <text:p>235.7142857143</text:p>
          </table:table-cell>
          <table:table-cell table:style-name="ce7" table:formula="of:=[.D45]-[.E45]" office:value-type="float" office:value="4050" calcext:value-type="float">
            <text:p>4050</text:p>
          </table:table-cell>
          <table:table-cell table:style-name="ce7" office:value-type="float" office:value="800" calcext:value-type="float">
            <text:p>800</text:p>
          </table:table-cell>
          <table:table-cell table:style-name="ce7" table:formula="of:=4*3.141592*([.G45]/300000)^2*([.F45]/[.D45])" office:value-type="float" office:value="0.00008444599296" calcext:value-type="float">
            <text:p>0.000084446</text:p>
          </table:table-cell>
          <table:table-cell table:style-name="ce7" table:formula="of:=[.H45]*180/(3.141592)*3600" office:value-type="float" office:value="17.41824" calcext:value-type="float">
            <text:p>17.41824</text:p>
          </table:table-cell>
          <table:table-cell table:style-name="ce7" table:formula="of:=[.K45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K45]*3600" office:value-type="float" office:value="0.185000002384176" calcext:value-type="float">
            <text:p>0.1850000024</text:p>
          </table:table-cell>
          <table:table-cell table:style-name="ce7" table:formula="of:=[.I45]/[.L45]" office:value-type="float" office:value="94.1526474352622" calcext:value-type="float">
            <text:p>94.1526474353</text:p>
          </table:table-cell>
          <table:table-cell table:style-name="ce7" table:formula="of:=[.M45]*2" office:value-type="float" office:value="188.305294870524" calcext:value-type="float">
            <text:p>188.3052948705</text:p>
          </table:table-cell>
          <table:table-cell table:style-name="ce7" office:value-type="string" calcext:value-type="string">
            <text:p>A85</text:p>
          </table:table-cell>
          <table:table-cell table:style-name="ce7" table:formula="of:=[.E45]*1000*[.J45]" office:value-type="float" office:value="0.211413353253677" calcext:value-type="float">
            <text:p>0.2114133533</text:p>
          </table:table-cell>
          <table:table-cell table:formula="of:=1/[.P45]*10" office:value-type="float" office:value="47.3007019003237" calcext:value-type="float">
            <text:p>47.3007019003</text:p>
          </table:table-cell>
          <table:table-cell table:formula="of:=[.M45]*[.P45]" office:value-type="float" office:value="19.905126912" calcext:value-type="float">
            <text:p>19.905126912</text:p>
          </table:table-cell>
          <table:table-cell table:formula="of:=[.N45]*0.581" office:value-type="float" office:value="109.405376319774" calcext:value-type="float">
            <text:p>109.4053763198</text:p>
          </table:table-cell>
          <table:table-cell table:formula="of:=[.Q45]*0.581" office:value-type="float" office:value="27.4817078040881" calcext:value-type="float">
            <text:p>27.4817078041</text:p>
          </table:table-cell>
        </table:table-row>
        <table:table-row table:style-name="ro1">
          <table:table-cell/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6]*300000/70" office:value-type="float" office:value="531.428571428571" calcext:value-type="float">
            <text:p>531.4285714286</text:p>
          </table:table-cell>
          <table:table-cell table:formula="of:=[.D46]-[.E46]" office:value-type="float" office:value="3754.28571428571" calcext:value-type="float">
            <text:p>3754.2857142857</text:p>
          </table:table-cell>
          <table:table-cell office:value-type="float" office:value="800" calcext:value-type="float">
            <text:p>800</text:p>
          </table:table-cell>
          <table:table-cell table:formula="of:=4*3.141592*([.G46]/300000)^2*([.F46]/[.D46])" office:value-type="float" office:value="0.0000782800950613333" calcext:value-type="float">
            <text:p>7.82800950613333E-05</text:p>
          </table:table-cell>
          <table:table-cell table:formula="of:=[.H46]*180/(3.141592)*3600" office:value-type="float" office:value="16.146432" calcext:value-type="float">
            <text:p>16.146432</text:p>
          </table:table-cell>
          <table:table-cell table:formula="of:=[.K4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6]*3600" office:value-type="float" office:value="0.185000002384176" calcext:value-type="float">
            <text:p>0.1850000024</text:p>
          </table:table-cell>
          <table:table-cell table:formula="of:=[.I46]/[.L46]" office:value-type="float" office:value="87.2780096860209" calcext:value-type="float">
            <text:p>87.278009686</text:p>
          </table:table-cell>
          <table:table-cell table:formula="of:=[.M46]*2" office:value-type="float" office:value="174.556019372042" calcext:value-type="float">
            <text:p>174.556019372</text:p>
          </table:table-cell>
          <table:table-cell office:value-type="string" calcext:value-type="string">
            <text:p>A961</text:p>
          </table:table-cell>
          <table:table-cell table:formula="of:=[.E46]*1000*[.J46]" office:value-type="float" office:value="0.47664101460829" calcext:value-type="float">
            <text:p>0.4766410146</text:p>
          </table:table-cell>
          <table:table-cell table:formula="of:=1/[.P46]*10" office:value-type="float" office:value="20.9801500364339" calcext:value-type="float">
            <text:p>20.9801500364</text:p>
          </table:table-cell>
          <table:table-cell table:formula="of:=[.M46]*[.P46]" office:value-type="float" office:value="41.6002790897372" calcext:value-type="float">
            <text:p>41.6002790897</text:p>
          </table:table-cell>
          <table:table-cell table:formula="of:=[.N46]*0.581" office:value-type="float" office:value="101.417047255156" calcext:value-type="float">
            <text:p>101.4170472552</text:p>
          </table:table-cell>
          <table:table-cell table:formula="of:=[.Q46]*0.581" office:value-type="float" office:value="12.1894671711681" calcext:value-type="float">
            <text:p>12.1894671712</text:p>
          </table:table-cell>
        </table:table-row>
        <table:table-row table:style-name="ro1">
          <table:table-cell/>
          <table:table-cell office:value-type="string" calcext:value-type="string">
            <text:p>A990</text:p>
          </table:table-cell>
          <table:table-cell office:value-type="float" office:value="0.144" calcext:value-type="float">
            <text:p>0.14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7]*300000/70" office:value-type="float" office:value="617.142857142857" calcext:value-type="float">
            <text:p>617.1428571429</text:p>
          </table:table-cell>
          <table:table-cell table:formula="of:=[.D47]-[.E47]" office:value-type="float" office:value="3668.57142857143" calcext:value-type="float">
            <text:p>3668.5714285714</text:p>
          </table:table-cell>
          <table:table-cell office:value-type="float" office:value="800" calcext:value-type="float">
            <text:p>800</text:p>
          </table:table-cell>
          <table:table-cell table:formula="of:=4*3.141592*([.G47]/300000)^2*([.F47]/[.D47])" office:value-type="float" office:value="0.0000764928782791111" calcext:value-type="float">
            <text:p>7.64928782791111E-05</text:p>
          </table:table-cell>
          <table:table-cell table:formula="of:=[.H47]*180/(3.141592)*3600" office:value-type="float" office:value="15.777792" calcext:value-type="float">
            <text:p>15.777792</text:p>
          </table:table-cell>
          <table:table-cell table:formula="of:=[.K4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7]*3600" office:value-type="float" office:value="0.185000002384176" calcext:value-type="float">
            <text:p>0.1850000024</text:p>
          </table:table-cell>
          <table:table-cell table:formula="of:=[.I47]/[.L47]" office:value-type="float" office:value="85.2853610630524" calcext:value-type="float">
            <text:p>85.2853610631</text:p>
          </table:table-cell>
          <table:table-cell table:formula="of:=[.M47]*2" office:value-type="float" office:value="170.570722126105" calcext:value-type="float">
            <text:p>170.5707221261</text:p>
          </table:table-cell>
          <table:table-cell office:value-type="string" calcext:value-type="string">
            <text:p>A990</text:p>
          </table:table-cell>
          <table:table-cell table:formula="of:=[.E47]*1000*[.J47]" office:value-type="float" office:value="0.553518597609627" calcext:value-type="float">
            <text:p>0.5535185976</text:p>
          </table:table-cell>
          <table:table-cell table:formula="of:=1/[.P47]*10" office:value-type="float" office:value="18.0662403091514" calcext:value-type="float">
            <text:p>18.0662403092</text:p>
          </table:table-cell>
          <table:table-cell table:formula="of:=[.M47]*[.P47]" office:value-type="float" office:value="47.2070334522514" calcext:value-type="float">
            <text:p>47.2070334523</text:p>
          </table:table-cell>
          <table:table-cell table:formula="of:=[.N47]*0.581" office:value-type="float" office:value="99.1015895552668" calcext:value-type="float">
            <text:p>99.1015895553</text:p>
          </table:table-cell>
          <table:table-cell table:formula="of:=[.Q47]*0.581" office:value-type="float" office:value="10.496485619617" calcext:value-type="float">
            <text:p>10.4964856196</text:p>
          </table:table-cell>
        </table:table-row>
        <table:table-row table:style-name="ro1" table:number-rows-repeated="3">
          <table:table-cell/>
          <table:table-cell table:style-name="Default" table:number-columns-repeated="17"/>
          <table:table-cell table:number-columns-repeated="2"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numero</text:p>
          </table:table-cell>
          <table:table-cell table:style-name="ce8" office:value-type="string" calcext:value-type="string">
            <text:p>Dd (Mpc)</text:p>
          </table:table-cell>
          <table:table-cell table:style-name="ce8" office:value-type="string" calcext:value-type="string">
            <text:p>Dds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/>
          <table:table-cell table:style-name="ce8" office:value-type="float" office:value="0.138" calcext:value-type="float">
            <text:p>0.138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300000*1.5/70" office:value-type="float" office:value="6428.57142857143" calcext:value-type="float">
            <text:p>6428.5714285714</text:p>
          </table:table-cell>
          <table:table-cell table:style-name="ce8" table:formula="of:=[.D52]-[.D47]" office:value-type="float" office:value="2142.85714285714" calcext:value-type="float">
            <text:p>2142.8571428571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/>
          <table:table-cell table:style-name="ce8" office:value-type="float" office:value="0.138" calcext:value-type="float">
            <text:p>0.138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300000*2/70" office:value-type="float" office:value="8571.42857142857" calcext:value-type="float">
            <text:p>8571.4285714286</text:p>
          </table:table-cell>
          <table:table-cell table:style-name="ce8" table:formula="of:=[.D53]-[.D47]" office:value-type="float" office:value="4285.71428571429" calcext:value-type="float">
            <text:p>4285.7142857143</text:p>
          </table:table-cell>
          <table:table-cell table:style-name="Default" table:number-columns-repeated="13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table:number-columns-repeated="15"/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ce6"/>
        <table:table-column table:style-name="co14" table:default-cell-style-name="ce6"/>
        <table:table-column table:style-name="co1" table:number-columns-repeated="2" table:default-cell-style-name="ce6"/>
        <table:table-column table:style-name="co5" table:default-cell-style-name="ce6"/>
        <table:table-column table:style-name="co1" table:number-columns-repeated="2" table:default-cell-style-name="ce6"/>
        <table:table-column table:style-name="co15" table:default-cell-style-name="ce6"/>
        <table:table-column table:style-name="co1" table:default-cell-style-name="ce6"/>
        <table:table-column table:style-name="co1" table:default-cell-style-name="ce12"/>
        <table:table-column table:style-name="co1" table:number-columns-repeated="3" table:default-cell-style-name="ce6"/>
        <table:table-column table:style-name="co16" table:number-columns-repeated="2" table:default-cell-style-name="ce6"/>
        <table:table-column table:style-name="co1" table:default-cell-style-name="ce6"/>
        <table:table-column table:style-name="co1" table:number-columns-repeated="1007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z lens</text:p>
          </table:table-cell>
          <table:table-cell table:style-name="ce17" office:value-type="string" calcext:value-type="string">
            <text:p>Ds (Mpc)</text:p>
          </table:table-cell>
          <table:table-cell table:style-name="ce17" office:value-type="string" calcext:value-type="string">
            <text:p>Dd (Mpc)</text:p>
          </table:table-cell>
          <table:table-cell table:style-name="ce17" office:value-type="string" calcext:value-type="string">
            <text:p>Dds (Mpc)</text:p>
          </table:table-cell>
          <table:table-cell table:style-name="ce17" office:value-type="string" calcext:value-type="string">
            <text:p>Sigma</text:p>
          </table:table-cell>
          <table:table-cell table:style-name="ce17" office:value-type="string" calcext:value-type="string">
            <text:p>Ring (Rad)</text:p>
          </table:table-cell>
          <table:table-cell table:style-name="ce17" office:value-type="string" calcext:value-type="string">
            <text:p>Ring (arcsec)</text:p>
          </table:table-cell>
          <table:table-cell table:style-name="ce17" office:value-type="string" calcext:value-type="string">
            <text:p>CD_2(rad/px)</text:p>
          </table:table-cell>
          <table:table-cell table:style-name="ce17" office:value-type="string" calcext:value-type="string">
            <text:p>CD2_2(º/pix)</text:p>
          </table:table-cell>
          <table:table-cell table:style-name="ce17" office:value-type="string" calcext:value-type="string">
            <text:p>arcsec/pixel</text:p>
          </table:table-cell>
          <table:table-cell table:style-name="ce17" office:value-type="string" calcext:value-type="string">
            <text:p>Ring(pixels)</text:p>
          </table:table-cell>
          <table:table-cell table:style-name="ce17" office:value-type="string" calcext:value-type="string">
            <text:p>Diameter</text:p>
          </table:table-cell>
          <table:table-cell table:style-name="ce17" office:value-type="string" calcext:value-type="string">
            <text:p>Scale(kpc/pix)</text:p>
          </table:table-cell>
          <table:table-cell table:style-name="ce17" office:value-type="string" calcext:value-type="string">
            <text:p>Pix per 10kpc</text:p>
          </table:table-cell>
          <table:table-cell table:style-name="ce7"/>
          <table:table-cell table:style-name="Default"/>
          <table:table-cell table:number-columns-repeated="1007"/>
        </table:table-row>
        <table:table-row table:style-name="ro1">
          <table:table-cell table:style-name="ce6"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]*300000/70" office:value-type="float" office:value="540" calcext:value-type="float">
            <text:p>540</text:p>
          </table:table-cell>
          <table:table-cell table:formula="of:=[.C2]-[.D2]" office:value-type="float" office:value="3745.71428571428" calcext:value-type="float">
            <text:p>3745.7142857143</text:p>
          </table:table-cell>
          <table:table-cell office:value-type="float" office:value="762" calcext:value-type="float">
            <text:p>762</text:p>
          </table:table-cell>
          <table:table-cell table:formula="of:=4*3.141592*([.F2]/300000)^2*([.E2]/[.C2])" office:value-type="float" office:value="0.0000708579591354112" calcext:value-type="float">
            <text:p>0.000070858</text:p>
          </table:table-cell>
          <table:table-cell table:formula="of:=[.G2]*180/(3.141592)*3600" office:value-type="float" office:value="14.6155062528" calcext:value-type="float">
            <text:p>14.6155062528</text:p>
          </table:table-cell>
          <table:table-cell table:formula="of:=[.J2]*3.141592/180" office:value-type="float" office:value="0.000000896905135015599" calcext:value-type="float">
            <text:p>8.96905135015599E-07</text:p>
          </table:table-cell>
          <table:table-cell table:style-name="ce12" office:value-type="float" office:value="0.00005138888955116" calcext:value-type="float">
            <text:p>5.138888955116E-05</text:p>
          </table:table-cell>
          <table:table-cell table:style-name="ce6" table:formula="of:=[.J2]*3600" office:value-type="float" office:value="0.185000002384176" calcext:value-type="float">
            <text:p>0.1850000024</text:p>
          </table:table-cell>
          <table:table-cell table:formula="of:=[.H2]/[.K2]" office:value-type="float" office:value="79.0027354834788" calcext:value-type="float">
            <text:p>79.0027354835</text:p>
          </table:table-cell>
          <table:table-cell table:formula="of:=[.L2]*2" office:value-type="float" office:value="158.005470966958" calcext:value-type="float">
            <text:p>158.005470967</text:p>
          </table:table-cell>
          <table:table-cell table:style-name="ce16" table:formula="of:=[.D2]*1000*[.I2]" office:value-type="float" office:value="0.484328772908424" calcext:value-type="float">
            <text:p>0.4843287729</text:p>
          </table:table-cell>
          <table:table-cell table:style-name="ce16" table:formula="of:=1/[.N2]*10" office:value-type="float" office:value="20.6471317818873" calcext:value-type="float">
            <text:p>20.6471317819</text:p>
          </table:table-cell>
          <table:table-cell office:value-type="string" calcext:value-type="string">
            <text:p>A1033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7" office:value-type="string" calcext:value-type="string">
            <text:p>A1068</text:p>
          </table:table-cell>
          <table:table-cell table:style-name="ce7" office:value-type="float" office:value="0.138" calcext:value-type="float">
            <text:p>0.138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B3]*300000/70" office:value-type="float" office:value="591.428571428571" calcext:value-type="float">
            <text:p>591.4285714286</text:p>
          </table:table-cell>
          <table:table-cell table:style-name="ce7" table:formula="of:=[.C3]-[.D3]" office:value-type="float" office:value="3694.28571428571" calcext:value-type="float">
            <text:p>3694.2857142857</text:p>
          </table:table-cell>
          <table:table-cell table:style-name="ce7" office:value-type="float" office:value="740" calcext:value-type="float">
            <text:p>740</text:p>
          </table:table-cell>
          <table:table-cell table:style-name="ce7" table:formula="of:=4*3.141592*([.F3]/300000)^2*([.E3]/[.C3])" office:value-type="float" office:value="0.000065907975185351" calcext:value-type="float">
            <text:p>0.000065908</text:p>
          </table:table-cell>
          <table:table-cell table:style-name="ce7" table:formula="of:=[.G3]*180/(3.141592)*3600" office:value-type="float" office:value="13.59449856" calcext:value-type="float">
            <text:p>13.59449856</text:p>
          </table:table-cell>
          <table:table-cell table:style-name="ce7" table:formula="of:=[.J3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J3]*3600" office:value-type="float" office:value="0.185000002384176" calcext:value-type="float">
            <text:p>0.1850000024</text:p>
          </table:table-cell>
          <table:table-cell table:style-name="ce7" table:formula="of:=[.H3]/[.K3]" office:value-type="float" office:value="73.4837750529822" calcext:value-type="float">
            <text:p>73.483775053</text:p>
          </table:table-cell>
          <table:table-cell table:style-name="ce7" table:formula="of:=[.L3]*2" office:value-type="float" office:value="146.967550105964" calcext:value-type="float">
            <text:p>146.967550106</text:p>
          </table:table-cell>
          <table:table-cell table:style-name="ce7" table:formula="of:=[.D3]*1000*[.I3]" office:value-type="float" office:value="0.530455322709225" calcext:value-type="float">
            <text:p>0.5304553227</text:p>
          </table:table-cell>
          <table:table-cell table:style-name="ce7" table:formula="of:=1/[.N3]*10" office:value-type="float" office:value="18.851729018245" calcext:value-type="float">
            <text:p>18.8517290182</text:p>
          </table:table-cell>
          <table:table-cell table:style-name="ce7" office:value-type="string" calcext:value-type="string">
            <text:p>A1068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6"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4]*300000/70" office:value-type="float" office:value="582.857142857143" calcext:value-type="float">
            <text:p>582.8571428571</text:p>
          </table:table-cell>
          <table:table-cell table:formula="of:=[.C4]-[.D4]" office:value-type="float" office:value="3702.85714285714" calcext:value-type="float">
            <text:p>3702.8571428572</text:p>
          </table:table-cell>
          <table:table-cell office:value-type="float" office:value="727" calcext:value-type="float">
            <text:p>727</text:p>
          </table:table-cell>
          <table:table-cell table:formula="of:=4*3.141592*([.F4]/300000)^2*([.E4]/[.C4])" office:value-type="float" office:value="0.0000637602231616512" calcext:value-type="float">
            <text:p>6.37602231616512E-05</text:p>
          </table:table-cell>
          <table:table-cell table:formula="of:=[.G4]*180/(3.141592)*3600" office:value-type="float" office:value="13.1514928128" calcext:value-type="float">
            <text:p>13.1514928128</text:p>
          </table:table-cell>
          <table:table-cell table:formula="of:=[.J4]*3.141592/180" office:value-type="float" office:value="0.000000896905135015599" calcext:value-type="float">
            <text:p>8.96905135015599E-07</text:p>
          </table:table-cell>
          <table:table-cell table:style-name="ce12" office:value-type="float" office:value="0.00005138888955116" calcext:value-type="float">
            <text:p>5.138888955116E-05</text:p>
          </table:table-cell>
          <table:table-cell table:style-name="ce6" table:formula="of:=[.J4]*3600" office:value-type="float" office:value="0.185000002384176" calcext:value-type="float">
            <text:p>0.1850000024</text:p>
          </table:table-cell>
          <table:table-cell table:formula="of:=[.H4]/[.K4]" office:value-type="float" office:value="71.0891494233025" calcext:value-type="float">
            <text:p>71.0891494233</text:p>
          </table:table-cell>
          <table:table-cell table:formula="of:=[.L4]*2" office:value-type="float" office:value="142.178298846605" calcext:value-type="float">
            <text:p>142.1782988466</text:p>
          </table:table-cell>
          <table:table-cell table:style-name="ce16" table:formula="of:=[.D4]*1000*[.I4]" office:value-type="float" office:value="0.522767564409092" calcext:value-type="float">
            <text:p>0.5227675644</text:p>
          </table:table-cell>
          <table:table-cell table:style-name="ce16" table:formula="of:=1/[.N4]*10" office:value-type="float" office:value="19.1289603273368" calcext:value-type="float">
            <text:p>19.1289603273</text:p>
          </table:table-cell>
          <table:table-cell office:value-type="string" calcext:value-type="string">
            <text:p>A1132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7" office:value-type="string" calcext:value-type="string">
            <text:p>A119</text:p>
          </table:table-cell>
          <table:table-cell table:style-name="ce7" office:value-type="float" office:value="0.044" calcext:value-type="float">
            <text:p>0.044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B5]*300000/70" office:value-type="float" office:value="188.571428571429" calcext:value-type="float">
            <text:p>188.5714285714</text:p>
          </table:table-cell>
          <table:table-cell table:style-name="ce7" table:formula="of:=[.C5]-[.D5]" office:value-type="float" office:value="4097.14285714286" calcext:value-type="float">
            <text:p>4097.1428571429</text:p>
          </table:table-cell>
          <table:table-cell table:style-name="ce7" office:value-type="float" office:value="875" calcext:value-type="float">
            <text:p>875</text:p>
          </table:table-cell>
          <table:table-cell table:style-name="ce7" table:formula="of:=4*3.141592*([.F5]/300000)^2*([.E5]/[.C5])" office:value-type="float" office:value="0.000102197733088889" calcext:value-type="float">
            <text:p>0.0001021977</text:p>
          </table:table-cell>
          <table:table-cell table:style-name="ce7" table:formula="of:=[.G5]*180/(3.141592)*3600" office:value-type="float" office:value="21.0798" calcext:value-type="float">
            <text:p>21.0798</text:p>
          </table:table-cell>
          <table:table-cell table:style-name="ce7" table:formula="of:=[.J5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J5]*3600" office:value-type="float" office:value="0.185000002384176" calcext:value-type="float">
            <text:p>0.1850000024</text:p>
          </table:table-cell>
          <table:table-cell table:style-name="ce7" table:formula="of:=[.H5]/[.K5]" office:value-type="float" office:value="113.944863396407" calcext:value-type="float">
            <text:p>113.9448633964</text:p>
          </table:table-cell>
          <table:table-cell table:style-name="ce7" table:formula="of:=[.L5]*2" office:value-type="float" office:value="227.889726792815" calcext:value-type="float">
            <text:p>227.8897267928</text:p>
          </table:table-cell>
          <table:table-cell table:style-name="ce7" table:formula="of:=[.D5]*1000*[.I5]" office:value-type="float" office:value="0.169130682602942" calcext:value-type="float">
            <text:p>0.1691306826</text:p>
          </table:table-cell>
          <table:table-cell table:style-name="ce7" table:formula="of:=1/[.N5]*10" office:value-type="float" office:value="59.1258773754045" calcext:value-type="float">
            <text:p>59.1258773754</text:p>
          </table:table-cell>
          <table:table-cell table:style-name="ce7" office:value-type="string" calcext:value-type="string">
            <text:p>A119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6" office:value-type="string" calcext:value-type="string">
            <text:p>A1413</text:p>
          </table:table-cell>
          <table:table-cell office:value-type="float" office:value="0.143" calcext:value-type="float">
            <text:p>0.143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6]*300000/70" office:value-type="float" office:value="612.857142857143" calcext:value-type="float">
            <text:p>612.8571428571</text:p>
          </table:table-cell>
          <table:table-cell table:formula="of:=[.C6]-[.D6]" office:value-type="float" office:value="3672.85714285714" calcext:value-type="float">
            <text:p>3672.8571428572</text:p>
          </table:table-cell>
          <table:table-cell office:value-type="float" office:value="881" calcext:value-type="float">
            <text:p>881</text:p>
          </table:table-cell>
          <table:table-cell table:formula="of:=4*3.141592*([.F6]/300000)^2*([.E6]/[.C6])" office:value-type="float" office:value="0.0000928752301503726" calcext:value-type="float">
            <text:p>9.28752301503726E-05</text:p>
          </table:table-cell>
          <table:table-cell table:formula="of:=[.G6]*180/(3.141592)*3600" office:value-type="float" office:value="19.1568953376" calcext:value-type="float">
            <text:p>19.1568953376</text:p>
          </table:table-cell>
          <table:table-cell table:formula="of:=[.J6]*3.141592/180" office:value-type="float" office:value="0.000000896905135015599" calcext:value-type="float">
            <text:p>8.96905135015599E-07</text:p>
          </table:table-cell>
          <table:table-cell table:style-name="ce12" office:value-type="float" office:value="0.00005138888955116" calcext:value-type="float">
            <text:p>5.138888955116E-05</text:p>
          </table:table-cell>
          <table:table-cell table:style-name="ce6" table:formula="of:=[.J6]*3600" office:value-type="float" office:value="0.185000002384176" calcext:value-type="float">
            <text:p>0.1850000024</text:p>
          </table:table-cell>
          <table:table-cell table:formula="of:=[.H6]/[.K6]" office:value-type="float" office:value="103.550784274144" calcext:value-type="float">
            <text:p>103.5507842741</text:p>
          </table:table-cell>
          <table:table-cell table:formula="of:=[.L6]*2" office:value-type="float" office:value="207.101568548289" calcext:value-type="float">
            <text:p>207.1015685483</text:p>
          </table:table-cell>
          <table:table-cell table:style-name="ce16" table:formula="of:=[.D6]*1000*[.I6]" office:value-type="float" office:value="0.54967471845956" calcext:value-type="float">
            <text:p>0.5496747185</text:p>
          </table:table-cell>
          <table:table-cell table:style-name="ce16" table:formula="of:=1/[.N6]*10" office:value-type="float" office:value="18.1925776539706" calcext:value-type="float">
            <text:p>18.192577654</text:p>
          </table:table-cell>
          <table:table-cell office:value-type="string" calcext:value-type="string">
            <text:p>A1413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7" office:value-type="string" calcext:value-type="string">
            <text:p>A1650</text:p>
          </table:table-cell>
          <table:table-cell table:style-name="ce7" office:value-type="float" office:value="0.084" calcext:value-type="float">
            <text:p>0.084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B7]*300000/70" office:value-type="float" office:value="360" calcext:value-type="float">
            <text:p>360</text:p>
          </table:table-cell>
          <table:table-cell table:style-name="ce7" table:formula="of:=[.C7]-[.D7]" office:value-type="float" office:value="3925.71428571429" calcext:value-type="float">
            <text:p>3925.7142857143</text:p>
          </table:table-cell>
          <table:table-cell table:style-name="ce7" office:value-type="float" office:value="720" calcext:value-type="float">
            <text:p>720</text:p>
          </table:table-cell>
          <table:table-cell table:style-name="ce7" table:formula="of:=4*3.141592*([.F7]/300000)^2*([.E7]/[.C7])" office:value-type="float" office:value="0.00006630216818688" calcext:value-type="float">
            <text:p>6.630216818688E-05</text:p>
          </table:table-cell>
          <table:table-cell table:style-name="ce7" table:formula="of:=[.G7]*180/(3.141592)*3600" office:value-type="float" office:value="13.67580672" calcext:value-type="float">
            <text:p>13.67580672</text:p>
          </table:table-cell>
          <table:table-cell table:style-name="ce7" table:formula="of:=[.J7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J7]*3600" office:value-type="float" office:value="0.185000002384176" calcext:value-type="float">
            <text:p>0.1850000024</text:p>
          </table:table-cell>
          <table:table-cell table:style-name="ce7" table:formula="of:=[.H7]/[.K7]" office:value-type="float" office:value="73.9232786148859" calcext:value-type="float">
            <text:p>73.9232786149</text:p>
          </table:table-cell>
          <table:table-cell table:style-name="ce7" table:formula="of:=[.L7]*2" office:value-type="float" office:value="147.846557229772" calcext:value-type="float">
            <text:p>147.8465572298</text:p>
          </table:table-cell>
          <table:table-cell table:style-name="ce7" table:formula="of:=[.D7]*1000*[.I7]" office:value-type="float" office:value="0.322885848605616" calcext:value-type="float">
            <text:p>0.3228858486</text:p>
          </table:table-cell>
          <table:table-cell table:style-name="ce7" table:formula="of:=1/[.N7]*10" office:value-type="float" office:value="30.970697672831" calcext:value-type="float">
            <text:p>30.9706976728</text:p>
          </table:table-cell>
          <table:table-cell table:style-name="ce7" office:value-type="string" calcext:value-type="string">
            <text:p>A165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6"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8]*300000/70" office:value-type="float" office:value="364.285714285714" calcext:value-type="float">
            <text:p>364.2857142857</text:p>
          </table:table-cell>
          <table:table-cell table:formula="of:=[.C8]-[.D8]" office:value-type="float" office:value="3921.42857142857" calcext:value-type="float">
            <text:p>3921.4285714286</text:p>
          </table:table-cell>
          <table:table-cell office:value-type="float" office:value="903" calcext:value-type="float">
            <text:p>903</text:p>
          </table:table-cell>
          <table:table-cell table:formula="of:=4*3.141592*([.F8]/300000)^2*([.E8]/[.C8])" office:value-type="float" office:value="0.000104175083905872" calcext:value-type="float">
            <text:p>0.0001041751</text:p>
          </table:table-cell>
          <table:table-cell table:formula="of:=[.G8]*180/(3.141592)*3600" office:value-type="float" office:value="21.487657968" calcext:value-type="float">
            <text:p>21.487657968</text:p>
          </table:table-cell>
          <table:table-cell table:formula="of:=[.J8]*3.141592/180" office:value-type="float" office:value="0.000000896905135015599" calcext:value-type="float">
            <text:p>8.96905135015599E-07</text:p>
          </table:table-cell>
          <table:table-cell table:style-name="ce12" office:value-type="float" office:value="0.00005138888955116" calcext:value-type="float">
            <text:p>5.138888955116E-05</text:p>
          </table:table-cell>
          <table:table-cell table:style-name="ce6" table:formula="of:=[.J8]*3600" office:value-type="float" office:value="0.185000002384176" calcext:value-type="float">
            <text:p>0.1850000024</text:p>
          </table:table-cell>
          <table:table-cell table:formula="of:=[.H8]/[.K8]" office:value-type="float" office:value="116.14950103286" calcext:value-type="float">
            <text:p>116.1495010329</text:p>
          </table:table-cell>
          <table:table-cell table:formula="of:=[.L8]*2" office:value-type="float" office:value="232.29900206572" calcext:value-type="float">
            <text:p>232.2990020657</text:p>
          </table:table-cell>
          <table:table-cell table:style-name="ce16" table:formula="of:=[.D8]*1000*[.I8]" office:value-type="float" office:value="0.326729727755683" calcext:value-type="float">
            <text:p>0.3267297278</text:p>
          </table:table-cell>
          <table:table-cell table:style-name="ce16" table:formula="of:=1/[.N8]*10" office:value-type="float" office:value="30.6063365237388" calcext:value-type="float">
            <text:p>30.6063365237</text:p>
          </table:table-cell>
          <table:table-cell office:value-type="string" calcext:value-type="string">
            <text:p>A1651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7" office:value-type="string" calcext:value-type="string">
            <text:p>A1795</text:p>
          </table:table-cell>
          <table:table-cell table:style-name="ce7" office:value-type="float" office:value="0.062" calcext:value-type="float">
            <text:p>0.062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B9]*300000/70" office:value-type="float" office:value="265.714285714286" calcext:value-type="float">
            <text:p>265.7142857143</text:p>
          </table:table-cell>
          <table:table-cell table:style-name="ce7" table:formula="of:=[.C9]-[.D9]" office:value-type="float" office:value="4020" calcext:value-type="float">
            <text:p>4020</text:p>
          </table:table-cell>
          <table:table-cell table:style-name="ce7" office:value-type="float" office:value="778" calcext:value-type="float">
            <text:p>778</text:p>
          </table:table-cell>
          <table:table-cell table:style-name="ce7" table:formula="of:=4*3.141592*([.F9]/300000)^2*([.E9]/[.C9])" office:value-type="float" office:value="0.000079273730624714" calcext:value-type="float">
            <text:p>7.9273730624714E-05</text:p>
          </table:table-cell>
          <table:table-cell table:style-name="ce7" table:formula="of:=[.G9]*180/(3.141592)*3600" office:value-type="float" office:value="16.3513840896" calcext:value-type="float">
            <text:p>16.3513840896</text:p>
          </table:table-cell>
          <table:table-cell table:style-name="ce7" table:formula="of:=[.J9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J9]*3600" office:value-type="float" office:value="0.185000002384176" calcext:value-type="float">
            <text:p>0.1850000024</text:p>
          </table:table-cell>
          <table:table-cell table:style-name="ce7" table:formula="of:=[.H9]/[.K9]" office:value-type="float" office:value="88.3858588047165" calcext:value-type="float">
            <text:p>88.3858588047</text:p>
          </table:table-cell>
          <table:table-cell table:style-name="ce7" table:formula="of:=[.L9]*2" office:value-type="float" office:value="176.771717609433" calcext:value-type="float">
            <text:p>176.7717176094</text:p>
          </table:table-cell>
          <table:table-cell table:style-name="ce7" table:formula="of:=[.D9]*1000*[.I9]" office:value-type="float" office:value="0.238320507304145" calcext:value-type="float">
            <text:p>0.2383205073</text:p>
          </table:table-cell>
          <table:table-cell table:style-name="ce7" table:formula="of:=1/[.N9]*10" office:value-type="float" office:value="41.9603000728678" calcext:value-type="float">
            <text:p>41.9603000729</text:p>
          </table:table-cell>
          <table:table-cell table:style-name="ce7" office:value-type="string" calcext:value-type="string">
            <text:p>A1795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6" office:value-type="string" calcext:value-type="string">
            <text:p>A2029</text:p>
          </table:table-cell>
          <table:table-cell office:value-type="float" office:value="0.077" calcext:value-type="float">
            <text:p>0.077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0]*300000/70" office:value-type="float" office:value="330" calcext:value-type="float">
            <text:p>330</text:p>
          </table:table-cell>
          <table:table-cell table:formula="of:=[.C10]-[.D10]" office:value-type="float" office:value="3955.71428571429" calcext:value-type="float">
            <text:p>3955.7142857143</text:p>
          </table:table-cell>
          <table:table-cell office:value-type="float" office:value="1152" calcext:value-type="float">
            <text:p>1152</text:p>
          </table:table-cell>
          <table:table-cell table:formula="of:=4*3.141592*([.F10]/300000)^2*([.E10]/[.C10])" office:value-type="float" office:value="0.000171030641010278" calcext:value-type="float">
            <text:p>0.0001710306</text:p>
          </table:table-cell>
          <table:table-cell table:formula="of:=[.G10]*180/(3.141592)*3600" office:value-type="float" office:value="35.2776093696" calcext:value-type="float">
            <text:p>35.2776093696</text:p>
          </table:table-cell>
          <table:table-cell table:formula="of:=[.J10]*3.141592/180" office:value-type="float" office:value="0.000000896905135015599" calcext:value-type="float">
            <text:p>8.96905135015599E-07</text:p>
          </table:table-cell>
          <table:table-cell table:style-name="ce12" office:value-type="float" office:value="0.00005138888955116" calcext:value-type="float">
            <text:p>5.138888955116E-05</text:p>
          </table:table-cell>
          <table:table-cell table:style-name="ce6" table:formula="of:=[.J10]*3600" office:value-type="float" office:value="0.185000002384176" calcext:value-type="float">
            <text:p>0.1850000024</text:p>
          </table:table-cell>
          <table:table-cell table:formula="of:=[.H10]/[.K10]" office:value-type="float" office:value="190.689777918714" calcext:value-type="float">
            <text:p>190.6897779187</text:p>
          </table:table-cell>
          <table:table-cell table:formula="of:=[.L10]*2" office:value-type="float" office:value="381.379555837427" calcext:value-type="float">
            <text:p>381.3795558374</text:p>
          </table:table-cell>
          <table:table-cell table:style-name="ce16" table:formula="of:=[.D10]*1000*[.I10]" office:value-type="float" office:value="0.295978694555148" calcext:value-type="float">
            <text:p>0.2959786946</text:p>
          </table:table-cell>
          <table:table-cell table:style-name="ce16" table:formula="of:=1/[.N10]*10" office:value-type="float" office:value="33.7862156430883" calcext:value-type="float">
            <text:p>33.7862156431</text:p>
          </table:table-cell>
          <table:table-cell office:value-type="string" calcext:value-type="string">
            <text:p>A2029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7" office:value-type="string" calcext:value-type="string">
            <text:p>A2050</text:p>
          </table:table-cell>
          <table:table-cell table:style-name="ce7" office:value-type="float" office:value="0.118" calcext:value-type="float">
            <text:p>0.118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B11]*300000/70" office:value-type="float" office:value="505.714285714286" calcext:value-type="float">
            <text:p>505.7142857143</text:p>
          </table:table-cell>
          <table:table-cell table:style-name="ce7" table:formula="of:=[.C11]-[.D11]" office:value-type="float" office:value="3780" calcext:value-type="float">
            <text:p>3780</text:p>
          </table:table-cell>
          <table:table-cell table:style-name="ce7" office:value-type="float" office:value="854" calcext:value-type="float">
            <text:p>854</text:p>
          </table:table-cell>
          <table:table-cell table:style-name="ce7" table:formula="of:=4*3.141592*([.F11]/300000)^2*([.E11]/[.C11])" office:value-type="float" office:value="0.0000898155617940224" calcext:value-type="float">
            <text:p>8.98155617940224E-05</text:p>
          </table:table-cell>
          <table:table-cell table:style-name="ce7" table:formula="of:=[.G11]*180/(3.141592)*3600" office:value-type="float" office:value="18.5257933056" calcext:value-type="float">
            <text:p>18.5257933056</text:p>
          </table:table-cell>
          <table:table-cell table:style-name="ce7" table:formula="of:=[.J11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J11]*3600" office:value-type="float" office:value="0.185000002384176" calcext:value-type="float">
            <text:p>0.1850000024</text:p>
          </table:table-cell>
          <table:table-cell table:style-name="ce7" table:formula="of:=[.H11]/[.K11]" office:value-type="float" office:value="100.139421982973" calcext:value-type="float">
            <text:p>100.139421983</text:p>
          </table:table-cell>
          <table:table-cell table:style-name="ce7" table:formula="of:=[.L11]*2" office:value-type="float" office:value="200.278843965946" calcext:value-type="float">
            <text:p>200.2788439659</text:p>
          </table:table-cell>
          <table:table-cell table:style-name="ce7" table:formula="of:=[.D11]*1000*[.I11]" office:value-type="float" office:value="0.453577739707889" calcext:value-type="float">
            <text:p>0.4535777397</text:p>
          </table:table-cell>
          <table:table-cell table:style-name="ce7" table:formula="of:=1/[.N11]*10" office:value-type="float" office:value="22.0469373264221" calcext:value-type="float">
            <text:p>22.0469373264</text:p>
          </table:table-cell>
          <table:table-cell table:style-name="ce7" office:value-type="string" calcext:value-type="string">
            <text:p>A2050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6"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2]*300000/70" office:value-type="float" office:value="437.142857142857" calcext:value-type="float">
            <text:p>437.1428571429</text:p>
          </table:table-cell>
          <table:table-cell table:formula="of:=[.C12]-[.D12]" office:value-type="float" office:value="3848.57142857143" calcext:value-type="float">
            <text:p>3848.5714285714</text:p>
          </table:table-cell>
          <table:table-cell office:value-type="float" office:value="697" calcext:value-type="float">
            <text:p>697</text:p>
          </table:table-cell>
          <table:table-cell table:formula="of:=4*3.141592*([.F12]/300000)^2*([.E12]/[.C12])" office:value-type="float" office:value="0.0000609128832799708" calcext:value-type="float">
            <text:p>6.09128832799708E-05</text:p>
          </table:table-cell>
          <table:table-cell table:formula="of:=[.G12]*180/(3.141592)*3600" office:value-type="float" office:value="12.5641866816" calcext:value-type="float">
            <text:p>12.5641866816</text:p>
          </table:table-cell>
          <table:table-cell table:formula="of:=[.J12]*3.141592/180" office:value-type="float" office:value="0.000000896905135015599" calcext:value-type="float">
            <text:p>8.96905135015599E-07</text:p>
          </table:table-cell>
          <table:table-cell table:style-name="ce12" office:value-type="float" office:value="0.00005138888955116" calcext:value-type="float">
            <text:p>5.138888955116E-05</text:p>
          </table:table-cell>
          <table:table-cell table:style-name="ce6" table:formula="of:=[.J12]*3600" office:value-type="float" office:value="0.185000002384176" calcext:value-type="float">
            <text:p>0.1850000024</text:p>
          </table:table-cell>
          <table:table-cell table:formula="of:=[.H12]/[.K12]" office:value-type="float" office:value="67.9145217279991" calcext:value-type="float">
            <text:p>67.914521728</text:p>
          </table:table-cell>
          <table:table-cell table:formula="of:=[.L12]*2" office:value-type="float" office:value="135.829043455998" calcext:value-type="float">
            <text:p>135.829043456</text:p>
          </table:table-cell>
          <table:table-cell table:style-name="ce16" table:formula="of:=[.D12]*1000*[.I12]" office:value-type="float" office:value="0.392075673306819" calcext:value-type="float">
            <text:p>0.3920756733</text:p>
          </table:table-cell>
          <table:table-cell table:style-name="ce16" table:formula="of:=1/[.N12]*10" office:value-type="float" office:value="25.505280436449" calcext:value-type="float">
            <text:p>25.5052804364</text:p>
          </table:table-cell>
          <table:table-cell office:value-type="string" calcext:value-type="string">
            <text:p>A2055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7" office:value-type="string" calcext:value-type="string">
            <text:p>A2064</text:p>
          </table:table-cell>
          <table:table-cell table:style-name="ce7" office:value-type="float" office:value="0.108" calcext:value-type="float">
            <text:p>0.108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B13]*300000/70" office:value-type="float" office:value="462.857142857143" calcext:value-type="float">
            <text:p>462.8571428571</text:p>
          </table:table-cell>
          <table:table-cell table:style-name="ce7" table:formula="of:=[.C13]-[.D13]" office:value-type="float" office:value="3822.85714285714" calcext:value-type="float">
            <text:p>3822.8571428571</text:p>
          </table:table-cell>
          <table:table-cell table:style-name="ce7" office:value-type="float" office:value="675" calcext:value-type="float">
            <text:p>675</text:p>
          </table:table-cell>
          <table:table-cell table:style-name="ce7" table:formula="of:=4*3.141592*([.F13]/300000)^2*([.E13]/[.C13])" office:value-type="float" office:value="0.000056746576296" calcext:value-type="float">
            <text:p>5.6746576296E-05</text:p>
          </table:table-cell>
          <table:table-cell table:style-name="ce7" table:formula="of:=[.G13]*180/(3.141592)*3600" office:value-type="float" office:value="11.704824" calcext:value-type="float">
            <text:p>11.704824</text:p>
          </table:table-cell>
          <table:table-cell table:style-name="ce7" table:formula="of:=[.J13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J13]*3600" office:value-type="float" office:value="0.185000002384176" calcext:value-type="float">
            <text:p>0.1850000024</text:p>
          </table:table-cell>
          <table:table-cell table:style-name="ce7" table:formula="of:=[.H13]/[.K13]" office:value-type="float" office:value="63.2693181035395" calcext:value-type="float">
            <text:p>63.2693181035</text:p>
          </table:table-cell>
          <table:table-cell table:style-name="ce7" table:formula="of:=[.L13]*2" office:value-type="float" office:value="126.538636207079" calcext:value-type="float">
            <text:p>126.5386362071</text:p>
          </table:table-cell>
          <table:table-cell table:style-name="ce7" table:formula="of:=[.D13]*1000*[.I13]" office:value-type="float" office:value="0.41513894820722" calcext:value-type="float">
            <text:p>0.4151389482</text:p>
          </table:table-cell>
          <table:table-cell table:style-name="ce7" table:formula="of:=1/[.N13]*10" office:value-type="float" office:value="24.0883204122019" calcext:value-type="float">
            <text:p>24.0883204122</text:p>
          </table:table-cell>
          <table:table-cell table:style-name="ce7" office:value-type="string" calcext:value-type="string">
            <text:p>A2064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6" office:value-type="string" calcext:value-type="string">
            <text:p>A2065</text:p>
          </table:table-cell>
          <table:table-cell office:value-type="float" office:value="0.073" calcext:value-type="float">
            <text:p>0.073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4]*300000/70" office:value-type="float" office:value="312.857142857143" calcext:value-type="float">
            <text:p>312.8571428571</text:p>
          </table:table-cell>
          <table:table-cell table:formula="of:=[.C14]-[.D14]" office:value-type="float" office:value="3972.85714285714" calcext:value-type="float">
            <text:p>3972.8571428572</text:p>
          </table:table-cell>
          <table:table-cell office:value-type="float" office:value="1095" calcext:value-type="float">
            <text:p>1095</text:p>
          </table:table-cell>
          <table:table-cell table:formula="of:=4*3.141592*([.F14]/300000)^2*([.E14]/[.C14])" office:value-type="float" office:value="0.00015519411072936" calcext:value-type="float">
            <text:p>0.0001551941</text:p>
          </table:table-cell>
          <table:table-cell table:formula="of:=[.G14]*180/(3.141592)*3600" office:value-type="float" office:value="32.01108984" calcext:value-type="float">
            <text:p>32.01108984</text:p>
          </table:table-cell>
          <table:table-cell table:formula="of:=[.J14]*3.141592/180" office:value-type="float" office:value="0.000000896905135015599" calcext:value-type="float">
            <text:p>8.96905135015599E-07</text:p>
          </table:table-cell>
          <table:table-cell table:style-name="ce12" office:value-type="float" office:value="0.00005138888955116" calcext:value-type="float">
            <text:p>5.138888955116E-05</text:p>
          </table:table-cell>
          <table:table-cell table:style-name="ce6" table:formula="of:=[.J14]*3600" office:value-type="float" office:value="0.185000002384176" calcext:value-type="float">
            <text:p>0.1850000024</text:p>
          </table:table-cell>
          <table:table-cell table:formula="of:=[.H14]/[.K14]" office:value-type="float" office:value="173.032915824103" calcext:value-type="float">
            <text:p>173.0329158241</text:p>
          </table:table-cell>
          <table:table-cell table:formula="of:=[.L14]*2" office:value-type="float" office:value="346.065831648206" calcext:value-type="float">
            <text:p>346.0658316482</text:p>
          </table:table-cell>
          <table:table-cell table:formula="of:=[.D14]*1000*[.I14]" office:value-type="float" office:value="0.28060317795488" calcext:value-type="float">
            <text:p>0.280603178</text:p>
          </table:table-cell>
          <table:table-cell table:formula="of:=1/[.N14]*10" office:value-type="float" office:value="35.6375151303809" calcext:value-type="float">
            <text:p>35.6375151304</text:p>
          </table:table-cell>
          <table:table-cell office:value-type="string" calcext:value-type="string">
            <text:p>A2065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7" office:value-type="string" calcext:value-type="string">
            <text:p>A2069</text:p>
          </table:table-cell>
          <table:table-cell table:style-name="ce7" office:value-type="float" office:value="0.116" calcext:value-type="float">
            <text:p>0.116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B15]*300000/70" office:value-type="float" office:value="497.142857142857" calcext:value-type="float">
            <text:p>497.1428571429</text:p>
          </table:table-cell>
          <table:table-cell table:style-name="ce7" table:formula="of:=[.C15]-[.D15]" office:value-type="float" office:value="3788.57142857143" calcext:value-type="float">
            <text:p>3788.5714285714</text:p>
          </table:table-cell>
          <table:table-cell table:style-name="ce7" office:value-type="float" office:value="966" calcext:value-type="float">
            <text:p>966</text:p>
          </table:table-cell>
          <table:table-cell table:style-name="ce7" table:formula="of:=4*3.141592*([.F15]/300000)^2*([.E15]/[.C15])" office:value-type="float" office:value="0.000115179126894541" calcext:value-type="float">
            <text:p>0.0001151791</text:p>
          </table:table-cell>
          <table:table-cell table:style-name="ce7" table:formula="of:=[.G15]*180/(3.141592)*3600" office:value-type="float" office:value="23.7574052352" calcext:value-type="float">
            <text:p>23.7574052352</text:p>
          </table:table-cell>
          <table:table-cell table:style-name="ce7" table:formula="of:=[.J15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J15]*3600" office:value-type="float" office:value="0.185000002384176" calcext:value-type="float">
            <text:p>0.1850000024</text:p>
          </table:table-cell>
          <table:table-cell table:style-name="ce7" table:formula="of:=[.H15]/[.K15]" office:value-type="float" office:value="128.418405021773" calcext:value-type="float">
            <text:p>128.4184050218</text:p>
          </table:table-cell>
          <table:table-cell table:style-name="ce7" table:formula="of:=[.L15]*2" office:value-type="float" office:value="256.836810043545" calcext:value-type="float">
            <text:p>256.8368100435</text:p>
          </table:table-cell>
          <table:table-cell table:style-name="ce7" table:formula="of:=[.D15]*1000*[.I15]" office:value-type="float" office:value="0.445889981407755" calcext:value-type="float">
            <text:p>0.4458899814</text:p>
          </table:table-cell>
          <table:table-cell table:style-name="ce7" table:formula="of:=1/[.N15]*10" office:value-type="float" office:value="22.4270569354983" calcext:value-type="float">
            <text:p>22.4270569355</text:p>
          </table:table-cell>
          <table:table-cell table:style-name="ce7" office:value-type="string" calcext:value-type="string">
            <text:p>A2069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6" office:value-type="string" calcext:value-type="string">
            <text:p>A2142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6]*300000/70" office:value-type="float" office:value="390" calcext:value-type="float">
            <text:p>390</text:p>
          </table:table-cell>
          <table:table-cell table:formula="of:=[.C16]-[.D16]" office:value-type="float" office:value="3895.71428571429" calcext:value-type="float">
            <text:p>3895.7142857143</text:p>
          </table:table-cell>
          <table:table-cell office:value-type="float" office:value="1086" calcext:value-type="float">
            <text:p>1086</text:p>
          </table:table-cell>
          <table:table-cell table:formula="of:=4*3.141592*([.F16]/300000)^2*([.E16]/[.C16])" office:value-type="float" office:value="0.000149689313952653" calcext:value-type="float">
            <text:p>0.0001496893</text:p>
          </table:table-cell>
          <table:table-cell table:formula="of:=[.G16]*180/(3.141592)*3600" office:value-type="float" office:value="30.8756437632" calcext:value-type="float">
            <text:p>30.8756437632</text:p>
          </table:table-cell>
          <table:table-cell table:formula="of:=[.J16]*3.141592/180" office:value-type="float" office:value="0.000000896905135015599" calcext:value-type="float">
            <text:p>8.96905135015599E-07</text:p>
          </table:table-cell>
          <table:table-cell table:style-name="ce12" office:value-type="float" office:value="0.00005138888955116" calcext:value-type="float">
            <text:p>5.138888955116E-05</text:p>
          </table:table-cell>
          <table:table-cell table:style-name="ce6" table:formula="of:=[.J16]*3600" office:value-type="float" office:value="0.185000002384176" calcext:value-type="float">
            <text:p>0.1850000024</text:p>
          </table:table-cell>
          <table:table-cell table:formula="of:=[.H16]/[.K16]" office:value-type="float" office:value="166.895369542119" calcext:value-type="float">
            <text:p>166.8953695421</text:p>
          </table:table-cell>
          <table:table-cell table:formula="of:=[.L16]*2" office:value-type="float" office:value="333.790739084238" calcext:value-type="float">
            <text:p>333.7907390842</text:p>
          </table:table-cell>
          <table:table-cell table:formula="of:=[.D16]*1000*[.I16]" office:value-type="float" office:value="0.349793002656084" calcext:value-type="float">
            <text:p>0.3497930027</text:p>
          </table:table-cell>
          <table:table-cell table:formula="of:=1/[.N16]*10" office:value-type="float" office:value="28.5883363133824" calcext:value-type="float">
            <text:p>28.5883363134</text:p>
          </table:table-cell>
          <table:table-cell office:value-type="string" calcext:value-type="string">
            <text:p>A2142</text:p>
          </table:table-cell>
          <table:table-cell table:style-name="Default"/>
          <table:table-cell table:number-columns-repeated="1007"/>
        </table:table-row>
        <table:table-row table:style-name="ro1">
          <table:table-cell table:style-name="ce7" office:value-type="string" calcext:value-type="string">
            <text:p>A2319</text:p>
          </table:table-cell>
          <table:table-cell table:style-name="ce7" office:value-type="float" office:value="0.056" calcext:value-type="float">
            <text:p>0.056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B17]*300000/70" office:value-type="float" office:value="240" calcext:value-type="float">
            <text:p>240</text:p>
          </table:table-cell>
          <table:table-cell table:style-name="ce7" table:formula="of:=[.C17]-[.D17]" office:value-type="float" office:value="4045.71428571429" calcext:value-type="float">
            <text:p>4045.7142857143</text:p>
          </table:table-cell>
          <table:table-cell table:style-name="ce7" office:value-type="float" office:value="1101" calcext:value-type="float">
            <text:p>1101</text:p>
          </table:table-cell>
          <table:table-cell table:style-name="ce7" table:formula="of:=4*3.141592*([.F17]/300000)^2*([.E17]/[.C17])" office:value-type="float" office:value="0.000159776865333709" calcext:value-type="float">
            <text:p>0.0001597769</text:p>
          </table:table-cell>
          <table:table-cell table:style-name="ce7" table:formula="of:=[.G17]*180/(3.141592)*3600" office:value-type="float" office:value="32.9563510272" calcext:value-type="float">
            <text:p>32.9563510272</text:p>
          </table:table-cell>
          <table:table-cell table:style-name="ce7" table:formula="of:=[.J17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J17]*3600" office:value-type="float" office:value="0.185000002384176" calcext:value-type="float">
            <text:p>0.1850000024</text:p>
          </table:table-cell>
          <table:table-cell table:style-name="ce7" table:formula="of:=[.H17]/[.K17]" office:value-type="float" office:value="178.142435689065" calcext:value-type="float">
            <text:p>178.1424356891</text:p>
          </table:table-cell>
          <table:table-cell table:style-name="ce7" table:formula="of:=[.L17]*2" office:value-type="float" office:value="356.284871378131" calcext:value-type="float">
            <text:p>356.2848713781</text:p>
          </table:table-cell>
          <table:table-cell table:style-name="ce7" table:formula="of:=[.D17]*1000*[.I17]" office:value-type="float" office:value="0.215257232403744" calcext:value-type="float">
            <text:p>0.2152572324</text:p>
          </table:table-cell>
          <table:table-cell table:style-name="ce7" table:formula="of:=1/[.N17]*10" office:value-type="float" office:value="46.4560465092465" calcext:value-type="float">
            <text:p>46.4560465092</text:p>
          </table:table-cell>
          <table:table-cell table:style-name="ce7" office:value-type="string" calcext:value-type="string">
            <text:p>A2319</text:p>
          </table:table-cell>
          <table:table-cell table:style-name="ce18" table:number-columns-repeated="9"/>
          <table:table-cell table:style-name="ce19" table:number-columns-repeated="999"/>
        </table:table-row>
        <table:table-row table:style-name="ro1">
          <table:table-cell table:style-name="ce6"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18]*300000/70" office:value-type="float" office:value="364.285714285714" calcext:value-type="float">
            <text:p>364.2857142857</text:p>
          </table:table-cell>
          <table:table-cell table:formula="of:=[.C18]-[.D18]" office:value-type="float" office:value="3921.42857142857" calcext:value-type="float">
            <text:p>3921.4285714286</text:p>
          </table:table-cell>
          <table:table-cell office:value-type="float" office:value="800" calcext:value-type="float">
            <text:p>800</text:p>
          </table:table-cell>
          <table:table-cell table:formula="of:=4*3.141592*([.F18]/300000)^2*([.E18]/[.C18])" office:value-type="float" office:value="0.0000817651677866667" calcext:value-type="float">
            <text:p>8.17651677866667E-05</text:p>
          </table:table-cell>
          <table:table-cell table:formula="of:=[.G18]*180/(3.141592)*3600" office:value-type="float" office:value="16.86528" calcext:value-type="float">
            <text:p>16.86528</text:p>
          </table:table-cell>
          <table:table-cell table:formula="of:=[.J18]*3.141592/180" office:value-type="float" office:value="0.000000896905135015599" calcext:value-type="float">
            <text:p>8.96905135015599E-07</text:p>
          </table:table-cell>
          <table:table-cell table:style-name="ce12" office:value-type="float" office:value="0.00005138888955116" calcext:value-type="float">
            <text:p>5.138888955116E-05</text:p>
          </table:table-cell>
          <table:table-cell table:style-name="ce6" table:formula="of:=[.J18]*3600" office:value-type="float" office:value="0.185000002384176" calcext:value-type="float">
            <text:p>0.1850000024</text:p>
          </table:table-cell>
          <table:table-cell table:formula="of:=[.H18]/[.K18]" office:value-type="float" office:value="91.1636745008095" calcext:value-type="float">
            <text:p>91.1636745008</text:p>
          </table:table-cell>
          <table:table-cell table:formula="of:=[.L18]*2" office:value-type="float" office:value="182.327349001619" calcext:value-type="float">
            <text:p>182.3273490016</text:p>
          </table:table-cell>
          <table:table-cell table:formula="of:=[.D18]*1000*[.I18]" office:value-type="float" office:value="0.326729727755683" calcext:value-type="float">
            <text:p>0.3267297278</text:p>
          </table:table-cell>
          <table:table-cell table:formula="of:=1/[.N18]*10" office:value-type="float" office:value="30.6063365237388" calcext:value-type="float">
            <text:p>30.6063365237</text:p>
          </table:table-cell>
          <table:table-cell office:value-type="string" calcext:value-type="string">
            <text:p>A2420</text:p>
          </table:table-cell>
          <table:table-cell table:style-name="ce18" table:number-columns-repeated="9"/>
          <table:table-cell table:number-columns-repeated="999"/>
        </table:table-row>
        <table:table-row table:style-name="ro1">
          <table:table-cell table:style-name="ce7" office:value-type="string" calcext:value-type="string">
            <text:p>A2440</text:p>
          </table:table-cell>
          <table:table-cell table:style-name="ce7" office:value-type="float" office:value="0.091" calcext:value-type="float">
            <text:p>0.091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B19]*300000/70" office:value-type="float" office:value="390" calcext:value-type="float">
            <text:p>390</text:p>
          </table:table-cell>
          <table:table-cell table:style-name="ce7" table:formula="of:=[.C19]-[.D19]" office:value-type="float" office:value="3895.71428571429" calcext:value-type="float">
            <text:p>3895.7142857143</text:p>
          </table:table-cell>
          <table:table-cell table:style-name="ce7" office:value-type="float" office:value="766" calcext:value-type="float">
            <text:p>766</text:p>
          </table:table-cell>
          <table:table-cell table:style-name="ce7" table:formula="of:=4*3.141592*([.F19]/300000)^2*([.E19]/[.C19])" office:value-type="float" office:value="0.0000744712574043008" calcext:value-type="float">
            <text:p>7.44712574043008E-05</text:p>
          </table:table-cell>
          <table:table-cell table:style-name="ce7" table:formula="of:=[.G19]*180/(3.141592)*3600" office:value-type="float" office:value="15.3608026752" calcext:value-type="float">
            <text:p>15.3608026752</text:p>
          </table:table-cell>
          <table:table-cell table:style-name="ce7" table:formula="of:=[.J19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J19]*3600" office:value-type="float" office:value="0.185000002384176" calcext:value-type="float">
            <text:p>0.1850000024</text:p>
          </table:table-cell>
          <table:table-cell table:style-name="ce7" table:formula="of:=[.H19]/[.K19]" office:value-type="float" office:value="83.0313647418303" calcext:value-type="float">
            <text:p>83.0313647418</text:p>
          </table:table-cell>
          <table:table-cell table:style-name="ce7" table:formula="of:=[.L19]*2" office:value-type="float" office:value="166.062729483661" calcext:value-type="float">
            <text:p>166.0627294837</text:p>
          </table:table-cell>
          <table:table-cell table:style-name="ce7" table:formula="of:=[.D19]*1000*[.I19]" office:value-type="float" office:value="0.349793002656083" calcext:value-type="float">
            <text:p>0.3497930027</text:p>
          </table:table-cell>
          <table:table-cell table:style-name="ce7" table:formula="of:=1/[.N19]*10" office:value-type="float" office:value="28.5883363133825" calcext:value-type="float">
            <text:p>28.5883363134</text:p>
          </table:table-cell>
          <table:table-cell table:style-name="ce7" office:value-type="string" calcext:value-type="string">
            <text:p>A2440</text:p>
          </table:table-cell>
          <table:table-cell table:style-name="ce18" table:number-columns-repeated="9"/>
          <table:table-cell table:style-name="ce19" table:number-columns-repeated="999"/>
        </table:table-row>
        <table:table-row table:style-name="ro1">
          <table:table-cell table:style-name="ce6"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0]*300000/70" office:value-type="float" office:value="364.285714285714" calcext:value-type="float">
            <text:p>364.2857142857</text:p>
          </table:table-cell>
          <table:table-cell table:formula="of:=[.C20]-[.D20]" office:value-type="float" office:value="3921.42857142857" calcext:value-type="float">
            <text:p>3921.4285714286</text:p>
          </table:table-cell>
          <table:table-cell office:value-type="float" office:value="682" calcext:value-type="float">
            <text:p>682</text:p>
          </table:table-cell>
          <table:table-cell table:formula="of:=4*3.141592*([.F20]/300000)^2*([.E20]/[.C20])" office:value-type="float" office:value="0.0000594233467212587" calcext:value-type="float">
            <text:p>5.94233467212587E-05</text:p>
          </table:table-cell>
          <table:table-cell table:formula="of:=[.G20]*180/(3.141592)*3600" office:value-type="float" office:value="12.256947648" calcext:value-type="float">
            <text:p>12.256947648</text:p>
          </table:table-cell>
          <table:table-cell table:formula="of:=[.J20]*3.141592/180" office:value-type="float" office:value="0.000000896905135015599" calcext:value-type="float">
            <text:p>8.96905135015599E-07</text:p>
          </table:table-cell>
          <table:table-cell table:style-name="ce12" office:value-type="float" office:value="0.00005138888955116" calcext:value-type="float">
            <text:p>5.138888955116E-05</text:p>
          </table:table-cell>
          <table:table-cell table:style-name="ce6" table:formula="of:=[.J20]*3600" office:value-type="float" office:value="0.185000002384176" calcext:value-type="float">
            <text:p>0.1850000024</text:p>
          </table:table-cell>
          <table:table-cell table:formula="of:=[.H20]/[.K20]" office:value-type="float" office:value="66.2537702164289" calcext:value-type="float">
            <text:p>66.2537702164</text:p>
          </table:table-cell>
          <table:table-cell table:formula="of:=[.L20]*2" office:value-type="float" office:value="132.507540432858" calcext:value-type="float">
            <text:p>132.5075404329</text:p>
          </table:table-cell>
          <table:table-cell table:formula="of:=[.D20]*1000*[.I20]" office:value-type="float" office:value="0.326729727755683" calcext:value-type="float">
            <text:p>0.3267297278</text:p>
          </table:table-cell>
          <table:table-cell table:formula="of:=1/[.N20]*10" office:value-type="float" office:value="30.6063365237388" calcext:value-type="float">
            <text:p>30.6063365237</text:p>
          </table:table-cell>
          <table:table-cell office:value-type="string" calcext:value-type="string">
            <text:p>A2597</text:p>
          </table:table-cell>
          <table:table-cell table:style-name="ce18" table:number-columns-repeated="9"/>
          <table:table-cell table:number-columns-repeated="999"/>
        </table:table-row>
        <table:table-row table:style-name="ro1">
          <table:table-cell table:style-name="ce7" office:value-type="string" calcext:value-type="string">
            <text:p>A2627</text:p>
          </table:table-cell>
          <table:table-cell table:style-name="ce7" office:value-type="float" office:value="0.126" calcext:value-type="float">
            <text:p>0.126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B21]*300000/70" office:value-type="float" office:value="540" calcext:value-type="float">
            <text:p>540</text:p>
          </table:table-cell>
          <table:table-cell table:style-name="ce7" table:formula="of:=[.C21]-[.D21]" office:value-type="float" office:value="3745.71428571428" calcext:value-type="float">
            <text:p>3745.7142857143</text:p>
          </table:table-cell>
          <table:table-cell table:style-name="ce7" office:value-type="float" office:value="800" calcext:value-type="float">
            <text:p>800</text:p>
          </table:table-cell>
          <table:table-cell table:style-name="ce7" table:formula="of:=4*3.141592*([.F21]/300000)^2*([.E21]/[.C21])" office:value-type="float" office:value="0.0000781013733831111" calcext:value-type="float">
            <text:p>7.81013733831111E-05</text:p>
          </table:table-cell>
          <table:table-cell table:style-name="ce7" table:formula="of:=[.G21]*180/(3.141592)*3600" office:value-type="float" office:value="16.109568" calcext:value-type="float">
            <text:p>16.109568</text:p>
          </table:table-cell>
          <table:table-cell table:style-name="ce7" table:formula="of:=[.J21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J21]*3600" office:value-type="float" office:value="0.185000002384176" calcext:value-type="float">
            <text:p>0.1850000024</text:p>
          </table:table-cell>
          <table:table-cell table:style-name="ce7" table:formula="of:=[.H21]/[.K21]" office:value-type="float" office:value="87.078744823724" calcext:value-type="float">
            <text:p>87.0787448237</text:p>
          </table:table-cell>
          <table:table-cell table:style-name="ce7" table:formula="of:=[.L21]*2" office:value-type="float" office:value="174.157489647448" calcext:value-type="float">
            <text:p>174.1574896474</text:p>
          </table:table-cell>
          <table:table-cell table:style-name="ce7" table:formula="of:=[.D21]*1000*[.I21]" office:value-type="float" office:value="0.484328772908423" calcext:value-type="float">
            <text:p>0.4843287729</text:p>
          </table:table-cell>
          <table:table-cell table:style-name="ce7" table:formula="of:=1/[.N21]*10" office:value-type="float" office:value="20.6471317818873" calcext:value-type="float">
            <text:p>20.6471317819</text:p>
          </table:table-cell>
          <table:table-cell table:style-name="ce7" office:value-type="string" calcext:value-type="string">
            <text:p>A2627</text:p>
          </table:table-cell>
          <table:table-cell table:style-name="ce18" table:number-columns-repeated="9"/>
          <table:table-cell table:style-name="ce19" table:number-columns-repeated="999"/>
        </table:table-row>
        <table:table-row table:style-name="ro1">
          <table:table-cell table:style-name="ce6"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2]*300000/70" office:value-type="float" office:value="488.571428571429" calcext:value-type="float">
            <text:p>488.5714285714</text:p>
          </table:table-cell>
          <table:table-cell table:formula="of:=[.C22]-[.D22]" office:value-type="float" office:value="3797.14285714286" calcext:value-type="float">
            <text:p>3797.1428571429</text:p>
          </table:table-cell>
          <table:table-cell office:value-type="float" office:value="800" calcext:value-type="float">
            <text:p>800</text:p>
          </table:table-cell>
          <table:table-cell table:formula="of:=4*3.141592*([.F22]/300000)^2*([.E22]/[.C22])" office:value-type="float" office:value="0.0000791737034524444" calcext:value-type="float">
            <text:p>7.91737034524444E-05</text:p>
          </table:table-cell>
          <table:table-cell table:formula="of:=[.G22]*180/(3.141592)*3600" office:value-type="float" office:value="16.330752" calcext:value-type="float">
            <text:p>16.330752</text:p>
          </table:table-cell>
          <table:table-cell table:formula="of:=[.J22]*3.141592/180" office:value-type="float" office:value="0.000000896905135015599" calcext:value-type="float">
            <text:p>8.96905135015599E-07</text:p>
          </table:table-cell>
          <table:table-cell table:style-name="ce12" office:value-type="float" office:value="0.00005138888955116" calcext:value-type="float">
            <text:p>5.138888955116E-05</text:p>
          </table:table-cell>
          <table:table-cell table:style-name="ce6" table:formula="of:=[.J22]*3600" office:value-type="float" office:value="0.185000002384176" calcext:value-type="float">
            <text:p>0.1850000024</text:p>
          </table:table-cell>
          <table:table-cell table:formula="of:=[.H22]/[.K22]" office:value-type="float" office:value="88.2743339975051" calcext:value-type="float">
            <text:p>88.2743339975</text:p>
          </table:table-cell>
          <table:table-cell table:formula="of:=[.L22]*2" office:value-type="float" office:value="176.54866799501" calcext:value-type="float">
            <text:p>176.548667995</text:p>
          </table:table-cell>
          <table:table-cell table:formula="of:=[.D22]*1000*[.I22]" office:value-type="float" office:value="0.438202223107621" calcext:value-type="float">
            <text:p>0.4382022231</text:p>
          </table:table-cell>
          <table:table-cell table:formula="of:=1/[.N22]*10" office:value-type="float" office:value="22.8205140747176" calcext:value-type="float">
            <text:p>22.8205140747</text:p>
          </table:table-cell>
          <table:table-cell office:value-type="string" calcext:value-type="string">
            <text:p>A2703</text:p>
          </table:table-cell>
          <table:table-cell table:style-name="ce18" table:number-columns-repeated="9"/>
          <table:table-cell table:number-columns-repeated="999"/>
        </table:table-row>
        <table:table-row table:style-name="ro1">
          <table:table-cell table:style-name="ce7" office:value-type="string" calcext:value-type="string">
            <text:p>A399</text:p>
          </table:table-cell>
          <table:table-cell table:style-name="ce7" office:value-type="float" office:value="0.072" calcext:value-type="float">
            <text:p>0.072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B23]*300000/70" office:value-type="float" office:value="308.571428571429" calcext:value-type="float">
            <text:p>308.5714285714</text:p>
          </table:table-cell>
          <table:table-cell table:style-name="ce7" table:formula="of:=[.C23]-[.D23]" office:value-type="float" office:value="3977.14285714286" calcext:value-type="float">
            <text:p>3977.1428571429</text:p>
          </table:table-cell>
          <table:table-cell table:style-name="ce7" office:value-type="float" office:value="800" calcext:value-type="float">
            <text:p>800</text:p>
          </table:table-cell>
          <table:table-cell table:style-name="ce7" table:formula="of:=4*3.141592*([.F23]/300000)^2*([.E23]/[.C23])" office:value-type="float" office:value="0.0000829268586951111" calcext:value-type="float">
            <text:p>8.29268586951111E-05</text:p>
          </table:table-cell>
          <table:table-cell table:style-name="ce7" table:formula="of:=[.G23]*180/(3.141592)*3600" office:value-type="float" office:value="17.104896" calcext:value-type="float">
            <text:p>17.104896</text:p>
          </table:table-cell>
          <table:table-cell table:style-name="ce7" table:formula="of:=[.J23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J23]*3600" office:value-type="float" office:value="0.185000002384176" calcext:value-type="float">
            <text:p>0.1850000024</text:p>
          </table:table-cell>
          <table:table-cell table:style-name="ce7" table:formula="of:=[.H23]/[.K23]" office:value-type="float" office:value="92.458896105739" calcext:value-type="float">
            <text:p>92.4588961057</text:p>
          </table:table-cell>
          <table:table-cell table:style-name="ce7" table:formula="of:=[.L23]*2" office:value-type="float" office:value="184.917792211478" calcext:value-type="float">
            <text:p>184.9177922115</text:p>
          </table:table-cell>
          <table:table-cell table:style-name="ce7" table:formula="of:=[.D23]*1000*[.I23]" office:value-type="float" office:value="0.276759298804814" calcext:value-type="float">
            <text:p>0.2767592988</text:p>
          </table:table-cell>
          <table:table-cell table:style-name="ce7" table:formula="of:=1/[.N23]*10" office:value-type="float" office:value="36.1324806183028" calcext:value-type="float">
            <text:p>36.1324806183</text:p>
          </table:table-cell>
          <table:table-cell table:style-name="ce7" office:value-type="string" calcext:value-type="string">
            <text:p>A399</text:p>
          </table:table-cell>
          <table:table-cell table:style-name="ce18" table:number-columns-repeated="9"/>
          <table:table-cell table:style-name="ce19" table:number-columns-repeated="999"/>
        </table:table-row>
        <table:table-row table:style-name="ro1">
          <table:table-cell table:style-name="ce6"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4]*300000/70" office:value-type="float" office:value="282.857142857143" calcext:value-type="float">
            <text:p>282.8571428571</text:p>
          </table:table-cell>
          <table:table-cell table:formula="of:=[.C24]-[.D24]" office:value-type="float" office:value="4002.85714285714" calcext:value-type="float">
            <text:p>4002.8571428572</text:p>
          </table:table-cell>
          <table:table-cell office:value-type="float" office:value="800" calcext:value-type="float">
            <text:p>800</text:p>
          </table:table-cell>
          <table:table-cell table:formula="of:=4*3.141592*([.F24]/300000)^2*([.E24]/[.C24])" office:value-type="float" office:value="0.0000834630237297778" calcext:value-type="float">
            <text:p>0.000083463</text:p>
          </table:table-cell>
          <table:table-cell table:formula="of:=[.G24]*180/(3.141592)*3600" office:value-type="float" office:value="17.215488" calcext:value-type="float">
            <text:p>17.215488</text:p>
          </table:table-cell>
          <table:table-cell table:formula="of:=[.J24]*3.141592/180" office:value-type="float" office:value="0.000000896905135015599" calcext:value-type="float">
            <text:p>8.96905135015599E-07</text:p>
          </table:table-cell>
          <table:table-cell table:style-name="ce12" office:value-type="float" office:value="0.00005138888955116" calcext:value-type="float">
            <text:p>5.138888955116E-05</text:p>
          </table:table-cell>
          <table:table-cell table:style-name="ce6" table:formula="of:=[.J24]*3600" office:value-type="float" office:value="0.185000002384176" calcext:value-type="float">
            <text:p>0.1850000024</text:p>
          </table:table-cell>
          <table:table-cell table:formula="of:=[.H24]/[.K24]" office:value-type="float" office:value="93.0566906926296" calcext:value-type="float">
            <text:p>93.0566906926</text:p>
          </table:table-cell>
          <table:table-cell table:formula="of:=[.L24]*2" office:value-type="float" office:value="186.113381385259" calcext:value-type="float">
            <text:p>186.1133813853</text:p>
          </table:table-cell>
          <table:table-cell table:formula="of:=[.D24]*1000*[.I24]" office:value-type="float" office:value="0.253696023904412" calcext:value-type="float">
            <text:p>0.2536960239</text:p>
          </table:table-cell>
          <table:table-cell table:formula="of:=1/[.N24]*10" office:value-type="float" office:value="39.4172515836031" calcext:value-type="float">
            <text:p>39.4172515836</text:p>
          </table:table-cell>
          <table:table-cell office:value-type="string" calcext:value-type="string">
            <text:p>A553</text:p>
          </table:table-cell>
          <table:table-cell table:style-name="ce18" table:number-columns-repeated="9"/>
          <table:table-cell table:number-columns-repeated="999"/>
        </table:table-row>
        <table:table-row table:style-name="ro1">
          <table:table-cell table:style-name="ce7" office:value-type="string" calcext:value-type="string">
            <text:p>A655</text:p>
          </table:table-cell>
          <table:table-cell table:style-name="ce7" office:value-type="float" office:value="0.127" calcext:value-type="float">
            <text:p>0.127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B25]*300000/70" office:value-type="float" office:value="544.285714285714" calcext:value-type="float">
            <text:p>544.2857142857</text:p>
          </table:table-cell>
          <table:table-cell table:style-name="ce7" table:formula="of:=[.C25]-[.D25]" office:value-type="float" office:value="3741.42857142857" calcext:value-type="float">
            <text:p>3741.4285714286</text:p>
          </table:table-cell>
          <table:table-cell table:style-name="ce7" office:value-type="float" office:value="800" calcext:value-type="float">
            <text:p>800</text:p>
          </table:table-cell>
          <table:table-cell table:style-name="ce7" table:formula="of:=4*3.141592*([.F25]/300000)^2*([.E25]/[.C25])" office:value-type="float" office:value="0.000078012012544" calcext:value-type="float">
            <text:p>0.000078012</text:p>
          </table:table-cell>
          <table:table-cell table:style-name="ce7" table:formula="of:=[.G25]*180/(3.141592)*3600" office:value-type="float" office:value="16.091136" calcext:value-type="float">
            <text:p>16.091136</text:p>
          </table:table-cell>
          <table:table-cell table:style-name="ce7" table:formula="of:=[.J25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J25]*3600" office:value-type="float" office:value="0.185000002384176" calcext:value-type="float">
            <text:p>0.1850000024</text:p>
          </table:table-cell>
          <table:table-cell table:style-name="ce7" table:formula="of:=[.H25]/[.K25]" office:value-type="float" office:value="86.9791123925756" calcext:value-type="float">
            <text:p>86.9791123926</text:p>
          </table:table-cell>
          <table:table-cell table:style-name="ce7" table:formula="of:=[.L25]*2" office:value-type="float" office:value="173.958224785151" calcext:value-type="float">
            <text:p>173.9582247852</text:p>
          </table:table-cell>
          <table:table-cell table:style-name="ce7" table:formula="of:=[.D25]*1000*[.I25]" office:value-type="float" office:value="0.48817265205849" calcext:value-type="float">
            <text:p>0.4881726521</text:p>
          </table:table-cell>
          <table:table-cell table:style-name="ce7" table:formula="of:=1/[.N25]*10" office:value-type="float" office:value="20.4845559410851" calcext:value-type="float">
            <text:p>20.4845559411</text:p>
          </table:table-cell>
          <table:table-cell table:style-name="ce7" office:value-type="string" calcext:value-type="string">
            <text:p>A655</text:p>
          </table:table-cell>
          <table:table-cell table:style-name="ce18" table:number-columns-repeated="9"/>
          <table:table-cell table:style-name="ce19" table:number-columns-repeated="999"/>
        </table:table-row>
        <table:table-row table:style-name="ro1">
          <table:table-cell table:style-name="ce6" office:value-type="string" calcext:value-type="string">
            <text:p>A754</text:p>
          </table:table-cell>
          <table:table-cell office:value-type="float" office:value="0.054" calcext:value-type="float">
            <text:p>0.05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6]*300000/70" office:value-type="float" office:value="231.428571428571" calcext:value-type="float">
            <text:p>231.4285714286</text:p>
          </table:table-cell>
          <table:table-cell table:formula="of:=[.C26]-[.D26]" office:value-type="float" office:value="4054.28571428571" calcext:value-type="float">
            <text:p>4054.2857142857</text:p>
          </table:table-cell>
          <table:table-cell office:value-type="float" office:value="800" calcext:value-type="float">
            <text:p>800</text:p>
          </table:table-cell>
          <table:table-cell table:formula="of:=4*3.141592*([.F26]/300000)^2*([.E26]/[.C26])" office:value-type="float" office:value="0.0000845353537991111" calcext:value-type="float">
            <text:p>8.45353537991111E-05</text:p>
          </table:table-cell>
          <table:table-cell table:formula="of:=[.G26]*180/(3.141592)*3600" office:value-type="float" office:value="17.436672" calcext:value-type="float">
            <text:p>17.436672</text:p>
          </table:table-cell>
          <table:table-cell table:formula="of:=[.J26]*3.141592/180" office:value-type="float" office:value="0.000000896905135015599" calcext:value-type="float">
            <text:p>8.96905135015599E-07</text:p>
          </table:table-cell>
          <table:table-cell table:style-name="ce12" office:value-type="float" office:value="0.00005138888955116" calcext:value-type="float">
            <text:p>5.138888955116E-05</text:p>
          </table:table-cell>
          <table:table-cell table:style-name="ce6" table:formula="of:=[.J26]*3600" office:value-type="float" office:value="0.185000002384176" calcext:value-type="float">
            <text:p>0.1850000024</text:p>
          </table:table-cell>
          <table:table-cell table:formula="of:=[.H26]/[.K26]" office:value-type="float" office:value="94.2522798664107" calcext:value-type="float">
            <text:p>94.2522798664</text:p>
          </table:table-cell>
          <table:table-cell table:formula="of:=[.L26]*2" office:value-type="float" office:value="188.504559732821" calcext:value-type="float">
            <text:p>188.5045597328</text:p>
          </table:table-cell>
          <table:table-cell table:formula="of:=[.D26]*1000*[.I26]" office:value-type="float" office:value="0.20756947410361" calcext:value-type="float">
            <text:p>0.2075694741</text:p>
          </table:table-cell>
          <table:table-cell table:formula="of:=1/[.N26]*10" office:value-type="float" office:value="48.1766408244038" calcext:value-type="float">
            <text:p>48.1766408244</text:p>
          </table:table-cell>
          <table:table-cell office:value-type="string" calcext:value-type="string">
            <text:p>A754</text:p>
          </table:table-cell>
          <table:table-cell table:style-name="ce18" table:number-columns-repeated="9"/>
          <table:table-cell table:number-columns-repeated="999"/>
        </table:table-row>
        <table:table-row table:style-name="ro1">
          <table:table-cell table:style-name="ce7" office:value-type="string" calcext:value-type="string">
            <text:p>A763</text:p>
          </table:table-cell>
          <table:table-cell table:style-name="ce7" office:value-type="float" office:value="0.085" calcext:value-type="float">
            <text:p>0.085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B27]*300000/70" office:value-type="float" office:value="364.285714285714" calcext:value-type="float">
            <text:p>364.2857142857</text:p>
          </table:table-cell>
          <table:table-cell table:style-name="ce7" table:formula="of:=[.C27]-[.D27]" office:value-type="float" office:value="3921.42857142857" calcext:value-type="float">
            <text:p>3921.4285714286</text:p>
          </table:table-cell>
          <table:table-cell table:style-name="ce7" office:value-type="float" office:value="800" calcext:value-type="float">
            <text:p>800</text:p>
          </table:table-cell>
          <table:table-cell table:style-name="ce7" table:formula="of:=4*3.141592*([.F27]/300000)^2*([.E27]/[.C27])" office:value-type="float" office:value="0.0000817651677866667" calcext:value-type="float">
            <text:p>8.17651677866667E-05</text:p>
          </table:table-cell>
          <table:table-cell table:style-name="ce7" table:formula="of:=[.G27]*180/(3.141592)*3600" office:value-type="float" office:value="16.86528" calcext:value-type="float">
            <text:p>16.86528</text:p>
          </table:table-cell>
          <table:table-cell table:style-name="ce7" table:formula="of:=[.J27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J27]*3600" office:value-type="float" office:value="0.185000002384176" calcext:value-type="float">
            <text:p>0.1850000024</text:p>
          </table:table-cell>
          <table:table-cell table:style-name="ce7" table:formula="of:=[.H27]/[.K27]" office:value-type="float" office:value="91.1636745008095" calcext:value-type="float">
            <text:p>91.1636745008</text:p>
          </table:table-cell>
          <table:table-cell table:style-name="ce7" table:formula="of:=[.L27]*2" office:value-type="float" office:value="182.327349001619" calcext:value-type="float">
            <text:p>182.3273490016</text:p>
          </table:table-cell>
          <table:table-cell table:style-name="ce7" table:formula="of:=[.D27]*1000*[.I27]" office:value-type="float" office:value="0.326729727755682" calcext:value-type="float">
            <text:p>0.3267297278</text:p>
          </table:table-cell>
          <table:table-cell table:style-name="ce7" table:formula="of:=1/[.N27]*10" office:value-type="float" office:value="30.6063365237389" calcext:value-type="float">
            <text:p>30.6063365237</text:p>
          </table:table-cell>
          <table:table-cell table:style-name="ce7" office:value-type="string" calcext:value-type="string">
            <text:p>A763</text:p>
          </table:table-cell>
          <table:table-cell table:style-name="ce18" table:number-columns-repeated="9"/>
          <table:table-cell table:style-name="ce19" table:number-columns-repeated="999"/>
        </table:table-row>
        <table:table-row table:style-name="ro1">
          <table:table-cell table:style-name="ce6"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28]*300000/70" office:value-type="float" office:value="582.857142857143" calcext:value-type="float">
            <text:p>582.8571428571</text:p>
          </table:table-cell>
          <table:table-cell table:formula="of:=[.C28]-[.D28]" office:value-type="float" office:value="3702.85714285714" calcext:value-type="float">
            <text:p>3702.8571428572</text:p>
          </table:table-cell>
          <table:table-cell office:value-type="float" office:value="800" calcext:value-type="float">
            <text:p>800</text:p>
          </table:table-cell>
          <table:table-cell table:formula="of:=4*3.141592*([.F28]/300000)^2*([.E28]/[.C28])" office:value-type="float" office:value="0.000077207764992" calcext:value-type="float">
            <text:p>7.7207764992E-05</text:p>
          </table:table-cell>
          <table:table-cell table:formula="of:=[.G28]*180/(3.141592)*3600" office:value-type="float" office:value="15.925248" calcext:value-type="float">
            <text:p>15.925248</text:p>
          </table:table-cell>
          <table:table-cell table:formula="of:=[.J28]*3.141592/180" office:value-type="float" office:value="0.000000896905135015599" calcext:value-type="float">
            <text:p>8.96905135015599E-07</text:p>
          </table:table-cell>
          <table:table-cell table:style-name="ce12" office:value-type="float" office:value="0.00005138888955116" calcext:value-type="float">
            <text:p>5.138888955116E-05</text:p>
          </table:table-cell>
          <table:table-cell table:style-name="ce6" table:formula="of:=[.J28]*3600" office:value-type="float" office:value="0.185000002384176" calcext:value-type="float">
            <text:p>0.1850000024</text:p>
          </table:table-cell>
          <table:table-cell table:formula="of:=[.H28]/[.K28]" office:value-type="float" office:value="86.0824205122398" calcext:value-type="float">
            <text:p>86.0824205122</text:p>
          </table:table-cell>
          <table:table-cell table:formula="of:=[.L28]*2" office:value-type="float" office:value="172.16484102448" calcext:value-type="float">
            <text:p>172.1648410245</text:p>
          </table:table-cell>
          <table:table-cell table:formula="of:=[.D28]*1000*[.I28]" office:value-type="float" office:value="0.522767564409092" calcext:value-type="float">
            <text:p>0.5227675644</text:p>
          </table:table-cell>
          <table:table-cell table:formula="of:=1/[.N28]*10" office:value-type="float" office:value="19.1289603273368" calcext:value-type="float">
            <text:p>19.1289603273</text:p>
          </table:table-cell>
          <table:table-cell office:value-type="string" calcext:value-type="string">
            <text:p>A795</text:p>
          </table:table-cell>
          <table:table-cell table:style-name="ce18" table:number-columns-repeated="9"/>
          <table:table-cell table:number-columns-repeated="999"/>
        </table:table-row>
        <table:table-row table:style-name="ro1">
          <table:table-cell table:style-name="ce7" office:value-type="string" calcext:value-type="string">
            <text:p>A85</text:p>
          </table:table-cell>
          <table:table-cell table:style-name="ce7" office:value-type="float" office:value="0.055" calcext:value-type="float">
            <text:p>0.055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B29]*300000/70" office:value-type="float" office:value="235.714285714286" calcext:value-type="float">
            <text:p>235.7142857143</text:p>
          </table:table-cell>
          <table:table-cell table:style-name="ce7" table:formula="of:=[.C29]-[.D29]" office:value-type="float" office:value="4050" calcext:value-type="float">
            <text:p>4050</text:p>
          </table:table-cell>
          <table:table-cell table:style-name="ce7" office:value-type="float" office:value="800" calcext:value-type="float">
            <text:p>800</text:p>
          </table:table-cell>
          <table:table-cell table:style-name="ce7" table:formula="of:=4*3.141592*([.F29]/300000)^2*([.E29]/[.C29])" office:value-type="float" office:value="0.00008444599296" calcext:value-type="float">
            <text:p>0.000084446</text:p>
          </table:table-cell>
          <table:table-cell table:style-name="ce7" table:formula="of:=[.G29]*180/(3.141592)*3600" office:value-type="float" office:value="17.41824" calcext:value-type="float">
            <text:p>17.41824</text:p>
          </table:table-cell>
          <table:table-cell table:style-name="ce7" table:formula="of:=[.J29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J29]*3600" office:value-type="float" office:value="0.185000002384176" calcext:value-type="float">
            <text:p>0.1850000024</text:p>
          </table:table-cell>
          <table:table-cell table:style-name="ce7" table:formula="of:=[.H29]/[.K29]" office:value-type="float" office:value="94.1526474352622" calcext:value-type="float">
            <text:p>94.1526474353</text:p>
          </table:table-cell>
          <table:table-cell table:style-name="ce7" table:formula="of:=[.L29]*2" office:value-type="float" office:value="188.305294870524" calcext:value-type="float">
            <text:p>188.3052948705</text:p>
          </table:table-cell>
          <table:table-cell table:style-name="ce7" table:formula="of:=[.D29]*1000*[.I29]" office:value-type="float" office:value="0.211413353253677" calcext:value-type="float">
            <text:p>0.2114133533</text:p>
          </table:table-cell>
          <table:table-cell table:style-name="ce7" table:formula="of:=1/[.N29]*10" office:value-type="float" office:value="47.3007019003236" calcext:value-type="float">
            <text:p>47.3007019003</text:p>
          </table:table-cell>
          <table:table-cell table:style-name="ce7" office:value-type="string" calcext:value-type="string">
            <text:p>A85</text:p>
          </table:table-cell>
          <table:table-cell table:style-name="ce18" table:number-columns-repeated="9"/>
          <table:table-cell table:style-name="ce19" table:number-columns-repeated="999"/>
        </table:table-row>
        <table:table-row table:style-name="ro1">
          <table:table-cell table:style-name="ce6"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B30]*300000/70" office:value-type="float" office:value="531.428571428571" calcext:value-type="float">
            <text:p>531.4285714286</text:p>
          </table:table-cell>
          <table:table-cell table:formula="of:=[.C30]-[.D30]" office:value-type="float" office:value="3754.28571428571" calcext:value-type="float">
            <text:p>3754.2857142857</text:p>
          </table:table-cell>
          <table:table-cell office:value-type="float" office:value="800" calcext:value-type="float">
            <text:p>800</text:p>
          </table:table-cell>
          <table:table-cell table:formula="of:=4*3.141592*([.F30]/300000)^2*([.E30]/[.C30])" office:value-type="float" office:value="0.0000782800950613333" calcext:value-type="float">
            <text:p>7.82800950613333E-05</text:p>
          </table:table-cell>
          <table:table-cell table:formula="of:=[.G30]*180/(3.141592)*3600" office:value-type="float" office:value="16.146432" calcext:value-type="float">
            <text:p>16.146432</text:p>
          </table:table-cell>
          <table:table-cell table:formula="of:=[.J30]*3.141592/180" office:value-type="float" office:value="0.000000896905135015599" calcext:value-type="float">
            <text:p>8.96905135015599E-07</text:p>
          </table:table-cell>
          <table:table-cell table:style-name="ce12" office:value-type="float" office:value="0.00005138888955116" calcext:value-type="float">
            <text:p>5.138888955116E-05</text:p>
          </table:table-cell>
          <table:table-cell table:style-name="ce6" table:formula="of:=[.J30]*3600" office:value-type="float" office:value="0.185000002384176" calcext:value-type="float">
            <text:p>0.1850000024</text:p>
          </table:table-cell>
          <table:table-cell table:formula="of:=[.H30]/[.K30]" office:value-type="float" office:value="87.2780096860209" calcext:value-type="float">
            <text:p>87.278009686</text:p>
          </table:table-cell>
          <table:table-cell table:formula="of:=[.L30]*2" office:value-type="float" office:value="174.556019372042" calcext:value-type="float">
            <text:p>174.556019372</text:p>
          </table:table-cell>
          <table:table-cell table:formula="of:=[.D30]*1000*[.I30]" office:value-type="float" office:value="0.47664101460829" calcext:value-type="float">
            <text:p>0.4766410146</text:p>
          </table:table-cell>
          <table:table-cell table:formula="of:=1/[.N30]*10" office:value-type="float" office:value="20.9801500364339" calcext:value-type="float">
            <text:p>20.9801500364</text:p>
          </table:table-cell>
          <table:table-cell office:value-type="string" calcext:value-type="string">
            <text:p>A961</text:p>
          </table:table-cell>
          <table:table-cell table:style-name="ce18" table:number-columns-repeated="9"/>
          <table:table-cell table:number-columns-repeated="999"/>
        </table:table-row>
        <table:table-row table:style-name="ro1">
          <table:table-cell table:style-name="ce7" office:value-type="string" calcext:value-type="string">
            <text:p>A990</text:p>
          </table:table-cell>
          <table:table-cell table:style-name="ce7" office:value-type="float" office:value="0.144" calcext:value-type="float">
            <text:p>0.144</text:p>
          </table:table-cell>
          <table:table-cell table:style-name="ce7" table:formula="of:=300000/70" office:value-type="float" office:value="4285.71428571429" calcext:value-type="float">
            <text:p>4285.7142857143</text:p>
          </table:table-cell>
          <table:table-cell table:style-name="ce7" table:formula="of:=[.B31]*300000/70" office:value-type="float" office:value="617.142857142857" calcext:value-type="float">
            <text:p>617.1428571429</text:p>
          </table:table-cell>
          <table:table-cell table:style-name="ce7" table:formula="of:=[.C31]-[.D31]" office:value-type="float" office:value="3668.57142857143" calcext:value-type="float">
            <text:p>3668.5714285714</text:p>
          </table:table-cell>
          <table:table-cell table:style-name="ce7" office:value-type="float" office:value="800" calcext:value-type="float">
            <text:p>800</text:p>
          </table:table-cell>
          <table:table-cell table:style-name="ce7" table:formula="of:=4*3.141592*([.F31]/300000)^2*([.E31]/[.C31])" office:value-type="float" office:value="0.0000764928782791111" calcext:value-type="float">
            <text:p>7.64928782791111E-05</text:p>
          </table:table-cell>
          <table:table-cell table:style-name="ce7" table:formula="of:=[.G31]*180/(3.141592)*3600" office:value-type="float" office:value="15.777792" calcext:value-type="float">
            <text:p>15.777792</text:p>
          </table:table-cell>
          <table:table-cell table:style-name="ce7" table:formula="of:=[.J31]*3.141592/180" office:value-type="float" office:value="0.000000896905135015599" calcext:value-type="float">
            <text:p>8.96905135015599E-07</text:p>
          </table:table-cell>
          <table:table-cell table:style-name="ce13" office:value-type="float" office:value="0.00005138888955116" calcext:value-type="float">
            <text:p>5.138888955116E-05</text:p>
          </table:table-cell>
          <table:table-cell table:style-name="ce7" table:formula="of:=[.J31]*3600" office:value-type="float" office:value="0.185000002384176" calcext:value-type="float">
            <text:p>0.1850000024</text:p>
          </table:table-cell>
          <table:table-cell table:style-name="ce7" table:formula="of:=[.H31]/[.K31]" office:value-type="float" office:value="85.2853610630524" calcext:value-type="float">
            <text:p>85.2853610631</text:p>
          </table:table-cell>
          <table:table-cell table:style-name="ce7" table:formula="of:=[.L31]*2" office:value-type="float" office:value="170.570722126105" calcext:value-type="float">
            <text:p>170.5707221261</text:p>
          </table:table-cell>
          <table:table-cell table:style-name="ce7" table:formula="of:=[.D31]*1000*[.I31]" office:value-type="float" office:value="0.553518597609627" calcext:value-type="float">
            <text:p>0.5535185976</text:p>
          </table:table-cell>
          <table:table-cell table:style-name="ce7" table:formula="of:=1/[.N31]*10" office:value-type="float" office:value="18.0662403091514" calcext:value-type="float">
            <text:p>18.0662403092</text:p>
          </table:table-cell>
          <table:table-cell table:style-name="ce7" office:value-type="string" calcext:value-type="string">
            <text:p>A990</text:p>
          </table:table-cell>
          <table:table-cell table:style-name="ce18" table:number-columns-repeated="9"/>
          <table:table-cell table:style-name="ce19" table:number-columns-repeated="999"/>
        </table:table-row>
        <table:table-row table:style-name="ro1" table:number-rows-repeated="2">
          <table:table-cell/>
          <table:table-cell table:style-name="Default" table:number-columns-repeated="15"/>
          <table:table-cell table:style-name="ce18" table:number-columns-repeated="9"/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z lens</text:p>
          </table:table-cell>
          <table:table-cell table:style-name="ce5" office:value-type="string" calcext:value-type="string">
            <text:p>Ds (Mpc)</text:p>
          </table:table-cell>
          <table:table-cell table:style-name="ce5" office:value-type="string" calcext:value-type="string">
            <text:p>Dd (Mpc)</text:p>
          </table:table-cell>
          <table:table-cell table:style-name="ce5" office:value-type="string" calcext:value-type="string">
            <text:p>Dds (Mpc)</text:p>
          </table:table-cell>
          <table:table-cell table:style-name="ce5" office:value-type="string" calcext:value-type="string">
            <text:p>Sigma</text:p>
          </table:table-cell>
          <table:table-cell table:style-name="ce5" office:value-type="string" calcext:value-type="string">
            <text:p>Ring (Rad)</text:p>
          </table:table-cell>
          <table:table-cell table:style-name="ce5" office:value-type="string" calcext:value-type="string">
            <text:p>Ring (arcsec)</text:p>
          </table:table-cell>
          <table:table-cell table:style-name="ce5" office:value-type="string" calcext:value-type="string">
            <text:p>CD_2(rad/px)</text:p>
          </table:table-cell>
          <table:table-cell table:style-name="ce5" office:value-type="string" calcext:value-type="string">
            <text:p>CD2_2(º/pix)</text:p>
          </table:table-cell>
          <table:table-cell table:style-name="ce5" office:value-type="string" calcext:value-type="string">
            <text:p>arcsec/pixel</text:p>
          </table:table-cell>
          <table:table-cell table:style-name="ce5" office:value-type="string" calcext:value-type="string">
            <text:p>Ring(pixels)</text:p>
          </table:table-cell>
          <table:table-cell table:style-name="ce5" office:value-type="string" calcext:value-type="string">
            <text:p>Diameter</text:p>
          </table:table-cell>
          <table:table-cell table:style-name="ce5" office:value-type="string" calcext:value-type="string">
            <text:p>Scale(kpc/pix)</text:p>
          </table:table-cell>
          <table:table-cell table:style-name="ce5" office:value-type="string" calcext:value-type="string">
            <text:p>Pix per 10kpc</text:p>
          </table:table-cell>
          <table:table-cell table:number-columns-repeated="2"/>
          <table:table-cell table:style-name="ce18" table:number-columns-repeated="7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5]*300000/70" office:value-type="float" office:value="540" calcext:value-type="float">
            <text:p>540</text:p>
          </table:table-cell>
          <table:table-cell table:formula="of:=[.D35]-[.E35]" office:value-type="float" office:value="3745.71428571428" calcext:value-type="float">
            <text:p>3745.7142857143</text:p>
          </table:table-cell>
          <table:table-cell office:value-type="float" office:value="800" calcext:value-type="float">
            <text:p>800</text:p>
          </table:table-cell>
          <table:table-cell table:formula="of:=4*3.141592*([.G35]/300000)^2*([.F35]/[.D35])" office:value-type="float" office:value="0.0000781013733831111" calcext:value-type="float">
            <text:p>7.81013733831111E-05</text:p>
          </table:table-cell>
          <table:table-cell table:formula="of:=[.H35]*180/(3.141592)*3600" office:value-type="float" office:value="16.109568" calcext:value-type="float">
            <text:p>16.109568</text:p>
          </table:table-cell>
          <table:table-cell table:formula="of:=[.K3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5]*3600" office:value-type="float" office:value="0.185000002384176" calcext:value-type="float">
            <text:p>0.1850000024</text:p>
          </table:table-cell>
          <table:table-cell table:formula="of:=[.I35]/[.L35]" office:value-type="float" office:value="87.078744823724" calcext:value-type="float">
            <text:p>87.0787448237</text:p>
          </table:table-cell>
          <table:table-cell table:formula="of:=[.M35]*2" office:value-type="float" office:value="174.157489647448" calcext:value-type="float">
            <text:p>174.1574896474</text:p>
          </table:table-cell>
          <table:table-cell table:formula="of:=[.E35]*1000*[.J35]" office:value-type="float" office:value="0.484328772908424" calcext:value-type="float">
            <text:p>0.4843287729</text:p>
          </table:table-cell>
          <table:table-cell table:formula="of:=1/[.O35]*10" office:value-type="float" office:value="20.6471317818873" calcext:value-type="float">
            <text:p>20.6471317819</text:p>
          </table:table-cell>
          <table:table-cell office:value-type="string" calcext:value-type="string">
            <text:p>A1033</text:p>
          </table:table-cell>
          <table:table-cell/>
          <table:table-cell table:style-name="ce18" table:number-columns-repeated="7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A1068</text:p>
          </table:table-cell>
          <table:table-cell office:value-type="float" office:value="0.138" calcext:value-type="float">
            <text:p>0.13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6]*300000/70" office:value-type="float" office:value="591.428571428571" calcext:value-type="float">
            <text:p>591.4285714286</text:p>
          </table:table-cell>
          <table:table-cell table:formula="of:=[.D36]-[.E36]" office:value-type="float" office:value="3694.28571428571" calcext:value-type="float">
            <text:p>3694.2857142857</text:p>
          </table:table-cell>
          <table:table-cell office:value-type="float" office:value="800" calcext:value-type="float">
            <text:p>800</text:p>
          </table:table-cell>
          <table:table-cell table:formula="of:=4*3.141592*([.G36]/300000)^2*([.F36]/[.D36])" office:value-type="float" office:value="0.0000770290433137778" calcext:value-type="float">
            <text:p>0.000077029</text:p>
          </table:table-cell>
          <table:table-cell table:formula="of:=[.H36]*180/(3.141592)*3600" office:value-type="float" office:value="15.888384" calcext:value-type="float">
            <text:p>15.888384</text:p>
          </table:table-cell>
          <table:table-cell table:formula="of:=[.K3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6]*3600" office:value-type="float" office:value="0.185000002384176" calcext:value-type="float">
            <text:p>0.1850000024</text:p>
          </table:table-cell>
          <table:table-cell table:formula="of:=[.I36]/[.L36]" office:value-type="float" office:value="85.8831556499429" calcext:value-type="float">
            <text:p>85.8831556499</text:p>
          </table:table-cell>
          <table:table-cell table:formula="of:=[.M36]*2" office:value-type="float" office:value="171.766311299886" calcext:value-type="float">
            <text:p>171.7663112999</text:p>
          </table:table-cell>
          <table:table-cell table:formula="of:=[.E36]*1000*[.J36]" office:value-type="float" office:value="0.530455322709226" calcext:value-type="float">
            <text:p>0.5304553227</text:p>
          </table:table-cell>
          <table:table-cell table:formula="of:=1/[.O36]*10" office:value-type="float" office:value="18.8517290182449" calcext:value-type="float">
            <text:p>18.8517290182</text:p>
          </table:table-cell>
          <table:table-cell office:value-type="string" calcext:value-type="string">
            <text:p>A106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7]*300000/70" office:value-type="float" office:value="582.857142857143" calcext:value-type="float">
            <text:p>582.8571428571</text:p>
          </table:table-cell>
          <table:table-cell table:formula="of:=[.D37]-[.E37]" office:value-type="float" office:value="3702.85714285714" calcext:value-type="float">
            <text:p>3702.8571428572</text:p>
          </table:table-cell>
          <table:table-cell office:value-type="float" office:value="800" calcext:value-type="float">
            <text:p>800</text:p>
          </table:table-cell>
          <table:table-cell table:formula="of:=4*3.141592*([.G37]/300000)^2*([.F37]/[.D37])" office:value-type="float" office:value="0.000077207764992" calcext:value-type="float">
            <text:p>7.7207764992E-05</text:p>
          </table:table-cell>
          <table:table-cell table:formula="of:=[.H37]*180/(3.141592)*3600" office:value-type="float" office:value="15.925248" calcext:value-type="float">
            <text:p>15.925248</text:p>
          </table:table-cell>
          <table:table-cell table:formula="of:=[.K3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7]*3600" office:value-type="float" office:value="0.185000002384176" calcext:value-type="float">
            <text:p>0.1850000024</text:p>
          </table:table-cell>
          <table:table-cell table:formula="of:=[.I37]/[.L37]" office:value-type="float" office:value="86.0824205122398" calcext:value-type="float">
            <text:p>86.0824205122</text:p>
          </table:table-cell>
          <table:table-cell table:formula="of:=[.M37]*2" office:value-type="float" office:value="172.16484102448" calcext:value-type="float">
            <text:p>172.1648410245</text:p>
          </table:table-cell>
          <table:table-cell table:formula="of:=[.E37]*1000*[.J37]" office:value-type="float" office:value="0.522767564409092" calcext:value-type="float">
            <text:p>0.5227675644</text:p>
          </table:table-cell>
          <table:table-cell table:formula="of:=1/[.O37]*10" office:value-type="float" office:value="19.1289603273368" calcext:value-type="float">
            <text:p>19.1289603273</text:p>
          </table:table-cell>
          <table:table-cell office:value-type="string" calcext:value-type="string">
            <text:p>A113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19</text:p>
          </table:table-cell>
          <table:table-cell office:value-type="float" office:value="0.044" calcext:value-type="float">
            <text:p>0.04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8]*300000/70" office:value-type="float" office:value="188.571428571429" calcext:value-type="float">
            <text:p>188.5714285714</text:p>
          </table:table-cell>
          <table:table-cell table:formula="of:=[.D38]-[.E38]" office:value-type="float" office:value="4097.14285714286" calcext:value-type="float">
            <text:p>4097.1428571429</text:p>
          </table:table-cell>
          <table:table-cell office:value-type="float" office:value="800" calcext:value-type="float">
            <text:p>800</text:p>
          </table:table-cell>
          <table:table-cell table:formula="of:=4*3.141592*([.G38]/300000)^2*([.F38]/[.D38])" office:value-type="float" office:value="0.0000854289621902222" calcext:value-type="float">
            <text:p>0.000085429</text:p>
          </table:table-cell>
          <table:table-cell table:formula="of:=[.H38]*180/(3.141592)*3600" office:value-type="float" office:value="17.620992" calcext:value-type="float">
            <text:p>17.620992</text:p>
          </table:table-cell>
          <table:table-cell table:formula="of:=[.K3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8]*3600" office:value-type="float" office:value="0.185000002384176" calcext:value-type="float">
            <text:p>0.1850000024</text:p>
          </table:table-cell>
          <table:table-cell table:formula="of:=[.I38]/[.L38]" office:value-type="float" office:value="95.248604177895" calcext:value-type="float">
            <text:p>95.2486041779</text:p>
          </table:table-cell>
          <table:table-cell table:formula="of:=[.M38]*2" office:value-type="float" office:value="190.49720835579" calcext:value-type="float">
            <text:p>190.4972083558</text:p>
          </table:table-cell>
          <table:table-cell table:formula="of:=[.E38]*1000*[.J38]" office:value-type="float" office:value="0.169130682602942" calcext:value-type="float">
            <text:p>0.1691306826</text:p>
          </table:table-cell>
          <table:table-cell table:formula="of:=1/[.O38]*10" office:value-type="float" office:value="59.1258773754046" calcext:value-type="float">
            <text:p>59.1258773754</text:p>
          </table:table-cell>
          <table:table-cell office:value-type="string" calcext:value-type="string">
            <text:p>A1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413</text:p>
          </table:table-cell>
          <table:table-cell office:value-type="float" office:value="0.143" calcext:value-type="float">
            <text:p>0.143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39]*300000/70" office:value-type="float" office:value="612.857142857143" calcext:value-type="float">
            <text:p>612.8571428571</text:p>
          </table:table-cell>
          <table:table-cell table:formula="of:=[.D39]-[.E39]" office:value-type="float" office:value="3672.85714285714" calcext:value-type="float">
            <text:p>3672.8571428572</text:p>
          </table:table-cell>
          <table:table-cell office:value-type="float" office:value="881" calcext:value-type="float">
            <text:p>881</text:p>
          </table:table-cell>
          <table:table-cell table:formula="of:=4*3.141592*([.G39]/300000)^2*([.F39]/[.D39])" office:value-type="float" office:value="0.0000928752301503726" calcext:value-type="float">
            <text:p>9.28752301503726E-05</text:p>
          </table:table-cell>
          <table:table-cell table:formula="of:=[.H39]*180/(3.141592)*3600" office:value-type="float" office:value="19.1568953376" calcext:value-type="float">
            <text:p>19.1568953376</text:p>
          </table:table-cell>
          <table:table-cell table:formula="of:=[.K3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39]*3600" office:value-type="float" office:value="0.185000002384176" calcext:value-type="float">
            <text:p>0.1850000024</text:p>
          </table:table-cell>
          <table:table-cell table:formula="of:=[.I39]/[.L39]" office:value-type="float" office:value="103.550784274144" calcext:value-type="float">
            <text:p>103.5507842741</text:p>
          </table:table-cell>
          <table:table-cell table:formula="of:=[.M39]*2" office:value-type="float" office:value="207.101568548289" calcext:value-type="float">
            <text:p>207.1015685483</text:p>
          </table:table-cell>
          <table:table-cell table:formula="of:=[.E39]*1000*[.J39]" office:value-type="float" office:value="0.54967471845956" calcext:value-type="float">
            <text:p>0.5496747185</text:p>
          </table:table-cell>
          <table:table-cell table:formula="of:=1/[.O39]*10" office:value-type="float" office:value="18.1925776539706" calcext:value-type="float">
            <text:p>18.192577654</text:p>
          </table:table-cell>
          <table:table-cell office:value-type="string" calcext:value-type="string">
            <text:p>A14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650</text:p>
          </table:table-cell>
          <table:table-cell office:value-type="float" office:value="0.084" calcext:value-type="float">
            <text:p>0.08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0]*300000/70" office:value-type="float" office:value="360" calcext:value-type="float">
            <text:p>360</text:p>
          </table:table-cell>
          <table:table-cell table:formula="of:=[.D40]-[.E40]" office:value-type="float" office:value="3925.71428571429" calcext:value-type="float">
            <text:p>3925.7142857143</text:p>
          </table:table-cell>
          <table:table-cell office:value-type="float" office:value="720" calcext:value-type="float">
            <text:p>720</text:p>
          </table:table-cell>
          <table:table-cell table:formula="of:=4*3.141592*([.G40]/300000)^2*([.F40]/[.D40])" office:value-type="float" office:value="0.00006630216818688" calcext:value-type="float">
            <text:p>6.630216818688E-05</text:p>
          </table:table-cell>
          <table:table-cell table:formula="of:=[.H40]*180/(3.141592)*3600" office:value-type="float" office:value="13.67580672" calcext:value-type="float">
            <text:p>13.67580672</text:p>
          </table:table-cell>
          <table:table-cell table:formula="of:=[.K4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0]*3600" office:value-type="float" office:value="0.185000002384176" calcext:value-type="float">
            <text:p>0.1850000024</text:p>
          </table:table-cell>
          <table:table-cell table:formula="of:=[.I40]/[.L40]" office:value-type="float" office:value="73.9232786148859" calcext:value-type="float">
            <text:p>73.9232786149</text:p>
          </table:table-cell>
          <table:table-cell table:formula="of:=[.M40]*2" office:value-type="float" office:value="147.846557229772" calcext:value-type="float">
            <text:p>147.8465572298</text:p>
          </table:table-cell>
          <table:table-cell table:formula="of:=[.E40]*1000*[.J40]" office:value-type="float" office:value="0.322885848605616" calcext:value-type="float">
            <text:p>0.3228858486</text:p>
          </table:table-cell>
          <table:table-cell table:formula="of:=1/[.O40]*10" office:value-type="float" office:value="30.970697672831" calcext:value-type="float">
            <text:p>30.9706976728</text:p>
          </table:table-cell>
          <table:table-cell office:value-type="string" calcext:value-type="string">
            <text:p>A16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1]*300000/70" office:value-type="float" office:value="364.285714285714" calcext:value-type="float">
            <text:p>364.2857142857</text:p>
          </table:table-cell>
          <table:table-cell table:formula="of:=[.D41]-[.E41]" office:value-type="float" office:value="3921.42857142857" calcext:value-type="float">
            <text:p>3921.4285714286</text:p>
          </table:table-cell>
          <table:table-cell office:value-type="float" office:value="903" calcext:value-type="float">
            <text:p>903</text:p>
          </table:table-cell>
          <table:table-cell table:formula="of:=4*3.141592*([.G41]/300000)^2*([.F41]/[.D41])" office:value-type="float" office:value="0.000104175083905872" calcext:value-type="float">
            <text:p>0.0001041751</text:p>
          </table:table-cell>
          <table:table-cell table:formula="of:=[.H41]*180/(3.141592)*3600" office:value-type="float" office:value="21.487657968" calcext:value-type="float">
            <text:p>21.487657968</text:p>
          </table:table-cell>
          <table:table-cell table:formula="of:=[.K4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1]*3600" office:value-type="float" office:value="0.185000002384176" calcext:value-type="float">
            <text:p>0.1850000024</text:p>
          </table:table-cell>
          <table:table-cell table:formula="of:=[.I41]/[.L41]" office:value-type="float" office:value="116.14950103286" calcext:value-type="float">
            <text:p>116.1495010329</text:p>
          </table:table-cell>
          <table:table-cell table:formula="of:=[.M41]*2" office:value-type="float" office:value="232.29900206572" calcext:value-type="float">
            <text:p>232.2990020657</text:p>
          </table:table-cell>
          <table:table-cell table:formula="of:=[.E41]*1000*[.J41]" office:value-type="float" office:value="0.326729727755683" calcext:value-type="float">
            <text:p>0.3267297278</text:p>
          </table:table-cell>
          <table:table-cell table:formula="of:=1/[.O41]*10" office:value-type="float" office:value="30.6063365237388" calcext:value-type="float">
            <text:p>30.6063365237</text:p>
          </table:table-cell>
          <table:table-cell office:value-type="string" calcext:value-type="string">
            <text:p>A165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1795</text:p>
          </table:table-cell>
          <table:table-cell office:value-type="float" office:value="0.062" calcext:value-type="float">
            <text:p>0.06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2]*300000/70" office:value-type="float" office:value="265.714285714286" calcext:value-type="float">
            <text:p>265.7142857143</text:p>
          </table:table-cell>
          <table:table-cell table:formula="of:=[.D42]-[.E42]" office:value-type="float" office:value="4020" calcext:value-type="float">
            <text:p>4020</text:p>
          </table:table-cell>
          <table:table-cell office:value-type="float" office:value="778" calcext:value-type="float">
            <text:p>778</text:p>
          </table:table-cell>
          <table:table-cell table:formula="of:=4*3.141592*([.G42]/300000)^2*([.F42]/[.D42])" office:value-type="float" office:value="0.000079273730624714" calcext:value-type="float">
            <text:p>7.9273730624714E-05</text:p>
          </table:table-cell>
          <table:table-cell table:formula="of:=[.H42]*180/(3.141592)*3600" office:value-type="float" office:value="16.3513840896" calcext:value-type="float">
            <text:p>16.3513840896</text:p>
          </table:table-cell>
          <table:table-cell table:formula="of:=[.K4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2]*3600" office:value-type="float" office:value="0.185000002384176" calcext:value-type="float">
            <text:p>0.1850000024</text:p>
          </table:table-cell>
          <table:table-cell table:formula="of:=[.I42]/[.L42]" office:value-type="float" office:value="88.3858588047165" calcext:value-type="float">
            <text:p>88.3858588047</text:p>
          </table:table-cell>
          <table:table-cell table:formula="of:=[.M42]*2" office:value-type="float" office:value="176.771717609433" calcext:value-type="float">
            <text:p>176.7717176094</text:p>
          </table:table-cell>
          <table:table-cell table:formula="of:=[.E42]*1000*[.J42]" office:value-type="float" office:value="0.238320507304145" calcext:value-type="float">
            <text:p>0.2383205073</text:p>
          </table:table-cell>
          <table:table-cell table:formula="of:=1/[.O42]*10" office:value-type="float" office:value="41.9603000728678" calcext:value-type="float">
            <text:p>41.9603000729</text:p>
          </table:table-cell>
          <table:table-cell office:value-type="string" calcext:value-type="string">
            <text:p>A179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29</text:p>
          </table:table-cell>
          <table:table-cell office:value-type="float" office:value="0.077" calcext:value-type="float">
            <text:p>0.077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3]*300000/70" office:value-type="float" office:value="330" calcext:value-type="float">
            <text:p>330</text:p>
          </table:table-cell>
          <table:table-cell table:formula="of:=[.D43]-[.E43]" office:value-type="float" office:value="3955.71428571429" calcext:value-type="float">
            <text:p>3955.7142857143</text:p>
          </table:table-cell>
          <table:table-cell office:value-type="float" office:value="1152" calcext:value-type="float">
            <text:p>1152</text:p>
          </table:table-cell>
          <table:table-cell table:formula="of:=4*3.141592*([.G43]/300000)^2*([.F43]/[.D43])" office:value-type="float" office:value="0.000171030641010278" calcext:value-type="float">
            <text:p>0.0001710306</text:p>
          </table:table-cell>
          <table:table-cell table:formula="of:=[.H43]*180/(3.141592)*3600" office:value-type="float" office:value="35.2776093696" calcext:value-type="float">
            <text:p>35.2776093696</text:p>
          </table:table-cell>
          <table:table-cell table:formula="of:=[.K4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3]*3600" office:value-type="float" office:value="0.185000002384176" calcext:value-type="float">
            <text:p>0.1850000024</text:p>
          </table:table-cell>
          <table:table-cell table:formula="of:=[.I43]/[.L43]" office:value-type="float" office:value="190.689777918714" calcext:value-type="float">
            <text:p>190.6897779187</text:p>
          </table:table-cell>
          <table:table-cell table:formula="of:=[.M43]*2" office:value-type="float" office:value="381.379555837427" calcext:value-type="float">
            <text:p>381.3795558374</text:p>
          </table:table-cell>
          <table:table-cell table:formula="of:=[.E43]*1000*[.J43]" office:value-type="float" office:value="0.295978694555148" calcext:value-type="float">
            <text:p>0.2959786946</text:p>
          </table:table-cell>
          <table:table-cell table:formula="of:=1/[.O43]*10" office:value-type="float" office:value="33.7862156430883" calcext:value-type="float">
            <text:p>33.7862156431</text:p>
          </table:table-cell>
          <table:table-cell office:value-type="string" calcext:value-type="string">
            <text:p>A202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50</text:p>
          </table:table-cell>
          <table:table-cell office:value-type="float" office:value="0.118" calcext:value-type="float">
            <text:p>0.11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4]*300000/70" office:value-type="float" office:value="505.714285714286" calcext:value-type="float">
            <text:p>505.7142857143</text:p>
          </table:table-cell>
          <table:table-cell table:formula="of:=[.D44]-[.E44]" office:value-type="float" office:value="3780" calcext:value-type="float">
            <text:p>3780</text:p>
          </table:table-cell>
          <table:table-cell office:value-type="float" office:value="854" calcext:value-type="float">
            <text:p>854</text:p>
          </table:table-cell>
          <table:table-cell table:formula="of:=4*3.141592*([.G44]/300000)^2*([.F44]/[.D44])" office:value-type="float" office:value="0.0000898155617940224" calcext:value-type="float">
            <text:p>8.98155617940224E-05</text:p>
          </table:table-cell>
          <table:table-cell table:formula="of:=[.H44]*180/(3.141592)*3600" office:value-type="float" office:value="18.5257933056" calcext:value-type="float">
            <text:p>18.5257933056</text:p>
          </table:table-cell>
          <table:table-cell table:formula="of:=[.K4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4]*3600" office:value-type="float" office:value="0.185000002384176" calcext:value-type="float">
            <text:p>0.1850000024</text:p>
          </table:table-cell>
          <table:table-cell table:formula="of:=[.I44]/[.L44]" office:value-type="float" office:value="100.139421982973" calcext:value-type="float">
            <text:p>100.139421983</text:p>
          </table:table-cell>
          <table:table-cell table:formula="of:=[.M44]*2" office:value-type="float" office:value="200.278843965946" calcext:value-type="float">
            <text:p>200.2788439659</text:p>
          </table:table-cell>
          <table:table-cell table:formula="of:=[.E44]*1000*[.J44]" office:value-type="float" office:value="0.453577739707889" calcext:value-type="float">
            <text:p>0.4535777397</text:p>
          </table:table-cell>
          <table:table-cell table:formula="of:=1/[.O44]*10" office:value-type="float" office:value="22.0469373264221" calcext:value-type="float">
            <text:p>22.0469373264</text:p>
          </table:table-cell>
          <table:table-cell office:value-type="string" calcext:value-type="string">
            <text:p>A20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5]*300000/70" office:value-type="float" office:value="437.142857142857" calcext:value-type="float">
            <text:p>437.1428571429</text:p>
          </table:table-cell>
          <table:table-cell table:formula="of:=[.D45]-[.E45]" office:value-type="float" office:value="3848.57142857143" calcext:value-type="float">
            <text:p>3848.5714285714</text:p>
          </table:table-cell>
          <table:table-cell office:value-type="float" office:value="697" calcext:value-type="float">
            <text:p>697</text:p>
          </table:table-cell>
          <table:table-cell table:formula="of:=4*3.141592*([.G45]/300000)^2*([.F45]/[.D45])" office:value-type="float" office:value="0.0000609128832799708" calcext:value-type="float">
            <text:p>6.09128832799708E-05</text:p>
          </table:table-cell>
          <table:table-cell table:formula="of:=[.H45]*180/(3.141592)*3600" office:value-type="float" office:value="12.5641866816" calcext:value-type="float">
            <text:p>12.5641866816</text:p>
          </table:table-cell>
          <table:table-cell table:formula="of:=[.K4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5]*3600" office:value-type="float" office:value="0.185000002384176" calcext:value-type="float">
            <text:p>0.1850000024</text:p>
          </table:table-cell>
          <table:table-cell table:formula="of:=[.I45]/[.L45]" office:value-type="float" office:value="67.9145217279991" calcext:value-type="float">
            <text:p>67.914521728</text:p>
          </table:table-cell>
          <table:table-cell table:formula="of:=[.M45]*2" office:value-type="float" office:value="135.829043455998" calcext:value-type="float">
            <text:p>135.829043456</text:p>
          </table:table-cell>
          <table:table-cell table:formula="of:=[.E45]*1000*[.J45]" office:value-type="float" office:value="0.392075673306819" calcext:value-type="float">
            <text:p>0.3920756733</text:p>
          </table:table-cell>
          <table:table-cell table:formula="of:=1/[.O45]*10" office:value-type="float" office:value="25.505280436449" calcext:value-type="float">
            <text:p>25.5052804364</text:p>
          </table:table-cell>
          <table:table-cell office:value-type="string" calcext:value-type="string">
            <text:p>A205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64</text:p>
          </table:table-cell>
          <table:table-cell office:value-type="float" office:value="0.108" calcext:value-type="float">
            <text:p>0.108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6]*300000/70" office:value-type="float" office:value="462.857142857143" calcext:value-type="float">
            <text:p>462.8571428571</text:p>
          </table:table-cell>
          <table:table-cell table:formula="of:=[.D46]-[.E46]" office:value-type="float" office:value="3822.85714285714" calcext:value-type="float">
            <text:p>3822.8571428572</text:p>
          </table:table-cell>
          <table:table-cell office:value-type="float" office:value="675" calcext:value-type="float">
            <text:p>675</text:p>
          </table:table-cell>
          <table:table-cell table:formula="of:=4*3.141592*([.G46]/300000)^2*([.F46]/[.D46])" office:value-type="float" office:value="0.000056746576296" calcext:value-type="float">
            <text:p>5.6746576296E-05</text:p>
          </table:table-cell>
          <table:table-cell table:formula="of:=[.H46]*180/(3.141592)*3600" office:value-type="float" office:value="11.704824" calcext:value-type="float">
            <text:p>11.704824</text:p>
          </table:table-cell>
          <table:table-cell table:formula="of:=[.K4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6]*3600" office:value-type="float" office:value="0.185000002384176" calcext:value-type="float">
            <text:p>0.1850000024</text:p>
          </table:table-cell>
          <table:table-cell table:formula="of:=[.I46]/[.L46]" office:value-type="float" office:value="63.2693181035395" calcext:value-type="float">
            <text:p>63.2693181035</text:p>
          </table:table-cell>
          <table:table-cell table:formula="of:=[.M46]*2" office:value-type="float" office:value="126.538636207079" calcext:value-type="float">
            <text:p>126.5386362071</text:p>
          </table:table-cell>
          <table:table-cell table:formula="of:=[.E46]*1000*[.J46]" office:value-type="float" office:value="0.41513894820722" calcext:value-type="float">
            <text:p>0.4151389482</text:p>
          </table:table-cell>
          <table:table-cell table:formula="of:=1/[.O46]*10" office:value-type="float" office:value="24.0883204122019" calcext:value-type="float">
            <text:p>24.0883204122</text:p>
          </table:table-cell>
          <table:table-cell office:value-type="string" calcext:value-type="string">
            <text:p>A206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65</text:p>
          </table:table-cell>
          <table:table-cell office:value-type="float" office:value="0.073" calcext:value-type="float">
            <text:p>0.073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7]*300000/70" office:value-type="float" office:value="312.857142857143" calcext:value-type="float">
            <text:p>312.8571428571</text:p>
          </table:table-cell>
          <table:table-cell table:formula="of:=[.D47]-[.E47]" office:value-type="float" office:value="3972.85714285714" calcext:value-type="float">
            <text:p>3972.8571428572</text:p>
          </table:table-cell>
          <table:table-cell office:value-type="float" office:value="1095" calcext:value-type="float">
            <text:p>1095</text:p>
          </table:table-cell>
          <table:table-cell table:formula="of:=4*3.141592*([.G47]/300000)^2*([.F47]/[.D47])" office:value-type="float" office:value="0.00015519411072936" calcext:value-type="float">
            <text:p>0.0001551941</text:p>
          </table:table-cell>
          <table:table-cell table:formula="of:=[.H47]*180/(3.141592)*3600" office:value-type="float" office:value="32.01108984" calcext:value-type="float">
            <text:p>32.01108984</text:p>
          </table:table-cell>
          <table:table-cell table:formula="of:=[.K4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7]*3600" office:value-type="float" office:value="0.185000002384176" calcext:value-type="float">
            <text:p>0.1850000024</text:p>
          </table:table-cell>
          <table:table-cell table:formula="of:=[.I47]/[.L47]" office:value-type="float" office:value="173.032915824103" calcext:value-type="float">
            <text:p>173.0329158241</text:p>
          </table:table-cell>
          <table:table-cell table:formula="of:=[.M47]*2" office:value-type="float" office:value="346.065831648206" calcext:value-type="float">
            <text:p>346.0658316482</text:p>
          </table:table-cell>
          <table:table-cell table:formula="of:=[.E47]*1000*[.J47]" office:value-type="float" office:value="0.28060317795488" calcext:value-type="float">
            <text:p>0.280603178</text:p>
          </table:table-cell>
          <table:table-cell table:formula="of:=1/[.O47]*10" office:value-type="float" office:value="35.6375151303809" calcext:value-type="float">
            <text:p>35.6375151304</text:p>
          </table:table-cell>
          <table:table-cell office:value-type="string" calcext:value-type="string">
            <text:p>A20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069</text:p>
          </table:table-cell>
          <table:table-cell office:value-type="float" office:value="0.116" calcext:value-type="float">
            <text:p>0.11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8]*300000/70" office:value-type="float" office:value="497.142857142857" calcext:value-type="float">
            <text:p>497.1428571429</text:p>
          </table:table-cell>
          <table:table-cell table:formula="of:=[.D48]-[.E48]" office:value-type="float" office:value="3788.57142857143" calcext:value-type="float">
            <text:p>3788.5714285714</text:p>
          </table:table-cell>
          <table:table-cell office:value-type="float" office:value="966" calcext:value-type="float">
            <text:p>966</text:p>
          </table:table-cell>
          <table:table-cell table:formula="of:=4*3.141592*([.G48]/300000)^2*([.F48]/[.D48])" office:value-type="float" office:value="0.000115179126894541" calcext:value-type="float">
            <text:p>0.0001151791</text:p>
          </table:table-cell>
          <table:table-cell table:formula="of:=[.H48]*180/(3.141592)*3600" office:value-type="float" office:value="23.7574052352" calcext:value-type="float">
            <text:p>23.7574052352</text:p>
          </table:table-cell>
          <table:table-cell table:formula="of:=[.K4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8]*3600" office:value-type="float" office:value="0.185000002384176" calcext:value-type="float">
            <text:p>0.1850000024</text:p>
          </table:table-cell>
          <table:table-cell table:formula="of:=[.I48]/[.L48]" office:value-type="float" office:value="128.418405021773" calcext:value-type="float">
            <text:p>128.4184050218</text:p>
          </table:table-cell>
          <table:table-cell table:formula="of:=[.M48]*2" office:value-type="float" office:value="256.836810043545" calcext:value-type="float">
            <text:p>256.8368100435</text:p>
          </table:table-cell>
          <table:table-cell table:formula="of:=[.E48]*1000*[.J48]" office:value-type="float" office:value="0.445889981407755" calcext:value-type="float">
            <text:p>0.4458899814</text:p>
          </table:table-cell>
          <table:table-cell table:formula="of:=1/[.O48]*10" office:value-type="float" office:value="22.4270569354983" calcext:value-type="float">
            <text:p>22.4270569355</text:p>
          </table:table-cell>
          <table:table-cell office:value-type="string" calcext:value-type="string">
            <text:p>A20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142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49]*300000/70" office:value-type="float" office:value="390" calcext:value-type="float">
            <text:p>390</text:p>
          </table:table-cell>
          <table:table-cell table:formula="of:=[.D49]-[.E49]" office:value-type="float" office:value="3895.71428571429" calcext:value-type="float">
            <text:p>3895.7142857143</text:p>
          </table:table-cell>
          <table:table-cell office:value-type="float" office:value="1086" calcext:value-type="float">
            <text:p>1086</text:p>
          </table:table-cell>
          <table:table-cell table:formula="of:=4*3.141592*([.G49]/300000)^2*([.F49]/[.D49])" office:value-type="float" office:value="0.000149689313952653" calcext:value-type="float">
            <text:p>0.0001496893</text:p>
          </table:table-cell>
          <table:table-cell table:formula="of:=[.H49]*180/(3.141592)*3600" office:value-type="float" office:value="30.8756437632" calcext:value-type="float">
            <text:p>30.8756437632</text:p>
          </table:table-cell>
          <table:table-cell table:formula="of:=[.K4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49]*3600" office:value-type="float" office:value="0.185000002384176" calcext:value-type="float">
            <text:p>0.1850000024</text:p>
          </table:table-cell>
          <table:table-cell table:formula="of:=[.I49]/[.L49]" office:value-type="float" office:value="166.895369542119" calcext:value-type="float">
            <text:p>166.8953695421</text:p>
          </table:table-cell>
          <table:table-cell table:formula="of:=[.M49]*2" office:value-type="float" office:value="333.790739084238" calcext:value-type="float">
            <text:p>333.7907390842</text:p>
          </table:table-cell>
          <table:table-cell table:formula="of:=[.E49]*1000*[.J49]" office:value-type="float" office:value="0.349793002656084" calcext:value-type="float">
            <text:p>0.3497930027</text:p>
          </table:table-cell>
          <table:table-cell table:formula="of:=1/[.O49]*10" office:value-type="float" office:value="28.5883363133824" calcext:value-type="float">
            <text:p>28.5883363134</text:p>
          </table:table-cell>
          <table:table-cell office:value-type="string" calcext:value-type="string">
            <text:p>A214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319</text:p>
          </table:table-cell>
          <table:table-cell office:value-type="float" office:value="0.056" calcext:value-type="float">
            <text:p>0.05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0]*300000/70" office:value-type="float" office:value="240" calcext:value-type="float">
            <text:p>240</text:p>
          </table:table-cell>
          <table:table-cell table:formula="of:=[.D50]-[.E50]" office:value-type="float" office:value="4045.71428571429" calcext:value-type="float">
            <text:p>4045.7142857143</text:p>
          </table:table-cell>
          <table:table-cell office:value-type="float" office:value="1101" calcext:value-type="float">
            <text:p>1101</text:p>
          </table:table-cell>
          <table:table-cell table:formula="of:=4*3.141592*([.G50]/300000)^2*([.F50]/[.D50])" office:value-type="float" office:value="0.000159776865333709" calcext:value-type="float">
            <text:p>0.0001597769</text:p>
          </table:table-cell>
          <table:table-cell table:formula="of:=[.H50]*180/(3.141592)*3600" office:value-type="float" office:value="32.9563510272" calcext:value-type="float">
            <text:p>32.9563510272</text:p>
          </table:table-cell>
          <table:table-cell table:formula="of:=[.K5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0]*3600" office:value-type="float" office:value="0.185000002384176" calcext:value-type="float">
            <text:p>0.1850000024</text:p>
          </table:table-cell>
          <table:table-cell table:formula="of:=[.I50]/[.L50]" office:value-type="float" office:value="178.142435689065" calcext:value-type="float">
            <text:p>178.1424356891</text:p>
          </table:table-cell>
          <table:table-cell table:formula="of:=[.M50]*2" office:value-type="float" office:value="356.284871378131" calcext:value-type="float">
            <text:p>356.2848713781</text:p>
          </table:table-cell>
          <table:table-cell table:formula="of:=[.E50]*1000*[.J50]" office:value-type="float" office:value="0.215257232403744" calcext:value-type="float">
            <text:p>0.2152572324</text:p>
          </table:table-cell>
          <table:table-cell table:formula="of:=1/[.O50]*10" office:value-type="float" office:value="46.4560465092465" calcext:value-type="float">
            <text:p>46.4560465092</text:p>
          </table:table-cell>
          <table:table-cell office:value-type="string" calcext:value-type="string">
            <text:p>A23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1]*300000/70" office:value-type="float" office:value="364.285714285714" calcext:value-type="float">
            <text:p>364.2857142857</text:p>
          </table:table-cell>
          <table:table-cell table:formula="of:=[.D51]-[.E51]" office:value-type="float" office:value="3921.42857142857" calcext:value-type="float">
            <text:p>3921.4285714286</text:p>
          </table:table-cell>
          <table:table-cell office:value-type="float" office:value="800" calcext:value-type="float">
            <text:p>800</text:p>
          </table:table-cell>
          <table:table-cell table:formula="of:=4*3.141592*([.G51]/300000)^2*([.F51]/[.D51])" office:value-type="float" office:value="0.0000817651677866667" calcext:value-type="float">
            <text:p>8.17651677866667E-05</text:p>
          </table:table-cell>
          <table:table-cell table:formula="of:=[.H51]*180/(3.141592)*3600" office:value-type="float" office:value="16.86528" calcext:value-type="float">
            <text:p>16.86528</text:p>
          </table:table-cell>
          <table:table-cell table:formula="of:=[.K5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1]*3600" office:value-type="float" office:value="0.185000002384176" calcext:value-type="float">
            <text:p>0.1850000024</text:p>
          </table:table-cell>
          <table:table-cell table:formula="of:=[.I51]/[.L51]" office:value-type="float" office:value="91.1636745008095" calcext:value-type="float">
            <text:p>91.1636745008</text:p>
          </table:table-cell>
          <table:table-cell table:formula="of:=[.M51]*2" office:value-type="float" office:value="182.327349001619" calcext:value-type="float">
            <text:p>182.3273490016</text:p>
          </table:table-cell>
          <table:table-cell table:formula="of:=[.E51]*1000*[.J51]" office:value-type="float" office:value="0.326729727755683" calcext:value-type="float">
            <text:p>0.3267297278</text:p>
          </table:table-cell>
          <table:table-cell table:formula="of:=1/[.O51]*10" office:value-type="float" office:value="30.6063365237388" calcext:value-type="float">
            <text:p>30.6063365237</text:p>
          </table:table-cell>
          <table:table-cell office:value-type="string" calcext:value-type="string">
            <text:p>A242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440</text:p>
          </table:table-cell>
          <table:table-cell office:value-type="float" office:value="0.091" calcext:value-type="float">
            <text:p>0.091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2]*300000/70" office:value-type="float" office:value="390" calcext:value-type="float">
            <text:p>390</text:p>
          </table:table-cell>
          <table:table-cell table:formula="of:=[.D52]-[.E52]" office:value-type="float" office:value="3895.71428571429" calcext:value-type="float">
            <text:p>3895.7142857143</text:p>
          </table:table-cell>
          <table:table-cell office:value-type="float" office:value="766" calcext:value-type="float">
            <text:p>766</text:p>
          </table:table-cell>
          <table:table-cell table:formula="of:=4*3.141592*([.G52]/300000)^2*([.F52]/[.D52])" office:value-type="float" office:value="0.0000744712574043008" calcext:value-type="float">
            <text:p>7.44712574043008E-05</text:p>
          </table:table-cell>
          <table:table-cell table:formula="of:=[.H52]*180/(3.141592)*3600" office:value-type="float" office:value="15.3608026752" calcext:value-type="float">
            <text:p>15.3608026752</text:p>
          </table:table-cell>
          <table:table-cell table:formula="of:=[.K5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2]*3600" office:value-type="float" office:value="0.185000002384176" calcext:value-type="float">
            <text:p>0.1850000024</text:p>
          </table:table-cell>
          <table:table-cell table:formula="of:=[.I52]/[.L52]" office:value-type="float" office:value="83.0313647418303" calcext:value-type="float">
            <text:p>83.0313647418</text:p>
          </table:table-cell>
          <table:table-cell table:formula="of:=[.M52]*2" office:value-type="float" office:value="166.062729483661" calcext:value-type="float">
            <text:p>166.0627294837</text:p>
          </table:table-cell>
          <table:table-cell table:formula="of:=[.E52]*1000*[.J52]" office:value-type="float" office:value="0.349793002656084" calcext:value-type="float">
            <text:p>0.3497930027</text:p>
          </table:table-cell>
          <table:table-cell table:formula="of:=1/[.O52]*10" office:value-type="float" office:value="28.5883363133824" calcext:value-type="float">
            <text:p>28.5883363134</text:p>
          </table:table-cell>
          <table:table-cell office:value-type="string" calcext:value-type="string">
            <text:p>A244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3]*300000/70" office:value-type="float" office:value="364.285714285714" calcext:value-type="float">
            <text:p>364.2857142857</text:p>
          </table:table-cell>
          <table:table-cell table:formula="of:=[.D53]-[.E53]" office:value-type="float" office:value="3921.42857142857" calcext:value-type="float">
            <text:p>3921.4285714286</text:p>
          </table:table-cell>
          <table:table-cell office:value-type="float" office:value="682" calcext:value-type="float">
            <text:p>682</text:p>
          </table:table-cell>
          <table:table-cell table:formula="of:=4*3.141592*([.G53]/300000)^2*([.F53]/[.D53])" office:value-type="float" office:value="0.0000594233467212587" calcext:value-type="float">
            <text:p>5.94233467212587E-05</text:p>
          </table:table-cell>
          <table:table-cell table:formula="of:=[.H53]*180/(3.141592)*3600" office:value-type="float" office:value="12.256947648" calcext:value-type="float">
            <text:p>12.256947648</text:p>
          </table:table-cell>
          <table:table-cell table:formula="of:=[.K5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3]*3600" office:value-type="float" office:value="0.185000002384176" calcext:value-type="float">
            <text:p>0.1850000024</text:p>
          </table:table-cell>
          <table:table-cell table:formula="of:=[.I53]/[.L53]" office:value-type="float" office:value="66.2537702164289" calcext:value-type="float">
            <text:p>66.2537702164</text:p>
          </table:table-cell>
          <table:table-cell table:formula="of:=[.M53]*2" office:value-type="float" office:value="132.507540432858" calcext:value-type="float">
            <text:p>132.5075404329</text:p>
          </table:table-cell>
          <table:table-cell table:formula="of:=[.E53]*1000*[.J53]" office:value-type="float" office:value="0.326729727755683" calcext:value-type="float">
            <text:p>0.3267297278</text:p>
          </table:table-cell>
          <table:table-cell table:formula="of:=1/[.O53]*10" office:value-type="float" office:value="30.6063365237388" calcext:value-type="float">
            <text:p>30.6063365237</text:p>
          </table:table-cell>
          <table:table-cell office:value-type="string" calcext:value-type="string">
            <text:p>A259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627</text:p>
          </table:table-cell>
          <table:table-cell office:value-type="float" office:value="0.126" calcext:value-type="float">
            <text:p>0.12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4]*300000/70" office:value-type="float" office:value="540" calcext:value-type="float">
            <text:p>540</text:p>
          </table:table-cell>
          <table:table-cell table:formula="of:=[.D54]-[.E54]" office:value-type="float" office:value="3745.71428571428" calcext:value-type="float">
            <text:p>3745.7142857143</text:p>
          </table:table-cell>
          <table:table-cell office:value-type="float" office:value="800" calcext:value-type="float">
            <text:p>800</text:p>
          </table:table-cell>
          <table:table-cell table:formula="of:=4*3.141592*([.G54]/300000)^2*([.F54]/[.D54])" office:value-type="float" office:value="0.0000781013733831111" calcext:value-type="float">
            <text:p>7.81013733831111E-05</text:p>
          </table:table-cell>
          <table:table-cell table:formula="of:=[.H54]*180/(3.141592)*3600" office:value-type="float" office:value="16.109568" calcext:value-type="float">
            <text:p>16.109568</text:p>
          </table:table-cell>
          <table:table-cell table:formula="of:=[.K5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4]*3600" office:value-type="float" office:value="0.185000002384176" calcext:value-type="float">
            <text:p>0.1850000024</text:p>
          </table:table-cell>
          <table:table-cell table:formula="of:=[.I54]/[.L54]" office:value-type="float" office:value="87.078744823724" calcext:value-type="float">
            <text:p>87.0787448237</text:p>
          </table:table-cell>
          <table:table-cell table:formula="of:=[.M54]*2" office:value-type="float" office:value="174.157489647448" calcext:value-type="float">
            <text:p>174.1574896474</text:p>
          </table:table-cell>
          <table:table-cell table:formula="of:=[.E54]*1000*[.J54]" office:value-type="float" office:value="0.484328772908424" calcext:value-type="float">
            <text:p>0.4843287729</text:p>
          </table:table-cell>
          <table:table-cell table:formula="of:=1/[.O54]*10" office:value-type="float" office:value="20.6471317818873" calcext:value-type="float">
            <text:p>20.6471317819</text:p>
          </table:table-cell>
          <table:table-cell office:value-type="string" calcext:value-type="string">
            <text:p>A262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5]*300000/70" office:value-type="float" office:value="488.571428571429" calcext:value-type="float">
            <text:p>488.5714285714</text:p>
          </table:table-cell>
          <table:table-cell table:formula="of:=[.D55]-[.E55]" office:value-type="float" office:value="3797.14285714286" calcext:value-type="float">
            <text:p>3797.1428571429</text:p>
          </table:table-cell>
          <table:table-cell office:value-type="float" office:value="800" calcext:value-type="float">
            <text:p>800</text:p>
          </table:table-cell>
          <table:table-cell table:formula="of:=4*3.141592*([.G55]/300000)^2*([.F55]/[.D55])" office:value-type="float" office:value="0.0000791737034524444" calcext:value-type="float">
            <text:p>7.91737034524444E-05</text:p>
          </table:table-cell>
          <table:table-cell table:formula="of:=[.H55]*180/(3.141592)*3600" office:value-type="float" office:value="16.330752" calcext:value-type="float">
            <text:p>16.330752</text:p>
          </table:table-cell>
          <table:table-cell table:formula="of:=[.K55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5]*3600" office:value-type="float" office:value="0.185000002384176" calcext:value-type="float">
            <text:p>0.1850000024</text:p>
          </table:table-cell>
          <table:table-cell table:formula="of:=[.I55]/[.L55]" office:value-type="float" office:value="88.2743339975051" calcext:value-type="float">
            <text:p>88.2743339975</text:p>
          </table:table-cell>
          <table:table-cell table:formula="of:=[.M55]*2" office:value-type="float" office:value="176.54866799501" calcext:value-type="float">
            <text:p>176.548667995</text:p>
          </table:table-cell>
          <table:table-cell table:formula="of:=[.E55]*1000*[.J55]" office:value-type="float" office:value="0.438202223107621" calcext:value-type="float">
            <text:p>0.4382022231</text:p>
          </table:table-cell>
          <table:table-cell table:formula="of:=1/[.O55]*10" office:value-type="float" office:value="22.8205140747176" calcext:value-type="float">
            <text:p>22.8205140747</text:p>
          </table:table-cell>
          <table:table-cell office:value-type="string" calcext:value-type="string">
            <text:p>A270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399</text:p>
          </table:table-cell>
          <table:table-cell office:value-type="float" office:value="0.072" calcext:value-type="float">
            <text:p>0.072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6]*300000/70" office:value-type="float" office:value="308.571428571429" calcext:value-type="float">
            <text:p>308.5714285714</text:p>
          </table:table-cell>
          <table:table-cell table:formula="of:=[.D56]-[.E56]" office:value-type="float" office:value="3977.14285714286" calcext:value-type="float">
            <text:p>3977.1428571429</text:p>
          </table:table-cell>
          <table:table-cell office:value-type="float" office:value="800" calcext:value-type="float">
            <text:p>800</text:p>
          </table:table-cell>
          <table:table-cell table:formula="of:=4*3.141592*([.G56]/300000)^2*([.F56]/[.D56])" office:value-type="float" office:value="0.0000829268586951111" calcext:value-type="float">
            <text:p>8.29268586951111E-05</text:p>
          </table:table-cell>
          <table:table-cell table:formula="of:=[.H56]*180/(3.141592)*3600" office:value-type="float" office:value="17.104896" calcext:value-type="float">
            <text:p>17.104896</text:p>
          </table:table-cell>
          <table:table-cell table:formula="of:=[.K56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6]*3600" office:value-type="float" office:value="0.185000002384176" calcext:value-type="float">
            <text:p>0.1850000024</text:p>
          </table:table-cell>
          <table:table-cell table:formula="of:=[.I56]/[.L56]" office:value-type="float" office:value="92.458896105739" calcext:value-type="float">
            <text:p>92.4588961057</text:p>
          </table:table-cell>
          <table:table-cell table:formula="of:=[.M56]*2" office:value-type="float" office:value="184.917792211478" calcext:value-type="float">
            <text:p>184.9177922115</text:p>
          </table:table-cell>
          <table:table-cell table:formula="of:=[.E56]*1000*[.J56]" office:value-type="float" office:value="0.276759298804814" calcext:value-type="float">
            <text:p>0.2767592988</text:p>
          </table:table-cell>
          <table:table-cell table:formula="of:=1/[.O56]*10" office:value-type="float" office:value="36.1324806183028" calcext:value-type="float">
            <text:p>36.1324806183</text:p>
          </table:table-cell>
          <table:table-cell office:value-type="string" calcext:value-type="string">
            <text:p>A39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7]*300000/70" office:value-type="float" office:value="282.857142857143" calcext:value-type="float">
            <text:p>282.8571428571</text:p>
          </table:table-cell>
          <table:table-cell table:formula="of:=[.D57]-[.E57]" office:value-type="float" office:value="4002.85714285714" calcext:value-type="float">
            <text:p>4002.8571428572</text:p>
          </table:table-cell>
          <table:table-cell office:value-type="float" office:value="800" calcext:value-type="float">
            <text:p>800</text:p>
          </table:table-cell>
          <table:table-cell table:formula="of:=4*3.141592*([.G57]/300000)^2*([.F57]/[.D57])" office:value-type="float" office:value="0.0000834630237297778" calcext:value-type="float">
            <text:p>0.000083463</text:p>
          </table:table-cell>
          <table:table-cell table:formula="of:=[.H57]*180/(3.141592)*3600" office:value-type="float" office:value="17.215488" calcext:value-type="float">
            <text:p>17.215488</text:p>
          </table:table-cell>
          <table:table-cell table:formula="of:=[.K57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7]*3600" office:value-type="float" office:value="0.185000002384176" calcext:value-type="float">
            <text:p>0.1850000024</text:p>
          </table:table-cell>
          <table:table-cell table:formula="of:=[.I57]/[.L57]" office:value-type="float" office:value="93.0566906926296" calcext:value-type="float">
            <text:p>93.0566906926</text:p>
          </table:table-cell>
          <table:table-cell table:formula="of:=[.M57]*2" office:value-type="float" office:value="186.113381385259" calcext:value-type="float">
            <text:p>186.1133813853</text:p>
          </table:table-cell>
          <table:table-cell table:formula="of:=[.E57]*1000*[.J57]" office:value-type="float" office:value="0.253696023904412" calcext:value-type="float">
            <text:p>0.2536960239</text:p>
          </table:table-cell>
          <table:table-cell table:formula="of:=1/[.O57]*10" office:value-type="float" office:value="39.4172515836031" calcext:value-type="float">
            <text:p>39.4172515836</text:p>
          </table:table-cell>
          <table:table-cell office:value-type="string" calcext:value-type="string">
            <text:p>A55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655</text:p>
          </table:table-cell>
          <table:table-cell office:value-type="float" office:value="0.127" calcext:value-type="float">
            <text:p>0.127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8]*300000/70" office:value-type="float" office:value="544.285714285714" calcext:value-type="float">
            <text:p>544.2857142857</text:p>
          </table:table-cell>
          <table:table-cell table:formula="of:=[.D58]-[.E58]" office:value-type="float" office:value="3741.42857142857" calcext:value-type="float">
            <text:p>3741.4285714286</text:p>
          </table:table-cell>
          <table:table-cell office:value-type="float" office:value="800" calcext:value-type="float">
            <text:p>800</text:p>
          </table:table-cell>
          <table:table-cell table:formula="of:=4*3.141592*([.G58]/300000)^2*([.F58]/[.D58])" office:value-type="float" office:value="0.000078012012544" calcext:value-type="float">
            <text:p>0.000078012</text:p>
          </table:table-cell>
          <table:table-cell table:formula="of:=[.H58]*180/(3.141592)*3600" office:value-type="float" office:value="16.091136" calcext:value-type="float">
            <text:p>16.091136</text:p>
          </table:table-cell>
          <table:table-cell table:formula="of:=[.K58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8]*3600" office:value-type="float" office:value="0.185000002384176" calcext:value-type="float">
            <text:p>0.1850000024</text:p>
          </table:table-cell>
          <table:table-cell table:formula="of:=[.I58]/[.L58]" office:value-type="float" office:value="86.9791123925756" calcext:value-type="float">
            <text:p>86.9791123926</text:p>
          </table:table-cell>
          <table:table-cell table:formula="of:=[.M58]*2" office:value-type="float" office:value="173.958224785151" calcext:value-type="float">
            <text:p>173.9582247852</text:p>
          </table:table-cell>
          <table:table-cell table:formula="of:=[.E58]*1000*[.J58]" office:value-type="float" office:value="0.488172652058491" calcext:value-type="float">
            <text:p>0.4881726521</text:p>
          </table:table-cell>
          <table:table-cell table:formula="of:=1/[.O58]*10" office:value-type="float" office:value="20.4845559410851" calcext:value-type="float">
            <text:p>20.4845559411</text:p>
          </table:table-cell>
          <table:table-cell office:value-type="string" calcext:value-type="string">
            <text:p>A65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754</text:p>
          </table:table-cell>
          <table:table-cell office:value-type="float" office:value="0.054" calcext:value-type="float">
            <text:p>0.05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59]*300000/70" office:value-type="float" office:value="231.428571428571" calcext:value-type="float">
            <text:p>231.4285714286</text:p>
          </table:table-cell>
          <table:table-cell table:formula="of:=[.D59]-[.E59]" office:value-type="float" office:value="4054.28571428571" calcext:value-type="float">
            <text:p>4054.2857142857</text:p>
          </table:table-cell>
          <table:table-cell office:value-type="float" office:value="800" calcext:value-type="float">
            <text:p>800</text:p>
          </table:table-cell>
          <table:table-cell table:formula="of:=4*3.141592*([.G59]/300000)^2*([.F59]/[.D59])" office:value-type="float" office:value="0.0000845353537991111" calcext:value-type="float">
            <text:p>8.45353537991111E-05</text:p>
          </table:table-cell>
          <table:table-cell table:formula="of:=[.H59]*180/(3.141592)*3600" office:value-type="float" office:value="17.436672" calcext:value-type="float">
            <text:p>17.436672</text:p>
          </table:table-cell>
          <table:table-cell table:formula="of:=[.K59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59]*3600" office:value-type="float" office:value="0.185000002384176" calcext:value-type="float">
            <text:p>0.1850000024</text:p>
          </table:table-cell>
          <table:table-cell table:formula="of:=[.I59]/[.L59]" office:value-type="float" office:value="94.2522798664107" calcext:value-type="float">
            <text:p>94.2522798664</text:p>
          </table:table-cell>
          <table:table-cell table:formula="of:=[.M59]*2" office:value-type="float" office:value="188.504559732821" calcext:value-type="float">
            <text:p>188.5045597328</text:p>
          </table:table-cell>
          <table:table-cell table:formula="of:=[.E59]*1000*[.J59]" office:value-type="float" office:value="0.20756947410361" calcext:value-type="float">
            <text:p>0.2075694741</text:p>
          </table:table-cell>
          <table:table-cell table:formula="of:=1/[.O59]*10" office:value-type="float" office:value="48.1766408244038" calcext:value-type="float">
            <text:p>48.1766408244</text:p>
          </table:table-cell>
          <table:table-cell office:value-type="string" calcext:value-type="string">
            <text:p>A75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763</text:p>
          </table:table-cell>
          <table:table-cell office:value-type="float" office:value="0.085" calcext:value-type="float">
            <text:p>0.08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60]*300000/70" office:value-type="float" office:value="364.285714285714" calcext:value-type="float">
            <text:p>364.2857142857</text:p>
          </table:table-cell>
          <table:table-cell table:formula="of:=[.D60]-[.E60]" office:value-type="float" office:value="3921.42857142857" calcext:value-type="float">
            <text:p>3921.4285714286</text:p>
          </table:table-cell>
          <table:table-cell office:value-type="float" office:value="800" calcext:value-type="float">
            <text:p>800</text:p>
          </table:table-cell>
          <table:table-cell table:formula="of:=4*3.141592*([.G60]/300000)^2*([.F60]/[.D60])" office:value-type="float" office:value="0.0000817651677866667" calcext:value-type="float">
            <text:p>8.17651677866667E-05</text:p>
          </table:table-cell>
          <table:table-cell table:formula="of:=[.H60]*180/(3.141592)*3600" office:value-type="float" office:value="16.86528" calcext:value-type="float">
            <text:p>16.86528</text:p>
          </table:table-cell>
          <table:table-cell table:formula="of:=[.K60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0]*3600" office:value-type="float" office:value="0.185000002384176" calcext:value-type="float">
            <text:p>0.1850000024</text:p>
          </table:table-cell>
          <table:table-cell table:formula="of:=[.I60]/[.L60]" office:value-type="float" office:value="91.1636745008095" calcext:value-type="float">
            <text:p>91.1636745008</text:p>
          </table:table-cell>
          <table:table-cell table:formula="of:=[.M60]*2" office:value-type="float" office:value="182.327349001619" calcext:value-type="float">
            <text:p>182.3273490016</text:p>
          </table:table-cell>
          <table:table-cell table:formula="of:=[.E60]*1000*[.J60]" office:value-type="float" office:value="0.326729727755683" calcext:value-type="float">
            <text:p>0.3267297278</text:p>
          </table:table-cell>
          <table:table-cell table:formula="of:=1/[.O60]*10" office:value-type="float" office:value="30.6063365237388" calcext:value-type="float">
            <text:p>30.6063365237</text:p>
          </table:table-cell>
          <table:table-cell office:value-type="string" calcext:value-type="string">
            <text:p>A76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61]*300000/70" office:value-type="float" office:value="582.857142857143" calcext:value-type="float">
            <text:p>582.8571428571</text:p>
          </table:table-cell>
          <table:table-cell table:formula="of:=[.D61]-[.E61]" office:value-type="float" office:value="3702.85714285714" calcext:value-type="float">
            <text:p>3702.8571428572</text:p>
          </table:table-cell>
          <table:table-cell office:value-type="float" office:value="800" calcext:value-type="float">
            <text:p>800</text:p>
          </table:table-cell>
          <table:table-cell table:formula="of:=4*3.141592*([.G61]/300000)^2*([.F61]/[.D61])" office:value-type="float" office:value="0.000077207764992" calcext:value-type="float">
            <text:p>7.7207764992E-05</text:p>
          </table:table-cell>
          <table:table-cell table:formula="of:=[.H61]*180/(3.141592)*3600" office:value-type="float" office:value="15.925248" calcext:value-type="float">
            <text:p>15.925248</text:p>
          </table:table-cell>
          <table:table-cell table:formula="of:=[.K61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1]*3600" office:value-type="float" office:value="0.185000002384176" calcext:value-type="float">
            <text:p>0.1850000024</text:p>
          </table:table-cell>
          <table:table-cell table:formula="of:=[.I61]/[.L61]" office:value-type="float" office:value="86.0824205122398" calcext:value-type="float">
            <text:p>86.0824205122</text:p>
          </table:table-cell>
          <table:table-cell table:formula="of:=[.M61]*2" office:value-type="float" office:value="172.16484102448" calcext:value-type="float">
            <text:p>172.1648410245</text:p>
          </table:table-cell>
          <table:table-cell table:formula="of:=[.E61]*1000*[.J61]" office:value-type="float" office:value="0.522767564409092" calcext:value-type="float">
            <text:p>0.5227675644</text:p>
          </table:table-cell>
          <table:table-cell table:formula="of:=1/[.O61]*10" office:value-type="float" office:value="19.1289603273368" calcext:value-type="float">
            <text:p>19.1289603273</text:p>
          </table:table-cell>
          <table:table-cell office:value-type="string" calcext:value-type="string">
            <text:p>A79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85</text:p>
          </table:table-cell>
          <table:table-cell office:value-type="float" office:value="0.055" calcext:value-type="float">
            <text:p>0.055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62]*300000/70" office:value-type="float" office:value="235.714285714286" calcext:value-type="float">
            <text:p>235.7142857143</text:p>
          </table:table-cell>
          <table:table-cell table:formula="of:=[.D62]-[.E62]" office:value-type="float" office:value="4050" calcext:value-type="float">
            <text:p>4050</text:p>
          </table:table-cell>
          <table:table-cell office:value-type="float" office:value="800" calcext:value-type="float">
            <text:p>800</text:p>
          </table:table-cell>
          <table:table-cell table:formula="of:=4*3.141592*([.G62]/300000)^2*([.F62]/[.D62])" office:value-type="float" office:value="0.00008444599296" calcext:value-type="float">
            <text:p>0.000084446</text:p>
          </table:table-cell>
          <table:table-cell table:formula="of:=[.H62]*180/(3.141592)*3600" office:value-type="float" office:value="17.41824" calcext:value-type="float">
            <text:p>17.41824</text:p>
          </table:table-cell>
          <table:table-cell table:formula="of:=[.K62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2]*3600" office:value-type="float" office:value="0.185000002384176" calcext:value-type="float">
            <text:p>0.1850000024</text:p>
          </table:table-cell>
          <table:table-cell table:formula="of:=[.I62]/[.L62]" office:value-type="float" office:value="94.1526474352622" calcext:value-type="float">
            <text:p>94.1526474353</text:p>
          </table:table-cell>
          <table:table-cell table:formula="of:=[.M62]*2" office:value-type="float" office:value="188.305294870524" calcext:value-type="float">
            <text:p>188.3052948705</text:p>
          </table:table-cell>
          <table:table-cell table:formula="of:=[.E62]*1000*[.J62]" office:value-type="float" office:value="0.211413353253677" calcext:value-type="float">
            <text:p>0.2114133533</text:p>
          </table:table-cell>
          <table:table-cell table:formula="of:=1/[.O62]*10" office:value-type="float" office:value="47.3007019003237" calcext:value-type="float">
            <text:p>47.3007019003</text:p>
          </table:table-cell>
          <table:table-cell office:value-type="string" calcext:value-type="string">
            <text:p>A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63]*300000/70" office:value-type="float" office:value="531.428571428571" calcext:value-type="float">
            <text:p>531.4285714286</text:p>
          </table:table-cell>
          <table:table-cell table:formula="of:=[.D63]-[.E63]" office:value-type="float" office:value="3754.28571428571" calcext:value-type="float">
            <text:p>3754.2857142857</text:p>
          </table:table-cell>
          <table:table-cell office:value-type="float" office:value="800" calcext:value-type="float">
            <text:p>800</text:p>
          </table:table-cell>
          <table:table-cell table:formula="of:=4*3.141592*([.G63]/300000)^2*([.F63]/[.D63])" office:value-type="float" office:value="0.0000782800950613333" calcext:value-type="float">
            <text:p>7.82800950613333E-05</text:p>
          </table:table-cell>
          <table:table-cell table:formula="of:=[.H63]*180/(3.141592)*3600" office:value-type="float" office:value="16.146432" calcext:value-type="float">
            <text:p>16.146432</text:p>
          </table:table-cell>
          <table:table-cell table:formula="of:=[.K63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3]*3600" office:value-type="float" office:value="0.185000002384176" calcext:value-type="float">
            <text:p>0.1850000024</text:p>
          </table:table-cell>
          <table:table-cell table:formula="of:=[.I63]/[.L63]" office:value-type="float" office:value="87.2780096860209" calcext:value-type="float">
            <text:p>87.278009686</text:p>
          </table:table-cell>
          <table:table-cell table:formula="of:=[.M63]*2" office:value-type="float" office:value="174.556019372042" calcext:value-type="float">
            <text:p>174.556019372</text:p>
          </table:table-cell>
          <table:table-cell table:formula="of:=[.E63]*1000*[.J63]" office:value-type="float" office:value="0.47664101460829" calcext:value-type="float">
            <text:p>0.4766410146</text:p>
          </table:table-cell>
          <table:table-cell table:formula="of:=1/[.O63]*10" office:value-type="float" office:value="20.9801500364339" calcext:value-type="float">
            <text:p>20.9801500364</text:p>
          </table:table-cell>
          <table:table-cell office:value-type="string" calcext:value-type="string">
            <text:p>A96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990</text:p>
          </table:table-cell>
          <table:table-cell office:value-type="float" office:value="0.144" calcext:value-type="float">
            <text:p>0.144</text:p>
          </table:table-cell>
          <table:table-cell table:formula="of:=300000/70" office:value-type="float" office:value="4285.71428571429" calcext:value-type="float">
            <text:p>4285.7142857143</text:p>
          </table:table-cell>
          <table:table-cell table:formula="of:=[.C64]*300000/70" office:value-type="float" office:value="617.142857142857" calcext:value-type="float">
            <text:p>617.1428571429</text:p>
          </table:table-cell>
          <table:table-cell table:formula="of:=[.D64]-[.E64]" office:value-type="float" office:value="3668.57142857143" calcext:value-type="float">
            <text:p>3668.5714285714</text:p>
          </table:table-cell>
          <table:table-cell office:value-type="float" office:value="800" calcext:value-type="float">
            <text:p>800</text:p>
          </table:table-cell>
          <table:table-cell table:formula="of:=4*3.141592*([.G64]/300000)^2*([.F64]/[.D64])" office:value-type="float" office:value="0.0000764928782791111" calcext:value-type="float">
            <text:p>7.64928782791111E-05</text:p>
          </table:table-cell>
          <table:table-cell table:formula="of:=[.H64]*180/(3.141592)*3600" office:value-type="float" office:value="15.777792" calcext:value-type="float">
            <text:p>15.777792</text:p>
          </table:table-cell>
          <table:table-cell table:formula="of:=[.K64]*3.141592/180" office:value-type="float" office:value="0.000000896905135015599" calcext:value-type="float">
            <text:p>8.96905135015599E-07</text:p>
          </table:table-cell>
          <table:table-cell office:value-type="float" office:value="0.00005138888955116" calcext:value-type="float">
            <text:p>5.138888955116E-05</text:p>
          </table:table-cell>
          <table:table-cell table:formula="of:=[.K64]*3600" office:value-type="float" office:value="0.185000002384176" calcext:value-type="float">
            <text:p>0.1850000024</text:p>
          </table:table-cell>
          <table:table-cell table:formula="of:=[.I64]/[.L64]" office:value-type="float" office:value="85.2853610630524" calcext:value-type="float">
            <text:p>85.2853610631</text:p>
          </table:table-cell>
          <table:table-cell table:formula="of:=[.M64]*2" office:value-type="float" office:value="170.570722126105" calcext:value-type="float">
            <text:p>170.5707221261</text:p>
          </table:table-cell>
          <table:table-cell table:formula="of:=[.E64]*1000*[.J64]" office:value-type="float" office:value="0.553518597609627" calcext:value-type="float">
            <text:p>0.5535185976</text:p>
          </table:table-cell>
          <table:table-cell table:formula="of:=1/[.O64]*10" office:value-type="float" office:value="18.0662403091514" calcext:value-type="float">
            <text:p>18.0662403092</text:p>
          </table:table-cell>
          <table:table-cell office:value-type="string" calcext:value-type="string">
            <text:p>A990</text:p>
          </table:table-cell>
          <table:table-cell table:number-columns-repeated="1007"/>
        </table:table-row>
      </table:table>
      <table:table table:name="Sheet3" table:style-name="ta1">
        <table:table-column table:style-name="co1" table:number-columns-repeated="4" table:default-cell-style-name="ce2"/>
        <table:table-column table:style-name="co1" table:default-cell-style-name="ce3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z lens</text:p>
          </table:table-cell>
          <table:table-cell table:style-name="ce11" office:value-type="string" calcext:value-type="string">
            <text:p>Sigma</text:p>
          </table:table-cell>
          <table:table-cell table:style-name="ce11" office:value-type="string" calcext:value-type="string">
            <text:p>Ring(pixels)</text:p>
          </table:table-cell>
          <table:table-cell table:style-name="ce11" office:value-type="string" calcext:value-type="string">
            <text:p>Pix per 10kpc</text:p>
          </table:table-cell>
        </table:table-row>
        <table:table-row table:style-name="ro1">
          <table:table-cell office:value-type="string" calcext:value-type="string">
            <text:p>A1033</text:p>
          </table:table-cell>
          <table:table-cell office:value-type="float" office:value="0.126" calcext:value-type="float">
            <text:p>0.126</text:p>
          </table:table-cell>
          <table:table-cell office:value-type="float" office:value="800" calcext:value-type="float">
            <text:p>800</text:p>
          </table:table-cell>
          <table:table-cell office:value-type="float" office:value="87.078744823724" calcext:value-type="float">
            <text:p>87.0787448237</text:p>
          </table:table-cell>
          <table:table-cell table:style-name="ce10" office:value-type="float" office:value="20.6471317818873" calcext:value-type="float">
            <text:p>20.6471317819</text:p>
          </table:table-cell>
        </table:table-row>
        <table:table-row table:style-name="ro1">
          <table:table-cell table:style-name="ce3" office:value-type="string" calcext:value-type="string">
            <text:p>A1068</text:p>
          </table:table-cell>
          <table:table-cell table:style-name="ce3" office:value-type="float" office:value="0.138" calcext:value-type="float">
            <text:p>0.138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5.8831556499429" calcext:value-type="float">
            <text:p>85.8831556499</text:p>
          </table:table-cell>
          <table:table-cell office:value-type="float" office:value="18.851729018245" calcext:value-type="float">
            <text:p>18.8517290182</text:p>
          </table:table-cell>
        </table:table-row>
        <table:table-row table:style-name="ro1">
          <table:table-cell office:value-type="string" calcext:value-type="string">
            <text:p>A1132</text:p>
          </table:table-cell>
          <table:table-cell office:value-type="float" office:value="0.136" calcext:value-type="float">
            <text:p>0.136</text:p>
          </table:table-cell>
          <table:table-cell office:value-type="float" office:value="800" calcext:value-type="float">
            <text:p>800</text:p>
          </table:table-cell>
          <table:table-cell office:value-type="float" office:value="86.0824205122398" calcext:value-type="float">
            <text:p>86.0824205122</text:p>
          </table:table-cell>
          <table:table-cell table:style-name="ce10" office:value-type="float" office:value="19.1289603273368" calcext:value-type="float">
            <text:p>19.1289603273</text:p>
          </table:table-cell>
        </table:table-row>
        <table:table-row table:style-name="ro1">
          <table:table-cell table:style-name="ce3" office:value-type="string" calcext:value-type="string">
            <text:p>A119</text:p>
          </table:table-cell>
          <table:table-cell table:style-name="ce3" office:value-type="float" office:value="0.044" calcext:value-type="float">
            <text:p>0.044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5.248604177895" calcext:value-type="float">
            <text:p>95.2486041779</text:p>
          </table:table-cell>
          <table:table-cell office:value-type="float" office:value="59.1258773754045" calcext:value-type="float">
            <text:p>59.1258773754</text:p>
          </table:table-cell>
        </table:table-row>
        <table:table-row table:style-name="ro1">
          <table:table-cell office:value-type="string" calcext:value-type="string">
            <text:p>A1413</text:p>
          </table:table-cell>
          <table:table-cell office:value-type="float" office:value="0.143" calcext:value-type="float">
            <text:p>0.143</text:p>
          </table:table-cell>
          <table:table-cell office:value-type="float" office:value="881" calcext:value-type="float">
            <text:p>881</text:p>
          </table:table-cell>
          <table:table-cell office:value-type="float" office:value="103.550784274144" calcext:value-type="float">
            <text:p>103.5507842741</text:p>
          </table:table-cell>
          <table:table-cell table:style-name="ce10" office:value-type="float" office:value="18.1925776539706" calcext:value-type="float">
            <text:p>18.192577654</text:p>
          </table:table-cell>
        </table:table-row>
        <table:table-row table:style-name="ro1">
          <table:table-cell table:style-name="ce3" office:value-type="string" calcext:value-type="string">
            <text:p>A1650</text:p>
          </table:table-cell>
          <table:table-cell table:style-name="ce3" office:value-type="float" office:value="0.084" calcext:value-type="float">
            <text:p>0.084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73.9232786148859" calcext:value-type="float">
            <text:p>73.9232786149</text:p>
          </table:table-cell>
          <table:table-cell office:value-type="float" office:value="30.970697672831" calcext:value-type="float">
            <text:p>30.9706976728</text:p>
          </table:table-cell>
        </table:table-row>
        <table:table-row table:style-name="ro1">
          <table:table-cell office:value-type="string" calcext:value-type="string">
            <text:p>A1651</text:p>
          </table:table-cell>
          <table:table-cell office:value-type="float" office:value="0.085" calcext:value-type="float">
            <text:p>0.085</text:p>
          </table:table-cell>
          <table:table-cell office:value-type="float" office:value="903" calcext:value-type="float">
            <text:p>903</text:p>
          </table:table-cell>
          <table:table-cell office:value-type="float" office:value="116.14950103286" calcext:value-type="float">
            <text:p>116.1495010329</text:p>
          </table:table-cell>
          <table:table-cell table:style-name="ce10" office:value-type="float" office:value="30.6063365237388" calcext:value-type="float">
            <text:p>30.6063365237</text:p>
          </table:table-cell>
        </table:table-row>
        <table:table-row table:style-name="ro1">
          <table:table-cell table:style-name="ce3" office:value-type="string" calcext:value-type="string">
            <text:p>A1795</text:p>
          </table:table-cell>
          <table:table-cell table:style-name="ce3" office:value-type="float" office:value="0.062" calcext:value-type="float">
            <text:p>0.062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88.3858588047165" calcext:value-type="float">
            <text:p>88.3858588047</text:p>
          </table:table-cell>
          <table:table-cell office:value-type="float" office:value="41.9603000728678" calcext:value-type="float">
            <text:p>41.9603000729</text:p>
          </table:table-cell>
        </table:table-row>
        <table:table-row table:style-name="ro1">
          <table:table-cell office:value-type="string" calcext:value-type="string">
            <text:p>A2029</text:p>
          </table:table-cell>
          <table:table-cell office:value-type="float" office:value="0.077" calcext:value-type="float">
            <text:p>0.077</text:p>
          </table:table-cell>
          <table:table-cell office:value-type="float" office:value="1152" calcext:value-type="float">
            <text:p>1152</text:p>
          </table:table-cell>
          <table:table-cell office:value-type="float" office:value="190.689777918714" calcext:value-type="float">
            <text:p>190.6897779187</text:p>
          </table:table-cell>
          <table:table-cell table:style-name="ce10" office:value-type="float" office:value="33.7862156430883" calcext:value-type="float">
            <text:p>33.7862156431</text:p>
          </table:table-cell>
        </table:table-row>
        <table:table-row table:style-name="ro1">
          <table:table-cell table:style-name="ce3" office:value-type="string" calcext:value-type="string">
            <text:p>A2050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100.139421982973" calcext:value-type="float">
            <text:p>100.139421983</text:p>
          </table:table-cell>
          <table:table-cell office:value-type="float" office:value="22.0469373264221" calcext:value-type="float">
            <text:p>22.0469373264</text:p>
          </table:table-cell>
        </table:table-row>
        <table:table-row table:style-name="ro1">
          <table:table-cell office:value-type="string" calcext:value-type="string">
            <text:p>A2055</text:p>
          </table:table-cell>
          <table:table-cell office:value-type="float" office:value="0.102" calcext:value-type="float">
            <text:p>0.102</text:p>
          </table:table-cell>
          <table:table-cell office:value-type="float" office:value="697" calcext:value-type="float">
            <text:p>697</text:p>
          </table:table-cell>
          <table:table-cell office:value-type="float" office:value="67.9145217279991" calcext:value-type="float">
            <text:p>67.914521728</text:p>
          </table:table-cell>
          <table:table-cell table:style-name="ce10" office:value-type="float" office:value="25.505280436449" calcext:value-type="float">
            <text:p>25.5052804364</text:p>
          </table:table-cell>
        </table:table-row>
        <table:table-row table:style-name="ro1">
          <table:table-cell table:style-name="ce3" office:value-type="string" calcext:value-type="string">
            <text:p>A2064</text:p>
          </table:table-cell>
          <table:table-cell table:style-name="ce3" office:value-type="float" office:value="0.108" calcext:value-type="float">
            <text:p>0.108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63.2693181035395" calcext:value-type="float">
            <text:p>63.2693181035</text:p>
          </table:table-cell>
          <table:table-cell office:value-type="float" office:value="24.0883204122019" calcext:value-type="float">
            <text:p>24.0883204122</text:p>
          </table:table-cell>
        </table:table-row>
        <table:table-row table:style-name="ro1">
          <table:table-cell office:value-type="string" calcext:value-type="string">
            <text:p>A2065</text:p>
          </table:table-cell>
          <table:table-cell office:value-type="float" office:value="0.073" calcext:value-type="float">
            <text:p>0.073</text:p>
          </table:table-cell>
          <table:table-cell office:value-type="float" office:value="1095" calcext:value-type="float">
            <text:p>1095</text:p>
          </table:table-cell>
          <table:table-cell office:value-type="float" office:value="173.032915824103" calcext:value-type="float">
            <text:p>173.0329158241</text:p>
          </table:table-cell>
          <table:table-cell table:style-name="ce2" office:value-type="float" office:value="35.6375151303809" calcext:value-type="float">
            <text:p>35.6375151304</text:p>
          </table:table-cell>
        </table:table-row>
        <table:table-row table:style-name="ro1">
          <table:table-cell table:style-name="ce3" office:value-type="string" calcext:value-type="string">
            <text:p>A2069</text:p>
          </table:table-cell>
          <table:table-cell table:style-name="ce3" office:value-type="float" office:value="0.116" calcext:value-type="float">
            <text:p>0.116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128.418405021773" calcext:value-type="float">
            <text:p>128.4184050218</text:p>
          </table:table-cell>
          <table:table-cell office:value-type="float" office:value="22.4270569354983" calcext:value-type="float">
            <text:p>22.4270569355</text:p>
          </table:table-cell>
        </table:table-row>
        <table:table-row table:style-name="ro1">
          <table:table-cell office:value-type="string" calcext:value-type="string">
            <text:p>A2142</text:p>
          </table:table-cell>
          <table:table-cell office:value-type="float" office:value="0.091" calcext:value-type="float">
            <text:p>0.091</text:p>
          </table:table-cell>
          <table:table-cell office:value-type="float" office:value="1086" calcext:value-type="float">
            <text:p>1086</text:p>
          </table:table-cell>
          <table:table-cell office:value-type="float" office:value="166.895369542119" calcext:value-type="float">
            <text:p>166.8953695421</text:p>
          </table:table-cell>
          <table:table-cell table:style-name="ce2" office:value-type="float" office:value="28.5883363133825" calcext:value-type="float">
            <text:p>28.5883363134</text:p>
          </table:table-cell>
        </table:table-row>
        <table:table-row table:style-name="ro1">
          <table:table-cell table:style-name="ce3" office:value-type="string" calcext:value-type="string">
            <text:p>A2319</text:p>
          </table:table-cell>
          <table:table-cell table:style-name="ce3" office:value-type="float" office:value="0.056" calcext:value-type="float">
            <text:p>0.056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office:value-type="float" office:value="178.142435689065" calcext:value-type="float">
            <text:p>178.1424356891</text:p>
          </table:table-cell>
          <table:table-cell office:value-type="float" office:value="46.4560465092465" calcext:value-type="float">
            <text:p>46.4560465092</text:p>
          </table:table-cell>
        </table:table-row>
        <table:table-row table:style-name="ro1">
          <table:table-cell office:value-type="string" calcext:value-type="string">
            <text:p>A2420</text:p>
          </table:table-cell>
          <table:table-cell office:value-type="float" office:value="0.085" calcext:value-type="float">
            <text:p>0.085</text:p>
          </table:table-cell>
          <table:table-cell office:value-type="float" office:value="800" calcext:value-type="float">
            <text:p>800</text:p>
          </table:table-cell>
          <table:table-cell office:value-type="float" office:value="91.1636745008095" calcext:value-type="float">
            <text:p>91.1636745008</text:p>
          </table:table-cell>
          <table:table-cell table:style-name="ce2" office:value-type="float" office:value="30.6063365237389" calcext:value-type="float">
            <text:p>30.6063365237</text:p>
          </table:table-cell>
        </table:table-row>
        <table:table-row table:style-name="ro1">
          <table:table-cell table:style-name="ce3" office:value-type="string" calcext:value-type="string">
            <text:p>A2440</text:p>
          </table:table-cell>
          <table:table-cell table:style-name="ce3" office:value-type="float" office:value="0.091" calcext:value-type="float">
            <text:p>0.091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83.0313647418303" calcext:value-type="float">
            <text:p>83.0313647418</text:p>
          </table:table-cell>
          <table:table-cell office:value-type="float" office:value="28.5883363133824" calcext:value-type="float">
            <text:p>28.5883363134</text:p>
          </table:table-cell>
        </table:table-row>
        <table:table-row table:style-name="ro1">
          <table:table-cell office:value-type="string" calcext:value-type="string">
            <text:p>A2597</text:p>
          </table:table-cell>
          <table:table-cell office:value-type="float" office:value="0.085" calcext:value-type="float">
            <text:p>0.085</text:p>
          </table:table-cell>
          <table:table-cell office:value-type="float" office:value="682" calcext:value-type="float">
            <text:p>682</text:p>
          </table:table-cell>
          <table:table-cell office:value-type="float" office:value="66.2537702164289" calcext:value-type="float">
            <text:p>66.2537702164</text:p>
          </table:table-cell>
          <table:table-cell table:style-name="ce2" office:value-type="float" office:value="30.6063365237389" calcext:value-type="float">
            <text:p>30.6063365237</text:p>
          </table:table-cell>
        </table:table-row>
        <table:table-row table:style-name="ro1">
          <table:table-cell table:style-name="ce3" office:value-type="string" calcext:value-type="string">
            <text:p>A2627</text:p>
          </table:table-cell>
          <table:table-cell table:style-name="ce3" office:value-type="float" office:value="0.126" calcext:value-type="float">
            <text:p>0.126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7.078744823724" calcext:value-type="float">
            <text:p>87.0787448237</text:p>
          </table:table-cell>
          <table:table-cell office:value-type="float" office:value="20.6471317818873" calcext:value-type="float">
            <text:p>20.6471317819</text:p>
          </table:table-cell>
        </table:table-row>
        <table:table-row table:style-name="ro1">
          <table:table-cell office:value-type="string" calcext:value-type="string">
            <text:p>A2703</text:p>
          </table:table-cell>
          <table:table-cell office:value-type="float" office:value="0.114" calcext:value-type="float">
            <text:p>0.114</text:p>
          </table:table-cell>
          <table:table-cell office:value-type="float" office:value="800" calcext:value-type="float">
            <text:p>800</text:p>
          </table:table-cell>
          <table:table-cell office:value-type="float" office:value="88.2743339975051" calcext:value-type="float">
            <text:p>88.2743339975</text:p>
          </table:table-cell>
          <table:table-cell table:style-name="ce2" office:value-type="float" office:value="22.8205140747176" calcext:value-type="float">
            <text:p>22.8205140747</text:p>
          </table:table-cell>
        </table:table-row>
        <table:table-row table:style-name="ro1">
          <table:table-cell table:style-name="ce3" office:value-type="string" calcext:value-type="string">
            <text:p>A399</text:p>
          </table:table-cell>
          <table:table-cell table:style-name="ce3" office:value-type="float" office:value="0.072" calcext:value-type="float">
            <text:p>0.072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2.458896105739" calcext:value-type="float">
            <text:p>92.4588961057</text:p>
          </table:table-cell>
          <table:table-cell office:value-type="float" office:value="36.1324806183028" calcext:value-type="float">
            <text:p>36.1324806183</text:p>
          </table:table-cell>
        </table:table-row>
        <table:table-row table:style-name="ro1">
          <table:table-cell office:value-type="string" calcext:value-type="string">
            <text:p>A553</text:p>
          </table:table-cell>
          <table:table-cell office:value-type="float" office:value="0.066" calcext:value-type="float">
            <text:p>0.066</text:p>
          </table:table-cell>
          <table:table-cell office:value-type="float" office:value="800" calcext:value-type="float">
            <text:p>800</text:p>
          </table:table-cell>
          <table:table-cell office:value-type="float" office:value="93.0566906926296" calcext:value-type="float">
            <text:p>93.0566906926</text:p>
          </table:table-cell>
          <table:table-cell table:style-name="ce2" office:value-type="float" office:value="39.4172515836031" calcext:value-type="float">
            <text:p>39.4172515836</text:p>
          </table:table-cell>
        </table:table-row>
        <table:table-row table:style-name="ro1">
          <table:table-cell table:style-name="ce3" office:value-type="string" calcext:value-type="string">
            <text:p>A655</text:p>
          </table:table-cell>
          <table:table-cell table:style-name="ce3" office:value-type="float" office:value="0.127" calcext:value-type="float">
            <text:p>0.127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6.9791123925756" calcext:value-type="float">
            <text:p>86.9791123926</text:p>
          </table:table-cell>
          <table:table-cell office:value-type="float" office:value="20.4845559410851" calcext:value-type="float">
            <text:p>20.4845559411</text:p>
          </table:table-cell>
        </table:table-row>
        <table:table-row table:style-name="ro1">
          <table:table-cell office:value-type="string" calcext:value-type="string">
            <text:p>A754</text:p>
          </table:table-cell>
          <table:table-cell office:value-type="float" office:value="0.054" calcext:value-type="float">
            <text:p>0.054</text:p>
          </table:table-cell>
          <table:table-cell office:value-type="float" office:value="800" calcext:value-type="float">
            <text:p>800</text:p>
          </table:table-cell>
          <table:table-cell office:value-type="float" office:value="94.2522798664107" calcext:value-type="float">
            <text:p>94.2522798664</text:p>
          </table:table-cell>
          <table:table-cell table:style-name="ce2" office:value-type="float" office:value="48.1766408244039" calcext:value-type="float">
            <text:p>48.1766408244</text:p>
          </table:table-cell>
        </table:table-row>
        <table:table-row table:style-name="ro1">
          <table:table-cell table:style-name="ce3" office:value-type="string" calcext:value-type="string">
            <text:p>A763</text:p>
          </table:table-cell>
          <table:table-cell table:style-name="ce3" office:value-type="float" office:value="0.085" calcext:value-type="float">
            <text:p>0.085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1.1636745008095" calcext:value-type="float">
            <text:p>91.1636745008</text:p>
          </table:table-cell>
          <table:table-cell office:value-type="float" office:value="30.6063365237388" calcext:value-type="float">
            <text:p>30.6063365237</text:p>
          </table:table-cell>
        </table:table-row>
        <table:table-row table:style-name="ro1">
          <table:table-cell office:value-type="string" calcext:value-type="string">
            <text:p>A795</text:p>
          </table:table-cell>
          <table:table-cell office:value-type="float" office:value="0.136" calcext:value-type="float">
            <text:p>0.136</text:p>
          </table:table-cell>
          <table:table-cell office:value-type="float" office:value="800" calcext:value-type="float">
            <text:p>800</text:p>
          </table:table-cell>
          <table:table-cell office:value-type="float" office:value="86.0824205122398" calcext:value-type="float">
            <text:p>86.0824205122</text:p>
          </table:table-cell>
          <table:table-cell table:style-name="ce2" office:value-type="float" office:value="19.1289603273368" calcext:value-type="float">
            <text:p>19.1289603273</text:p>
          </table:table-cell>
        </table:table-row>
        <table:table-row table:style-name="ro1">
          <table:table-cell table:style-name="ce3" office:value-type="string" calcext:value-type="string">
            <text:p>A85</text:p>
          </table:table-cell>
          <table:table-cell table:style-name="ce3" office:value-type="float" office:value="0.055" calcext:value-type="float">
            <text:p>0.055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4.1526474352622" calcext:value-type="float">
            <text:p>94.1526474353</text:p>
          </table:table-cell>
          <table:table-cell office:value-type="float" office:value="47.3007019003237" calcext:value-type="float">
            <text:p>47.3007019003</text:p>
          </table:table-cell>
        </table:table-row>
        <table:table-row table:style-name="ro1">
          <table:table-cell office:value-type="string" calcext:value-type="string">
            <text:p>A961</text:p>
          </table:table-cell>
          <table:table-cell office:value-type="float" office:value="0.124" calcext:value-type="float">
            <text:p>0.124</text:p>
          </table:table-cell>
          <table:table-cell office:value-type="float" office:value="800" calcext:value-type="float">
            <text:p>800</text:p>
          </table:table-cell>
          <table:table-cell office:value-type="float" office:value="87.2780096860209" calcext:value-type="float">
            <text:p>87.278009686</text:p>
          </table:table-cell>
          <table:table-cell table:style-name="ce2" office:value-type="float" office:value="20.9801500364339" calcext:value-type="float">
            <text:p>20.9801500364</text:p>
          </table:table-cell>
        </table:table-row>
        <table:table-row table:style-name="ro1">
          <table:table-cell table:style-name="ce3" office:value-type="string" calcext:value-type="string">
            <text:p>A990</text:p>
          </table:table-cell>
          <table:table-cell table:style-name="ce3" office:value-type="float" office:value="0.144" calcext:value-type="float">
            <text:p>0.144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5.2853610630524" calcext:value-type="float">
            <text:p>85.2853610631</text:p>
          </table:table-cell>
          <table:table-cell office:value-type="float" office:value="18.0662403091514" calcext:value-type="float">
            <text:p>18.06624030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27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18:51:53.697817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7:01:54.355205508</meta:creation-date>
    <dc:date>2017-04-04T18:55:05.396247510</dc:date>
    <meta:editing-duration>P1DT20H38M55S</meta:editing-duration>
    <meta:editing-cycles>40</meta:editing-cycles>
    <meta:generator>LibreOffice/5.1.6.2$Linux_X86_64 LibreOffice_project/10m0$Build-2</meta:generator>
    <meta:document-statistic meta:table-count="3" meta:cell-count="1993" meta:object-count="0"/>
  </office:meta>
</office:document-meta>
</file>